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99.4mm"/>
    </style:style>
    <style:style style:name="co4" style:family="table-column">
      <style:table-column-properties fo:break-before="auto" style:column-width="105.75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95.6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9.45mm" fo:break-before="auto" style:use-optimal-row-height="false"/>
    </style:style>
    <style:style style:name="ro3" style:family="table-row">
      <style:table-row-properties style:row-height="13.42mm" fo:break-before="auto" style:use-optimal-row-height="false"/>
    </style:style>
    <style:style style:name="ro4" style:family="table-row">
      <style:table-row-properties style:row-height="17.39mm" fo:break-before="auto" style:use-optimal-row-height="false"/>
    </style:style>
    <style:style style:name="ro5" style:family="table-row">
      <style:table-row-properties style:row-height="21.3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dblp_journal_2006_2016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Proceedings of the IEEE</text:p>
          </table:table-cell>
          <table:table-cell office:value-type="string" calcext:value-type="string">
            <text:p>Techniques for Ventricular Repolarization Instability Assessment From the ECG.</text:p>
          </table:table-cell>
          <table:table-cell office:value-type="string" calcext:value-type="string">
            <text:p>http://dblp.org/rec/journals/pieee/LagunaCP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.934" calcext:value-type="float">
            <text:p>4.934</text:p>
          </table:table-cell>
          <table:table-cell office:value-type="string" calcext:value-type="string">
            <text:p>Proceedings of the IEEE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actions on Neural Networks</text:p>
          </table:table-cell>
          <table:table-cell office:value-type="string" calcext:value-type="string">
            <text:p>Block-Based Neural Networks for Personalized ECG Signal Classification.</text:p>
          </table:table-cell>
          <table:table-cell office:value-type="string" calcext:value-type="string">
            <text:p>http://dblp.org/rec/journals/tnn/JiangK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.37" calcext:value-type="float">
            <text:p>4.37</text:p>
          </table:table-cell>
          <table:table-cell office:value-type="string" calcext:value-type="string">
            <text:p>IEEE Transactions on Neural Networks and Learning System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Communications Magazine</text:p>
          </table:table-cell>
          <table:table-cell office:value-type="string" calcext:value-type="string">
            <text:p>A wireless wearable ECG sensor for long-term applications.</text:p>
          </table:table-cell>
          <table:table-cell office:value-type="string" calcext:value-type="string">
            <text:p>http://dblp.org/rec/journals/cm/NematiDM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.007" calcext:value-type="float">
            <text:p>4.007</text:p>
          </table:table-cell>
          <table:table-cell office:value-type="string" calcext:value-type="string">
            <text:p>IEEE Communications Magazine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T. Affective Computing</text:p>
          </table:table-cell>
          <table:table-cell office:value-type="string" calcext:value-type="string">
            <text:p>ECG Pattern Analysis for Emotion Detection.</text:p>
          </table:table-cell>
          <table:table-cell office:value-type="string" calcext:value-type="string">
            <text:p>http://dblp.org/rec/journals/taffco/AgrafiotiHA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.466" calcext:value-type="float">
            <text:p>3.466</text:p>
          </table:table-cell>
          <table:table-cell office:value-type="string" calcext:value-type="string">
            <text:p>IEEE Transactions on Affective Comput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Med. Imaging</text:p>
          </table:table-cell>
          <table:table-cell office:value-type="string" calcext:value-type="string">
            <text:p>Image-Based Model of Atrial Anatomy and Electrical Activation: A Computational Platform for Investigating Atrial Arrhythmia.</text:p>
          </table:table-cell>
          <table:table-cell office:value-type="string" calcext:value-type="string">
            <text:p>http://dblp.org/rec/journals/tmi/ZhaoBZLSS1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.39" calcext:value-type="float">
            <text:p>3.39</text:p>
          </table:table-cell>
          <table:table-cell office:value-type="string" calcext:value-type="string">
            <text:p>IEEE Transactions on Medical Imag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Med. Imaging</text:p>
          </table:table-cell>
          <table:table-cell office:value-type="string" calcext:value-type="string">
            <text:p>Noninvasive Mapping of Transmural Potentials During Activation in Swine Hearts From Body Surface Electrocardiograms.</text:p>
          </table:table-cell>
          <table:table-cell office:value-type="string" calcext:value-type="string">
            <text:p>http://dblp.org/rec/journals/tmi/LiuESIH1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.39" calcext:value-type="float">
            <text:p>3.39</text:p>
          </table:table-cell>
          <table:table-cell office:value-type="string" calcext:value-type="string">
            <text:p>IEEE Transactions on Medical Imag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Improved Hilbert-Huang transform based weak signal detection methodology and its application on incipient fault diagnosis and ECG signal analysis.</text:p>
          </table:table-cell>
          <table:table-cell office:value-type="string" calcext:value-type="string">
            <text:p>http://dblp.org/rec/journals/sigpro/YanL1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Sequential beat-to-beat P and T wave delineation and waveform estimation in ECG signals: Block Gibbs sampler and marginalized particle filter.</text:p>
          </table:table-cell>
          <table:table-cell office:value-type="string" calcext:value-type="string">
            <text:p>http://dblp.org/rec/journals/sigpro/LinKGMTH1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Efficient sign based normalized adaptive filtering techniques for cancelation of artifacts in ECG signals: Application to wireless biotelemetry.</text:p>
          </table:table-cell>
          <table:table-cell office:value-type="string" calcext:value-type="string">
            <text:p>http://dblp.org/rec/journals/sigpro/RahmanSR1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Embedded filter bank-based algorithm for ECG compression.</text:p>
          </table:table-cell>
          <table:table-cell office:value-type="string" calcext:value-type="string">
            <text:p>http://dblp.org/rec/journals/sigpro/Blanco-VelascoCMGB08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Signal Processing</text:p>
          </table:table-cell>
          <table:table-cell office:value-type="string" calcext:value-type="string">
            <text:p>Development of entropy based algorithm for cardiac beat detection in 12-lead electrocardiogram.</text:p>
          </table:table-cell>
          <table:table-cell office:value-type="string" calcext:value-type="string">
            <text:p>http://dblp.org/rec/journals/sigpro/MehtaL07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actions on Signal Processing</text:p>
          </table:table-cell>
          <table:table-cell office:value-type="string" calcext:value-type="string">
            <text:p>A Signal Decomposition Model-Based Bayesian Framework for ECG Components Separation.</text:p>
          </table:table-cell>
          <table:table-cell office:value-type="string" calcext:value-type="string">
            <text:p>http://dblp.org/rec/journals/tsp/RooniziS1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Signal Processing</text:p>
          </table:table-cell>
          <table:table-cell office:value-type="string" calcext:value-type="string">
            <text:p>Electrocardiogram Signal Modeling With Adaptive Parameter Estimation Using Sequential Bayesian Methods.</text:p>
          </table:table-cell>
          <table:table-cell office:value-type="string" calcext:value-type="string">
            <text:p>http://dblp.org/rec/journals/tsp/EdlaKP1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actions on Signal Processing</text:p>
          </table:table-cell>
          <table:table-cell office:value-type="string" calcext:value-type="string">
            <text:p>Two-Dimensional Warping for One-Dimensional Signals - Conceptual Framework and Application to ECG Processing.</text:p>
          </table:table-cell>
          <table:table-cell office:value-type="string" calcext:value-type="string">
            <text:p>http://dblp.org/rec/journals/tsp/SchmidtBPMZ1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.787" calcext:value-type="float">
            <text:p>2.787</text:p>
          </table:table-cell>
          <table:table-cell office:value-type="string" calcext:value-type="string">
            <text:p>IEEE Transactions on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Future Generation Comp. Syst.</text:p>
          </table:table-cell>
          <table:table-cell office:value-type="string" calcext:value-type="string">
            <text:p>Cloud enabled fractal based ECG compression in wireless body sensor networks.</text:p>
          </table:table-cell>
          <table:table-cell office:value-type="string" calcext:value-type="string">
            <text:p>http://dblp.org/rec/journals/fgcs/IbaidaAK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.786" calcext:value-type="float">
            <text:p>2.786</text:p>
          </table:table-cell>
          <table:table-cell office:value-type="string" calcext:value-type="string">
            <text:p>Future Generation Computer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Future Generation Comp. Syst.</text:p>
          </table:table-cell>
          <table:table-cell office:value-type="string" calcext:value-type="string">
            <text:p>An autonomic cloud environment for hosting ECG data analysis services.</text:p>
          </table:table-cell>
          <table:table-cell office:value-type="string" calcext:value-type="string">
            <text:p>http://dblp.org/rec/journals/fgcs/PandeyVNKB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.786" calcext:value-type="float">
            <text:p>2.786</text:p>
          </table:table-cell>
          <table:table-cell office:value-type="string" calcext:value-type="string">
            <text:p>Future Generation Computer Systems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ngineering Letters</text:p>
          </table:table-cell>
          <table:table-cell office:value-type="string" calcext:value-type="string">
            <text:p>Comparative Study of QRS Detection in Single Lead and 12-Lead Electrocardiogram using Support Vector Machine.</text:p>
          </table:table-cell>
          <table:table-cell office:value-type="string" calcext:value-type="string">
            <text:p>http://dblp.org/rec/journals/engl/MehtaL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754" calcext:value-type="float">
            <text:p>2.754</text:p>
          </table:table-cell>
          <table:table-cell office:value-type="string" calcext:value-type="string">
            <text:p>Engineering Letter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EEE Comp. Int. Mag.</text:p>
          </table:table-cell>
          <table:table-cell office:value-type="string" calcext:value-type="string">
            <text:p>A Chaotic Theorectical Approach to ECG-Based Identity Recognition [Application Notes].</text:p>
          </table:table-cell>
          <table:table-cell office:value-type="string" calcext:value-type="string">
            <text:p>http://dblp.org/rec/journals/cim/ChenLLCC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571" calcext:value-type="float">
            <text:p>2.571</text:p>
          </table:table-cell>
          <table:table-cell office:value-type="string" calcext:value-type="string">
            <text:p>IEEE Computational Intelligence Magazine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EEE Wireless Commun.</text:p>
          </table:table-cell>
          <table:table-cell office:value-type="string" calcext:value-type="string">
            <text:p>Resource-aware secure ECG healthcare monitoring through body sensor networks.</text:p>
          </table:table-cell>
          <table:table-cell office:value-type="string" calcext:value-type="string">
            <text:p>http://dblp.org/rec/journals/wc/WangPWSCK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496" calcext:value-type="float">
            <text:p>2.496</text:p>
          </table:table-cell>
          <table:table-cell office:value-type="string" calcext:value-type="string">
            <text:p>IEEE Wireless Communication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Compressive Sensing of Electrocardiogram Signals by Promoting Sparsity on the Second-Order Difference and by Using Dictionary Learning.</text:p>
          </table:table-cell>
          <table:table-cell office:value-type="string" calcext:value-type="string">
            <text:p>http://dblp.org/rec/journals/tbcas/PantK14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n ECG Recording Front-End With Continuous-Time Level-Crossing Sampling.</text:p>
          </table:table-cell>
          <table:table-cell office:value-type="string" calcext:value-type="string">
            <text:p>http://dblp.org/rec/journals/tbcas/LiMYZS14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Compressed Sensing System Considerations for ECG and EMG Wireless Biosensors.</text:p>
          </table:table-cell>
          <table:table-cell office:value-type="string" calcext:value-type="string">
            <text:p>http://dblp.org/rec/journals/tbcas/DixonAGA1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 0.83-$\mu {\rm W}$ QRS Detection Processor Using Quadratic Spline Wavelet Transform for Wireless ECG Acquisition in 0.35- $\mu{\rm m}$ CMOS.</text:p>
          </table:table-cell>
          <table:table-cell office:value-type="string" calcext:value-type="string">
            <text:p>http://dblp.org/rec/journals/tbcas/IeongMLDVMPWM12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Input-Feature Correlated Asynchronous Analog to Information Converter for ECG Monitoring.</text:p>
          </table:table-cell>
          <table:table-cell office:value-type="string" calcext:value-type="string">
            <text:p>http://dblp.org/rec/journals/tbcas/AgarwalS11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Power-Efficient Cross-Correlation Beat Detection in Electrocardiogram Analysis Using Bitstreams.</text:p>
          </table:table-cell>
          <table:table-cell office:value-type="string" calcext:value-type="string">
            <text:p>http://dblp.org/rec/journals/tbcas/LisethMHLW1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Systematic Design and Modeling of a OTA-C Filter for Portable ECG Detection.</text:p>
          </table:table-cell>
          <table:table-cell office:value-type="string" calcext:value-type="string">
            <text:p>http://dblp.org/rec/journals/tbcas/LeeC0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Sleep and Wake Classification With ECG and Respiratory Effort Signals.</text:p>
          </table:table-cell>
          <table:table-cell office:value-type="string" calcext:value-type="string">
            <text:p>http://dblp.org/rec/journals/tbcas/KarlenMF0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QRS Detection Based on Multiscale Mathematical Morphology for Wearable ECG Devices in Body Area Networks.</text:p>
          </table:table-cell>
          <table:table-cell office:value-type="string" calcext:value-type="string">
            <text:p>http://dblp.org/rec/journals/tbcas/ZhangL0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Circuits and Systems</text:p>
          </table:table-cell>
          <table:table-cell office:value-type="string" calcext:value-type="string">
            <text:p>A Micropower Electrocardiogram Amplifier.</text:p>
          </table:table-cell>
          <table:table-cell office:value-type="string" calcext:value-type="string">
            <text:p>http://dblp.org/rec/journals/tbcas/FayMS09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2.482" calcext:value-type="float">
            <text:p>2.482</text:p>
          </table:table-cell>
          <table:table-cell office:value-type="string" calcext:value-type="string">
            <text:p>IEEE Transactions on Biomedical Circuits and System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IEEE T. Automation Science and Engineering</text:p>
          </table:table-cell>
          <table:table-cell office:value-type="string" calcext:value-type="string">
            <text:p>An Automatic Screening Approach for Obstructive Sleep Apnea Diagnosis Based on Single-Lead Electrocardiogram.</text:p>
          </table:table-cell>
          <table:table-cell office:value-type="string" calcext:value-type="string">
            <text:p>http://dblp.org/rec/journals/tase/ChenZS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428" calcext:value-type="float">
            <text:p>2.428</text:p>
          </table:table-cell>
          <table:table-cell office:value-type="string" calcext:value-type="string">
            <text:p>IEEE Transactions on Automation Science and Engineering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Forensics and Security</text:p>
          </table:table-cell>
          <table:table-cell office:value-type="string" calcext:value-type="string">
            <text:p>ECG Biometric Recognition: A Comparative Analysis.</text:p>
          </table:table-cell>
          <table:table-cell office:value-type="string" calcext:value-type="string">
            <text:p>http://dblp.org/rec/journals/tifs/OdinakaLKOSR1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.408" calcext:value-type="float">
            <text:p>2.408</text:p>
          </table:table-cell>
          <table:table-cell office:value-type="string" calcext:value-type="string">
            <text:p>IEEE Transactions on Information Forensics and Security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actions on Information Forensics and Security</text:p>
          </table:table-cell>
          <table:table-cell office:value-type="string" calcext:value-type="string">
            <text:p>Electrocardiogram (ECG) Biometric Authentication Using Pulse Active Ratio (PAR).</text:p>
          </table:table-cell>
          <table:table-cell office:value-type="string" calcext:value-type="string">
            <text:p>http://dblp.org/rec/journals/tifs/SafieSP1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.408" calcext:value-type="float">
            <text:p>2.408</text:p>
          </table:table-cell>
          <table:table-cell office:value-type="string" calcext:value-type="string">
            <text:p>IEEE Transactions on Information Forensics and Security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actions on Information Forensics and Security</text:p>
          </table:table-cell>
          <table:table-cell office:value-type="string" calcext:value-type="string">
            <text:p>Privacy-Preserving ECG Classification With Branching Programs and Neural Networks.</text:p>
          </table:table-cell>
          <table:table-cell office:value-type="string" calcext:value-type="string">
            <text:p>http://dblp.org/rec/journals/tifs/BarniFLS01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.408" calcext:value-type="float">
            <text:p>2.408</text:p>
          </table:table-cell>
          <table:table-cell office:value-type="string" calcext:value-type="string">
            <text:p>IEEE Transactions on Information Forensics and Security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Imperceptibility - Robustness tradeoff studies for ECG steganography using Continuous Ant Colony Optimization.</text:p>
          </table:table-cell>
          <table:table-cell office:value-type="string" calcext:value-type="string">
            <text:p>http://dblp.org/rec/journals/eswa/JeroRS16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Seizure detection using EEG and ECG signals for computer-based monitoring, analysis and management of epileptic patients.</text:p>
          </table:table-cell>
          <table:table-cell office:value-type="string" calcext:value-type="string">
            <text:p>http://dblp.org/rec/journals/eswa/MporasTZKRM15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Classification of electrocardiogram and auscultatory blood pressure signals using machine learning models.</text:p>
          </table:table-cell>
          <table:table-cell office:value-type="string" calcext:value-type="string">
            <text:p>http://dblp.org/rec/journals/eswa/SeeraLLLL15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Cardiovascular diseases identification using electrocardiogram health identifier based on multiple criteria decision making.</text:p>
          </table:table-cell>
          <table:table-cell office:value-type="string" calcext:value-type="string">
            <text:p>http://dblp.org/rec/journals/eswa/ChuiTWHCCMK15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novel technique for cardiac arrhythmia classification using spectral correlation and support vector machines.</text:p>
          </table:table-cell>
          <table:table-cell office:value-type="string" calcext:value-type="string">
            <text:p>http://dblp.org/rec/journals/eswa/KhalafOY15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valuating the use of ECG signal in low frequencies as a biometry.</text:p>
          </table:table-cell>
          <table:table-cell office:value-type="string" calcext:value-type="string">
            <text:p>http://dblp.org/rec/journals/eswa/LuzMS14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CG arrhythmia classification based on optimum-path forest.</text:p>
          </table:table-cell>
          <table:table-cell office:value-type="string" calcext:value-type="string">
            <text:p>http://dblp.org/rec/journals/eswa/LuzNAPM13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Design of heart rate variability processor for portable 3-lead ECG monitoring system-on-chip.</text:p>
          </table:table-cell>
          <table:table-cell office:value-type="string" calcext:value-type="string">
            <text:p>http://dblp.org/rec/journals/eswa/FangHT13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pplication of statistics and machine learning for risk stratification of heritable cardiac arrhythmias.</text:p>
          </table:table-cell>
          <table:table-cell office:value-type="string" calcext:value-type="string">
            <text:p>http://dblp.org/rec/journals/eswa/WasanUMYY13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nalyzing ECG for cardiac arrhythmia using cluster analysis.</text:p>
          </table:table-cell>
          <table:table-cell office:value-type="string" calcext:value-type="string">
            <text:p>http://dblp.org/rec/journals/eswa/YehCL1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CG arrhythmia recognition via a neuro-SVM-KNN hybrid classifier with virtual QRS image-based geometrical features.</text:p>
          </table:table-cell>
          <table:table-cell office:value-type="string" calcext:value-type="string">
            <text:p>http://dblp.org/rec/journals/eswa/HomaeinezhadATTGE1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Detection of cardiac arrhythmia in electrocardiograms using adaptive feature extraction and modified support vector machines.</text:p>
          </table:table-cell>
          <table:table-cell office:value-type="string" calcext:value-type="string">
            <text:p>http://dblp.org/rec/journals/eswa/ShenKYHWL1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Sleep-wake stages classification and sleep efficiency estimation using single-lead electrocardiogram.</text:p>
          </table:table-cell>
          <table:table-cell office:value-type="string" calcext:value-type="string">
            <text:p>http://dblp.org/rec/journals/eswa/AdnaneJY1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Hybrid intelligent system for cardiac arrhythmia classification with Fuzzy K-Nearest Neighbors and neural networks combined with a fuzzy system.</text:p>
          </table:table-cell>
          <table:table-cell office:value-type="string" calcext:value-type="string">
            <text:p>http://dblp.org/rec/journals/eswa/CastilloMRS1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pplication of principal component analysis to ECG signals for automated diagnosis of cardiac health.</text:p>
          </table:table-cell>
          <table:table-cell office:value-type="string" calcext:value-type="string">
            <text:p>http://dblp.org/rec/journals/eswa/MartisAMRC12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Integration of type-2 fuzzy clustering and wavelet transform in a neural network based ECG classifier.</text:p>
          </table:table-cell>
          <table:table-cell office:value-type="string" calcext:value-type="string">
            <text:p>http://dblp.org/rec/journals/eswa/OzbayCK1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Personalized long-term ECG classification: A systematic approach.</text:p>
          </table:table-cell>
          <table:table-cell office:value-type="string" calcext:value-type="string">
            <text:p>http://dblp.org/rec/journals/eswa/KiranyazTPG1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clustering based system for instant detection of cardiac abnormalities from compressed ECG.</text:p>
          </table:table-cell>
          <table:table-cell office:value-type="string" calcext:value-type="string">
            <text:p>http://dblp.org/rec/journals/eswa/SufiKM1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High resolution ambulatory holter ECG events detection-delineation via modified multi-lead wavelet-based features analysis: Detection and quantification of heart rate turbulence.</text:p>
          </table:table-cell>
          <table:table-cell office:value-type="string" calcext:value-type="string">
            <text:p>http://dblp.org/rec/journals/eswa/GhaffariHD1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Robust multiple cardiac arrhythmia detection through bispectrum analysis.</text:p>
          </table:table-cell>
          <table:table-cell office:value-type="string" calcext:value-type="string">
            <text:p>http://dblp.org/rec/journals/eswa/LanataVMS1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Preprocessing and analysis of ECG signals - A self-organizing maps approach.</text:p>
          </table:table-cell>
          <table:table-cell office:value-type="string" calcext:value-type="string">
            <text:p>http://dblp.org/rec/journals/eswa/Gacek1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n expert system for automated recognition of patients with obstructive sleep apnea using electrocardiogram recordings.</text:p>
          </table:table-cell>
          <table:table-cell office:value-type="string" calcext:value-type="string">
            <text:p>http://dblp.org/rec/journals/eswa/YildizAP11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qualitative comparison of Artificial Neural Networks and Support Vector Machines in ECG arrhythmias classification.</text:p>
          </table:table-cell>
          <table:table-cell office:value-type="string" calcext:value-type="string">
            <text:p>http://dblp.org/rec/journals/eswa/MoavenianK1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comparative study of DWT, CWT and DCT transformations in ECG arrhythmias classification.</text:p>
          </table:table-cell>
          <table:table-cell office:value-type="string" calcext:value-type="string">
            <text:p>http://dblp.org/rec/journals/eswa/KhorramiM1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Recurrent neural networks employing Lyapunov exponents for analysis of ECG signals.</text:p>
          </table:table-cell>
          <table:table-cell office:value-type="string" calcext:value-type="string">
            <text:p>http://dblp.org/rec/journals/eswa/Ubeyli10b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Feature selection algorithm for ECG signals using Range-Overlaps Method.</text:p>
          </table:table-cell>
          <table:table-cell office:value-type="string" calcext:value-type="string">
            <text:p>http://dblp.org/rec/journals/eswa/YehWC1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Development of ECG beat segmentation method by combining lowpass filter and irregular R-R interval checkup strategy.</text:p>
          </table:table-cell>
          <table:table-cell office:value-type="string" calcext:value-type="string">
            <text:p>http://dblp.org/rec/journals/eswa/ChoiALJJP1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Diagnostic study on arrhythmia cordis based on particle swarm optimization-based support vector machine.</text:p>
          </table:table-cell>
          <table:table-cell office:value-type="string" calcext:value-type="string">
            <text:p>http://dblp.org/rec/journals/eswa/Fei1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CG beat classification using particle swarm optimization and radial basis function neural network.</text:p>
          </table:table-cell>
          <table:table-cell office:value-type="string" calcext:value-type="string">
            <text:p>http://dblp.org/rec/journals/eswa/KorurekD10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novel approach for classification of ECG arrhythmias: Type-2 fuzzy clustering neural network.</text:p>
          </table:table-cell>
          <table:table-cell office:value-type="string" calcext:value-type="string">
            <text:p>http://dblp.org/rec/journals/eswa/CeylanOK09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Identification of QRS complexes in 12-lead electrocardiogram.</text:p>
          </table:table-cell>
          <table:table-cell office:value-type="string" calcext:value-type="string">
            <text:p>http://dblp.org/rec/journals/eswa/MehtaL09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Selection of significant independent components for ECG beat classification.</text:p>
          </table:table-cell>
          <table:table-cell office:value-type="string" calcext:value-type="string">
            <text:p>http://dblp.org/rec/journals/eswa/YuC09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Statistics over features of ECG signals.</text:p>
          </table:table-cell>
          <table:table-cell office:value-type="string" calcext:value-type="string">
            <text:p>http://dblp.org/rec/journals/eswa/Ubeyli09a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Enhancement of time-frequency properties of ECG for detecting micropotentials by wavelet transform based method.</text:p>
          </table:table-cell>
          <table:table-cell office:value-type="string" calcext:value-type="string">
            <text:p>http://dblp.org/rec/journals/eswa/TirtomEE08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daptive wavelet network for multiple cardiac arrhythmias recognition.</text:p>
          </table:table-cell>
          <table:table-cell office:value-type="string" calcext:value-type="string">
            <text:p>http://dblp.org/rec/journals/eswa/LinDC08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Integration of independent component analysis and neural networks for ECG beat classification.</text:p>
          </table:table-cell>
          <table:table-cell office:value-type="string" calcext:value-type="string">
            <text:p>http://dblp.org/rec/journals/eswa/YuC08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Ontological fuzzy agent for electrocardiogram application.</text:p>
          </table:table-cell>
          <table:table-cell office:value-type="string" calcext:value-type="string">
            <text:p>http://dblp.org/rec/journals/eswa/LeeW08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Comparison of FCM, PCA and WT techniques for classification ECG arrhythmias using artificial neural network.</text:p>
          </table:table-cell>
          <table:table-cell office:value-type="string" calcext:value-type="string">
            <text:p>http://dblp.org/rec/journals/eswa/CeylanO07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switchable scheme for ECG beat classification based on independent component analysis.</text:p>
          </table:table-cell>
          <table:table-cell office:value-type="string" calcext:value-type="string">
            <text:p>http://dblp.org/rec/journals/eswa/YuC07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new method to medical diagnosis: Artificial immune recognition system (AIRS) with fuzzy weighted pre-processing and application to ECG arrhythmia.</text:p>
          </table:table-cell>
          <table:table-cell office:value-type="string" calcext:value-type="string">
            <text:p>http://dblp.org/rec/journals/eswa/PolatSG06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Expert Syst. Appl.</text:p>
          </table:table-cell>
          <table:table-cell office:value-type="string" calcext:value-type="string">
            <text:p>A support vector machine classifier algorithm based on a perturbation method and its application to ECG beat recognition systems.</text:p>
          </table:table-cell>
          <table:table-cell office:value-type="string" calcext:value-type="string">
            <text:p>http://dblp.org/rec/journals/eswa/Acir06</text:p>
          </table:table-cell>
          <table:table-cell office:value-type="float" office:value="41" calcext:value-type="float">
            <text:p>4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Electrocardiogram-based emotion recognition system using empirical mode decomposition and discrete Fourier transform.</text:p>
          </table:table-cell>
          <table:table-cell office:value-type="string" calcext:value-type="string">
            <text:p>http://dblp.org/rec/journals/es/SMKY1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An improved procedure for detection of heart arrhythmias with novel pre-processing techniques.</text:p>
          </table:table-cell>
          <table:table-cell office:value-type="string" calcext:value-type="string">
            <text:p>http://dblp.org/rec/journals/es/GhorbanianJGN1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A fast expert system for electrocardiogram arrhythmia detection.</text:p>
          </table:table-cell>
          <table:table-cell office:value-type="string" calcext:value-type="string">
            <text:p>http://dblp.org/rec/journals/es/MahmoodabadiAABA1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Feasibility of probabilistic neural networks, Kohonen self-organizing maps and fuzzy clustering for source localization of ventricular focal arrhythmias from intravenous catheter measurements.</text:p>
          </table:table-cell>
          <table:table-cell office:value-type="string" calcext:value-type="string">
            <text:p>http://dblp.org/rec/journals/es/SunayCY09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Detection and delineation of P and T waves in 12-lead electrocardiograms.</text:p>
          </table:table-cell>
          <table:table-cell office:value-type="string" calcext:value-type="string">
            <text:p>http://dblp.org/rec/journals/es/MehtaLS09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Implementing wavelet transform/mixture of experts network for analysis of electrocardiogram beats.</text:p>
          </table:table-cell>
          <table:table-cell office:value-type="string" calcext:value-type="string">
            <text:p>http://dblp.org/rec/journals/es/Ubeyli08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xpert Systems</text:p>
          </table:table-cell>
          <table:table-cell office:value-type="string" calcext:value-type="string">
            <text:p>Detection of electrocardiogram beats using a fuzzy similarity index.</text:p>
          </table:table-cell>
          <table:table-cell office:value-type="string" calcext:value-type="string">
            <text:p>http://dblp.org/rec/journals/es/Ubeyli07a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EEE Systems Journal</text:p>
          </table:table-cell>
          <table:table-cell office:value-type="string" calcext:value-type="string">
            <text:p>Development of a Wearable Mobile Electrocardiogram Monitoring System by Using Novel Dry Foam Electrodes.</text:p>
          </table:table-cell>
          <table:table-cell office:value-type="string" calcext:value-type="string">
            <text:p>http://dblp.org/rec/journals/sj/TsengLLWW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EEE Systems Journal</text:p>
          </table:table-cell>
          <table:table-cell office:value-type="string" calcext:value-type="string">
            <text:p>Secure Stochastic ECG Signals Based on Gaussian Mixture Model for e -Healthcare Systems.</text:p>
          </table:table-cell>
          <table:table-cell office:value-type="string" calcext:value-type="string">
            <text:p>http://dblp.org/rec/journals/sj/WangWHPSC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EEE Intelligent Systems</text:p>
          </table:table-cell>
          <table:table-cell office:value-type="string" calcext:value-type="string">
            <text:p>A Remote Diagnosis Service Platform for Wearable ECG Monitors.</text:p>
          </table:table-cell>
          <table:table-cell office:value-type="string" calcext:value-type="string">
            <text:p>http://dblp.org/rec/journals/expert/DongZZWLL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377" calcext:value-type="float">
            <text:p>2.377</text:p>
          </table:table-cell>
          <table:table-cell office:value-type="string" calcext:value-type="string">
            <text:p>IEEE Intelligent Systems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Detecting the Elusive P-Wave: A New ECG Lead to Improve the Recording of Atrial Activity.</text:p>
          </table:table-cell>
          <table:table-cell office:value-type="string" calcext:value-type="string">
            <text:p>http://dblp.org/rec/journals/tbe/KennedyFGBM1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otion Artifacts in Capacitive ECG Measurements: Reducing the Combined Effect of DC Voltages and Capacitance Changes Using an Injection Signal.</text:p>
          </table:table-cell>
          <table:table-cell office:value-type="string" calcext:value-type="string">
            <text:p>http://dblp.org/rec/journals/tbe/SerteynVMB15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aturation of the Right-Leg Drive Amplifier in Low-Voltage ECG Monitors.</text:p>
          </table:table-cell>
          <table:table-cell office:value-type="string" calcext:value-type="string">
            <text:p>http://dblp.org/rec/journals/tbe/FreemanGMCB15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emisupervised ECG Ventricular Beat Classification With Novelty Detection Based on Switching Kalman Filters.</text:p>
          </table:table-cell>
          <table:table-cell office:value-type="string" calcext:value-type="string">
            <text:p>http://dblp.org/rec/journals/tbe/OsterBSNJC15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vel Algorithm for the Automatic Detection of Sleep Apnea From Single-Lead ECG.</text:p>
          </table:table-cell>
          <table:table-cell office:value-type="string" calcext:value-type="string">
            <text:p>http://dblp.org/rec/journals/tbe/VaronCTBH15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Bufferless Compression of Asynchronously Sampled ECG Signals in Cubic Hermitian Vector Space.</text:p>
          </table:table-cell>
          <table:table-cell office:value-type="string" calcext:value-type="string">
            <text:p>http://dblp.org/rec/journals/tbe/MarisaNHWVJG15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Detection of Life-Threatening Arrhythmias Using Feature Selection and Support Vector Machines.</text:p>
          </table:table-cell>
          <table:table-cell office:value-type="string" calcext:value-type="string">
            <text:p>http://dblp.org/rec/journals/tbe/AtienzaMFGR14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trial Electrical Activity Detection Using Linear Combination of 12-Lead ECG Signals.</text:p>
          </table:table-cell>
          <table:table-cell office:value-type="string" calcext:value-type="string">
            <text:p>http://dblp.org/rec/journals/tbe/PerlmanKWAZ14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Signal Quality During Arrhythmia and Its Application to False Alarm Reduction.</text:p>
          </table:table-cell>
          <table:table-cell office:value-type="string" calcext:value-type="string">
            <text:p>http://dblp.org/rec/journals/tbe/BeharOLC1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patial Variability of the 12-Lead Surface ECG as a Tool for Noninvasive Prediction of Catheter Ablation Outcome in Persistent Atrial Fibrillation.</text:p>
          </table:table-cell>
          <table:table-cell office:value-type="string" calcext:value-type="string">
            <text:p>http://dblp.org/rec/journals/tbe/MeoZMLS1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urface Electrocardiogram Reconstruction From Intracardiac Electrograms Using a Dynamic Time Delay Artificial Neural Network.</text:p>
          </table:table-cell>
          <table:table-cell office:value-type="string" calcext:value-type="string">
            <text:p>http://dblp.org/rec/journals/tbe/PoreeKCMMH1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-Contact ECG Sensing Employing Gradiometer Electrodes.</text:p>
          </table:table-cell>
          <table:table-cell office:value-type="string" calcext:value-type="string">
            <text:p>http://dblp.org/rec/journals/tbe/PengB1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ompressed Sensing for Energy-Efficient Wireless Telemonitoring of Noninvasive Fetal ECG Via Block Sparse Bayesian Learning.</text:p>
          </table:table-cell>
          <table:table-cell office:value-type="string" calcext:value-type="string">
            <text:p>http://dblp.org/rec/journals/tbe/ZhangJMR13a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daptive Wavelet Wiener Filtering of ECG Signals.</text:p>
          </table:table-cell>
          <table:table-cell office:value-type="string" calcext:value-type="string">
            <text:p>http://dblp.org/rec/journals/tbe/SmitalVKP1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Fetal ECG Extraction by Extended State Kalman Filtering Based on Single-Channel Recordings.</text:p>
          </table:table-cell>
          <table:table-cell office:value-type="string" calcext:value-type="string">
            <text:p>http://dblp.org/rec/journals/tbe/NiknazarRJ1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vel Bayesian Vectorcardiographic Loop Alignment for Improved Monitoring of ECG and Fetal Movement.</text:p>
          </table:table-cell>
          <table:table-cell office:value-type="string" calcext:value-type="string">
            <text:p>http://dblp.org/rec/journals/tbe/VullingsMOB1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Real-Time Lumped Parameter Modeling of Cardiovascular Dynamics Using Electrocardiogram Signals: Toward Virtual Cardiovascular Instruments.</text:p>
          </table:table-cell>
          <table:table-cell office:value-type="string" calcext:value-type="string">
            <text:p>http://dblp.org/rec/journals/tbe/LeBK1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Fully Adaptive Multiresolution Algorithm for Atrial Arrhythmia Simulation on Anatomically Realistic Unstructured Meshes.</text:p>
          </table:table-cell>
          <table:table-cell office:value-type="string" calcext:value-type="string">
            <text:p>http://dblp.org/rec/journals/tbe/CristoforettiMR1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Wavelet-Based ECG Steganography for Protecting Patient Confidential Information in Point-of-Care Systems.</text:p>
          </table:table-cell>
          <table:table-cell office:value-type="string" calcext:value-type="string">
            <text:p>http://dblp.org/rec/journals/tbe/IbaidaK1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On the Detection of Myocadial Scar Based on ECG/VCG Analysis.</text:p>
          </table:table-cell>
          <table:table-cell office:value-type="string" calcext:value-type="string">
            <text:p>http://dblp.org/rec/journals/tbe/DimaPMRMGCM13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lectrocardiogram-Assisted Blood Pressure Estimation.</text:p>
          </table:table-cell>
          <table:table-cell office:value-type="string" calcext:value-type="string">
            <text:p>http://dblp.org/rec/journals/tbe/AhmadCSBBDG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ssurance of Energy Efficiency and Data Security for ECG Transmission in BASNs.</text:p>
          </table:table-cell>
          <table:table-cell office:value-type="string" calcext:value-type="string">
            <text:p>http://dblp.org/rec/journals/tbe/MaSHPSC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pplication of Kernel Principal Component Analysis for Single-Lead-ECG-Derived Respiration.</text:p>
          </table:table-cell>
          <table:table-cell office:value-type="string" calcext:value-type="string">
            <text:p>http://dblp.org/rec/journals/tbe/WidjajaVDSH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NT/PDMS Composite Flexible Dry Electrodesfor Long-Term ECG Monitoring.</text:p>
          </table:table-cell>
          <table:table-cell office:value-type="string" calcext:value-type="string">
            <text:p>http://dblp.org/rec/journals/tbe/JungMBLCHL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utomatic Motion and Noise Artifact Detection in Holter ECG Data Using Empirical Mode Decomposition and Statistical Approaches.</text:p>
          </table:table-cell>
          <table:table-cell office:value-type="string" calcext:value-type="string">
            <text:p>http://dblp.org/rec/journals/tbe/LeeMMC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stationary Harmonic Modeling for ECG Removal in Surface EMG Signals.</text:p>
          </table:table-cell>
          <table:table-cell office:value-type="string" calcext:value-type="string">
            <text:p>http://dblp.org/rec/journals/tbe/ZivanovicG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Respiration Effect on Wavelet-Based ECG T-Wave End Delineation Strategies.</text:p>
          </table:table-cell>
          <table:table-cell office:value-type="string" calcext:value-type="string">
            <text:p>http://dblp.org/rec/journals/tbe/NoriegaMLBA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vel Methodology for Assessing the Bounded-Input Bounded-Output Instability in QT Interval Dynamics: Application to Clinical ECG With Ventricular Tachycardia.</text:p>
          </table:table-cell>
          <table:table-cell office:value-type="string" calcext:value-type="string">
            <text:p>http://dblp.org/rec/journals/tbe/ChenT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Automatic Patient-Adapted ECG Heartbeat Classifier Allowing Expert Assistance.</text:p>
          </table:table-cell>
          <table:table-cell office:value-type="string" calcext:value-type="string">
            <text:p>http://dblp.org/rec/journals/tbe/LlamedoM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local Means Denoising of ECG Signals.</text:p>
          </table:table-cell>
          <table:table-cell office:value-type="string" calcext:value-type="string">
            <text:p>http://dblp.org/rec/journals/tbe/TraceyM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Heartbeat Classification Using Morphological and Dynamic Features of ECG Signals.</text:p>
          </table:table-cell>
          <table:table-cell office:value-type="string" calcext:value-type="string">
            <text:p>http://dblp.org/rec/journals/tbe/YeKC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vel Algorithm for Bluetooth ECG.</text:p>
          </table:table-cell>
          <table:table-cell office:value-type="string" calcext:value-type="string">
            <text:p>http://dblp.org/rec/journals/tbe/PandyaD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Analysis Using Multiple Instance Learning for Myocardial Infarction Detection.</text:p>
          </table:table-cell>
          <table:table-cell office:value-type="string" calcext:value-type="string">
            <text:p>http://dblp.org/rec/journals/tbe/SunLYL12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Classification Tree Approach for Cardiac Ischemia Detection Using Spatiotemporal Information From Three Standard ECG Leads.</text:p>
          </table:table-cell>
          <table:table-cell office:value-type="string" calcext:value-type="string">
            <text:p>http://dblp.org/rec/journals/tbe/Fayn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Fast Technique for Noninvasive Fetal ECG Extraction.</text:p>
          </table:table-cell>
          <table:table-cell office:value-type="string" calcext:value-type="string">
            <text:p>http://dblp.org/rec/journals/tbe/Martin-ClementeCHER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ultiple Functional ECG Signal is Processing for Wearable Applications of Long-Term Cardiac Monitoring.</text:p>
          </table:table-cell>
          <table:table-cell office:value-type="string" calcext:value-type="string">
            <text:p>http://dblp.org/rec/journals/tbe/LiuZPZJY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Adaptive Kalman Filter for ECG Signal Enhancement.</text:p>
          </table:table-cell>
          <table:table-cell office:value-type="string" calcext:value-type="string">
            <text:p>http://dblp.org/rec/journals/tbe/VullingsVB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xtraction and Analysis of T Waves in Electrocardiograms During Atrial Flutter.</text:p>
          </table:table-cell>
          <table:table-cell office:value-type="string" calcext:value-type="string">
            <text:p>http://dblp.org/rec/journals/tbe/JacquemetDNLSBKV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Quantification of Restitution Dispersion From the Dynamic Changes of the T -Wave Peak to End, Measured at the Surface ECG.</text:p>
          </table:table-cell>
          <table:table-cell office:value-type="string" calcext:value-type="string">
            <text:p>http://dblp.org/rec/journals/tbe/MincholePRZDv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lassification of Paroxysmal and Persistent Atrial Fibrillation in Ambulatory ECG Recordings.</text:p>
          </table:table-cell>
          <table:table-cell office:value-type="string" calcext:value-type="string">
            <text:p>http://dblp.org/rec/journals/tbe/AlcarazSSR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hanges in Body-Surface Electrocardiograms From Geometric Remodeling With Obesity.</text:p>
          </table:table-cell>
          <table:table-cell office:value-type="string" calcext:value-type="string">
            <text:p>http://dblp.org/rec/journals/tbe/ArthurWT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rrhythmia Discrimination in Implantable Cardioverter Defibrillators Using Support Vector Machines Applied to a New Representation of Electrograms.</text:p>
          </table:table-cell>
          <table:table-cell office:value-type="string" calcext:value-type="string">
            <text:p>http://dblp.org/rec/journals/tbe/MilpiedDRHD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Optimization of ECG Classification by Means of Feature Selection.</text:p>
          </table:table-cell>
          <table:table-cell office:value-type="string" calcext:value-type="string">
            <text:p>http://dblp.org/rec/journals/tbe/MarZMLP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Bidomain ECG Simulations Using an Augmented Monodomain Model for the Cardiac Source.</text:p>
          </table:table-cell>
          <table:table-cell office:value-type="string" calcext:value-type="string">
            <text:p>http://dblp.org/rec/journals/tbe/BishopP11a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Real-Time ECG Data Compression and Transmission Algorithm for an e-Health Device.</text:p>
          </table:table-cell>
          <table:table-cell office:value-type="string" calcext:value-type="string">
            <text:p>http://dblp.org/rec/journals/tbe/LeeKL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ompressed Sensing for Real-Time Energy-Efficient ECG Compression on Wireless Body Sensor Nodes.</text:p>
          </table:table-cell>
          <table:table-cell office:value-type="string" calcext:value-type="string">
            <text:p>http://dblp.org/rec/journals/tbe/MamaghanianKAV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Life-Threatening Arrhythmia Verification in ICU Patients Using the Joint Cardiovascular Dynamical Model and a Bayesian Filter.</text:p>
          </table:table-cell>
          <table:table-cell office:value-type="string" calcext:value-type="string">
            <text:p>http://dblp.org/rec/journals/tbe/SayadiS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on the Road: Robust and Unobtrusive Estimation of Heart Rate.</text:p>
          </table:table-cell>
          <table:table-cell office:value-type="string" calcext:value-type="string">
            <text:p>http://dblp.org/rec/journals/tbe/WartzekELLLW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Estimate of the Dispersion of Repolarization Times Based on a Biophysical Model of the ECG.</text:p>
          </table:table-cell>
          <table:table-cell office:value-type="string" calcext:value-type="string">
            <text:p>http://dblp.org/rec/journals/tbe/SassiM11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Principal Component Analysis as a Tool for Analyzing Beat-to-Beat Changes in ECG Features: Application to ECG-Derived Respiration.</text:p>
          </table:table-cell>
          <table:table-cell office:value-type="string" calcext:value-type="string">
            <text:p>http://dblp.org/rec/journals/tbe/LangleyBM10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Resolution Strategies for the Finite-Element-Based Solution of the ECG Inverse Problem.</text:p>
          </table:table-cell>
          <table:table-cell office:value-type="string" calcext:value-type="string">
            <text:p>http://dblp.org/rec/journals/tbe/WangKJ10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Improving ECG Beats Delineation With an Evolutionary Optimization Process.</text:p>
          </table:table-cell>
          <table:table-cell office:value-type="string" calcext:value-type="string">
            <text:p>http://dblp.org/rec/journals/tbe/DumontHC10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stimation of Respiratory Rate From ECG, Photoplethysmogram, and Piezoelectric Pulse Transducer Signals: A Comparative Study of Time-Frequency Methods.</text:p>
          </table:table-cell>
          <table:table-cell office:value-type="string" calcext:value-type="string">
            <text:p>http://dblp.org/rec/journals/tbe/DashSSC10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Wavelet-Based ECG Data Compression System With Linear Quality Control Scheme.</text:p>
          </table:table-cell>
          <table:table-cell office:value-type="string" calcext:value-type="string">
            <text:p>http://dblp.org/rec/journals/tbe/KuHWW10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Ranking the Influence of Tissue Conductivities on Forward-Calculated ECGs.</text:p>
          </table:table-cell>
          <table:table-cell office:value-type="string" calcext:value-type="string">
            <text:p>http://dblp.org/rec/journals/tbe/KellerWSD10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linear Bayesian Filtering for Denoising of Electrocardiograms Acquired in a Magnetic Resonance Environment.</text:p>
          </table:table-cell>
          <table:table-cell office:value-type="string" calcext:value-type="string">
            <text:p>http://dblp.org/rec/journals/tbe/OsterPKF10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P- and T-Wave Delineation in ECG Signals Using a Bayesian Approach and a Partially Collapsed Gibbs Sampler.</text:p>
          </table:table-cell>
          <table:table-cell office:value-type="string" calcext:value-type="string">
            <text:p>http://dblp.org/rec/journals/tbe/LinMT10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PR Artifact Removal in Ventricular Fibrillation ECG Signals Using Gabor Multipliers.</text:p>
          </table:table-cell>
          <table:table-cell office:value-type="string" calcext:value-type="string">
            <text:p>http://dblp.org/rec/journals/tbe/WertherKKBFGA09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On ECG Signal Compression With 1-D Multiscale Recurrent Patterns Allied to Preprocessing Techniques.</text:p>
          </table:table-cell>
          <table:table-cell office:value-type="string" calcext:value-type="string">
            <text:p>http://dblp.org/rec/journals/tbe/FilhoRSCFS09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Improved Event Interval Reconstruction in Synthetic Electrocardiograms.</text:p>
          </table:table-cell>
          <table:table-cell office:value-type="string" calcext:value-type="string">
            <text:p>http://dblp.org/rec/journals/tbe/PotterK09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2-D Compression of ECG Signals Using ROI Mask and Conditional Entropy Coding.</text:p>
          </table:table-cell>
          <table:table-cell office:value-type="string" calcext:value-type="string">
            <text:p>http://dblp.org/rec/journals/tbe/HuangWC09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Generic and Robust System for Automated Patient-Specific Classification of ECG Signals.</text:p>
          </table:table-cell>
          <table:table-cell office:value-type="string" calcext:value-type="string">
            <text:p>http://dblp.org/rec/journals/tbe/InceKG09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olving the ECG Forward Problem by Means of Standard h- and h-Hierarchical Adaptive Linear Boundary Element Method: Comparison With Two Refinement Schemes.</text:p>
          </table:table-cell>
          <table:table-cell office:value-type="string" calcext:value-type="string">
            <text:p>http://dblp.org/rec/journals/tbe/ShouXJWLC09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ssessment of Autonomic Control and Respiratory Sinus Arrhythmia Using Point Process Models of Human Heart Beat Dynamics.</text:p>
          </table:table-cell>
          <table:table-cell office:value-type="string" calcext:value-type="string">
            <text:p>http://dblp.org/rec/journals/tbe/ChenBB09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ultilead Analysis of T-Wave Alternans in the ECG Using Principal Component Analysis.</text:p>
          </table:table-cell>
          <table:table-cell office:value-type="string" calcext:value-type="string">
            <text:p>http://dblp.org/rec/journals/tbe/MonasterioLM09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ultilead ECG Delineation Using Spatially Projected Leads From Wavelet Transform Loops.</text:p>
          </table:table-cell>
          <table:table-cell office:value-type="string" calcext:value-type="string">
            <text:p>http://dblp.org/rec/journals/tbe/AlmeidaMRL09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The Effect of ECG Interference on Pattern-Recognition-Based Myoelectric Control for Targeted Muscle Reinnervated Patients.</text:p>
          </table:table-cell>
          <table:table-cell office:value-type="string" calcext:value-type="string">
            <text:p>http://dblp.org/rec/journals/tbe/HargroveZEK09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leep Apnea Screening by Autoregressive Models From a Single ECG Lead.</text:p>
          </table:table-cell>
          <table:table-cell office:value-type="string" calcext:value-type="string">
            <text:p>http://dblp.org/rec/journals/tbe/MendezBMCP09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pplication of Stochastic Finite Element Methods to Study the Sensitivity of ECG Forward Modeling to Organ Conductivity.</text:p>
          </table:table-cell>
          <table:table-cell office:value-type="string" calcext:value-type="string">
            <text:p>http://dblp.org/rec/journals/tbe/GeneserKM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Removal of CPR Artifacts From the Ventricular Fibrillation ECG by Adaptive Regression on Lagged Reference Signals.</text:p>
          </table:table-cell>
          <table:table-cell office:value-type="string" calcext:value-type="string">
            <text:p>http://dblp.org/rec/journals/tbe/RheinbergerSUBKA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odel-Based Fiducial Points Extraction for Baseline Wandered Electrocardiograms.</text:p>
          </table:table-cell>
          <table:table-cell office:value-type="string" calcext:value-type="string">
            <text:p>http://dblp.org/rec/journals/tbe/SayadiS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Power-Line Interference Detection and Suppression in ECG Signal Processing.</text:p>
          </table:table-cell>
          <table:table-cell office:value-type="string" calcext:value-type="string">
            <text:p>http://dblp.org/rec/journals/tbe/LinH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utomatic Detection and Imaging of Ischemic Changes During Electrocardiogram Monitoring.</text:p>
          </table:table-cell>
          <table:table-cell office:value-type="string" calcext:value-type="string">
            <text:p>http://dblp.org/rec/journals/tbe/ZizzoHT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ECG Signals Compression Method and Its Validation Using NNs.</text:p>
          </table:table-cell>
          <table:table-cell office:value-type="string" calcext:value-type="string">
            <text:p>http://dblp.org/rec/journals/tbe/FiraG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Truncated Total Least Squares: A New Regularization Method for the Solution of ECG Inverse Problems.</text:p>
          </table:table-cell>
          <table:table-cell office:value-type="string" calcext:value-type="string">
            <text:p>http://dblp.org/rec/journals/tbe/ShouXJWLC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Method for the Analysis of Respiratory Sinus Arrhythmia Using Continuous Wavelet Transforms.</text:p>
          </table:table-cell>
          <table:table-cell office:value-type="string" calcext:value-type="string">
            <text:p>http://dblp.org/rec/journals/tbe/CnockaertMDPGS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imulation of Elevated T-Waves of an ECG Inside a Static Magnetic Field (MRI).</text:p>
          </table:table-cell>
          <table:table-cell office:value-type="string" calcext:value-type="string">
            <text:p>http://dblp.org/rec/journals/tbe/GuptaWR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Signal Compression Based on Dc Equalization and Complexity Sorting.</text:p>
          </table:table-cell>
          <table:table-cell office:value-type="string" calcext:value-type="string">
            <text:p>http://dblp.org/rec/journals/tbe/FilhoRSFSC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ultichannel Electrocardiogram Decomposition Using Periodic Component Analysis.</text:p>
          </table:table-cell>
          <table:table-cell office:value-type="string" calcext:value-type="string">
            <text:p>http://dblp.org/rec/journals/tbe/SameniJS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Denoising and Compression Using a Modified Extended Kalman Filter Structure.</text:p>
          </table:table-cell>
          <table:table-cell office:value-type="string" calcext:value-type="string">
            <text:p>http://dblp.org/rec/journals/tbe/SayadiS08a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utomatic Real-Time ECG Coding Methodology Guaranteeing Signal Interpretation Quality.</text:p>
          </table:table-cell>
          <table:table-cell office:value-type="string" calcext:value-type="string">
            <text:p>http://dblp.org/rec/journals/tbe/AlesancoG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alyzing High-Density ECG Signals Using ICA.</text:p>
          </table:table-cell>
          <table:table-cell office:value-type="string" calcext:value-type="string">
            <text:p>http://dblp.org/rec/journals/tbe/ZhuAZCJDMC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Phase-Rectified Signal Averaging Used to Estimate the Dominant Frequencies in ECG Signals During Atrial Fibrillation.</text:p>
          </table:table-cell>
          <table:table-cell office:value-type="string" calcext:value-type="string">
            <text:p>http://dblp.org/rec/journals/tbe/LemayPJV08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vel Extraction Method of Fetal Electrocardiogram From the Composite Abdominal Signal.</text:p>
          </table:table-cell>
          <table:table-cell office:value-type="string" calcext:value-type="string">
            <text:p>http://dblp.org/rec/journals/tbe/SatoKCIKON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xtraction of Fetal Electrocardiogram Using Adaptive Neuro-Fuzzy Inference Systems.</text:p>
          </table:table-cell>
          <table:table-cell office:value-type="string" calcext:value-type="string">
            <text:p>http://dblp.org/rec/journals/tbe/Assaleh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Signal Compression Based on Burrows-Wheeler Transformation and Inversion Ranks of Linear Prediction.</text:p>
          </table:table-cell>
          <table:table-cell office:value-type="string" calcext:value-type="string">
            <text:p>http://dblp.org/rec/journals/tbe/Arnavut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ancellation of Ventricular Activity in the ECG: Evaluation of Novel and Existing Methods.</text:p>
          </table:table-cell>
          <table:table-cell office:value-type="string" calcext:value-type="string">
            <text:p>http://dblp.org/rec/journals/tbe/LemayVOJK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ise Cancellation Signal Processing Method and Computer System for Improved Real-Time Electrocardiogram Artifact Correction During MRI Data Acquisition.</text:p>
          </table:table-cell>
          <table:table-cell office:value-type="string" calcext:value-type="string">
            <text:p>http://dblp.org/rec/journals/tbe/OdillePAVZF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Beat Detection Using a Geometrical Matching Approach.</text:p>
          </table:table-cell>
          <table:table-cell office:value-type="string" calcext:value-type="string">
            <text:p>http://dblp.org/rec/journals/tbe/SuarezSBGN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lectrocardiogram Based Neonatal Seizure Detection.</text:p>
          </table:table-cell>
          <table:table-cell office:value-type="string" calcext:value-type="string">
            <text:p>http://dblp.org/rec/journals/tbe/GreeneCBCR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Recording on a Bed During Sleep Without Direct Skin-Contact.</text:p>
          </table:table-cell>
          <table:table-cell office:value-type="string" calcext:value-type="string">
            <text:p>http://dblp.org/rec/journals/tbe/LimKP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Wavelet Packets Feasibility Study for the Design of an ECG Compressor.</text:p>
          </table:table-cell>
          <table:table-cell office:value-type="string" calcext:value-type="string">
            <text:p>http://dblp.org/rec/journals/tbe/Blanco-VelascoCGB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Transition Detection in Body Movement Activities for Wearable ECG.</text:p>
          </table:table-cell>
          <table:table-cell office:value-type="string" calcext:value-type="string">
            <text:p>http://dblp.org/rec/journals/tbe/PawarACD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Noninvasive ECG as a Tool for Predicting Termination of Paroxysmal Atrial Fibrillation.</text:p>
          </table:table-cell>
          <table:table-cell office:value-type="string" calcext:value-type="string">
            <text:p>http://dblp.org/rec/journals/tbe/ChiarugiVCCV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onvolutive Blind Source Separation Algorithms Applied to the Electrocardiogram of Atrial Fibrillation: Study of Performance.</text:p>
          </table:table-cell>
          <table:table-cell office:value-type="string" calcext:value-type="string">
            <text:p>http://dblp.org/rec/journals/tbe/VayaRSM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nlinear Bayesian Filtering Framework for ECG Denoising.</text:p>
          </table:table-cell>
          <table:table-cell office:value-type="string" calcext:value-type="string">
            <text:p>http://dblp.org/rec/journals/tbe/SameniSJC0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Comparison of atrial signal extraction algorithms in 12-lead ECGs with atrial fibrillation.</text:p>
          </table:table-cell>
          <table:table-cell office:value-type="string" calcext:value-type="string">
            <text:p>http://dblp.org/rec/journals/tbe/LangleyRSMSM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single-lead ECG enhancement algorithm using a regularized data-driven filter.</text:p>
          </table:table-cell>
          <table:table-cell office:value-type="string" calcext:value-type="string">
            <text:p>http://dblp.org/rec/journals/tbe/HuN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measurement on a chair without conductive contact.</text:p>
          </table:table-cell>
          <table:table-cell office:value-type="string" calcext:value-type="string">
            <text:p>http://dblp.org/rec/journals/tbe/LimKP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effective and efficient compression algorithm for ECG signals with irregular periods.</text:p>
          </table:table-cell>
          <table:table-cell office:value-type="string" calcext:value-type="string">
            <text:p>http://dblp.org/rec/journals/tbe/ChouCSK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robust method for ECG-based estimation of the respiratory frequency during stress testing.</text:p>
          </table:table-cell>
          <table:table-cell office:value-type="string" calcext:value-type="string">
            <text:p>http://dblp.org/rec/journals/tbe/BailonSL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QT variability and HRV interactions in ECG: quantification and reliability.</text:p>
          </table:table-cell>
          <table:table-cell office:value-type="string" calcext:value-type="string">
            <text:p>http://dblp.org/rec/journals/tbe/AlmeidaGRPML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Delineation of T-wave in ECG by wavelet transform using multiscale differential operator.</text:p>
          </table:table-cell>
          <table:table-cell office:value-type="string" calcext:value-type="string">
            <text:p>http://dblp.org/rec/journals/tbe/ChenLK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association rule mining-based methodology for automated detection of ischemic ECG beats.</text:p>
          </table:table-cell>
          <table:table-cell office:value-type="string" calcext:value-type="string">
            <text:p>http://dblp.org/rec/journals/tbe/ExarchosPFM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ECG signal analysis through hidden Markov models.</text:p>
          </table:table-cell>
          <table:table-cell office:value-type="string" calcext:value-type="string">
            <text:p>http://dblp.org/rec/journals/tbe/AndreaoDB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Multifractal ECG Mapping of Ventricular Epicardium During Regional Ischemia in the Pig.</text:p>
          </table:table-cell>
          <table:table-cell office:value-type="string" calcext:value-type="string">
            <text:p>http://dblp.org/rec/journals/tbe/ChenNNWPW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Granular Description of ECG Signals.</text:p>
          </table:table-cell>
          <table:table-cell office:value-type="string" calcext:value-type="string">
            <text:p>http://dblp.org/rec/journals/tbe/GacekP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Sensitivity- and Effort-Gain Analysis: Multilead ECG Electrode Array Selection for Activation Time Imaging.</text:p>
          </table:table-cell>
          <table:table-cell office:value-type="string" calcext:value-type="string">
            <text:p>http://dblp.org/rec/journals/tbe/HintermullerSPFMT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Body Surface ECG Signal Shape Dispersion.</text:p>
          </table:table-cell>
          <table:table-cell office:value-type="string" calcext:value-type="string">
            <text:p>http://dblp.org/rec/journals/tbe/KhaddoumiRMFM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Patient-Adapting Heartbeat Classifier Using ECG Morphology and Heartbeat Interval Features.</text:p>
          </table:table-cell>
          <table:table-cell office:value-type="string" calcext:value-type="string">
            <text:p>http://dblp.org/rec/journals/tbe/ChazalR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n Algorithm for Robust and Efficient Location of T-Wave Ends in Electrocardiograms.</text:p>
          </table:table-cell>
          <table:table-cell office:value-type="string" calcext:value-type="string">
            <text:p>http://dblp.org/rec/journals/tbe/ZhangMMPS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Biomed. Engineering</text:p>
          </table:table-cell>
          <table:table-cell office:value-type="string" calcext:value-type="string">
            <text:p>A Novel ECG Data Compression Method Based on Nonrecursive Discrete Periodized Wavelet Transform.</text:p>
          </table:table-cell>
          <table:table-cell office:value-type="string" calcext:value-type="string">
            <text:p>http://dblp.org/rec/journals/tbe/KuWHH06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2.347" calcext:value-type="float">
            <text:p>2.347</text:p>
          </table:table-cell>
          <table:table-cell office:value-type="string" calcext:value-type="string">
            <text:p>IEEE Transactions on Biomedical Engineer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ournal of Decision Systems</text:p>
          </table:table-cell>
          <table:table-cell office:value-type="string" calcext:value-type="string">
            <text:p>Enhanced approach for ECG classification based on wavelet transform and decision tree models.</text:p>
          </table:table-cell>
          <table:table-cell office:value-type="string" calcext:value-type="string">
            <text:p>http://dblp.org/rec/journals/jds/CharfiK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313" calcext:value-type="float">
            <text:p>2.313</text:p>
          </table:table-cell>
          <table:table-cell office:value-type="string" calcext:value-type="string">
            <text:p>Journal of Decision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Human recognition using Fisher&amp;apos;s discriminant analysis of heartbeat interval features and ECG morphology.</text:p>
          </table:table-cell>
          <table:table-cell office:value-type="string" calcext:value-type="string">
            <text:p>http://dblp.org/rec/journals/ijon/Singh1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ECG arrhythmia classification using a probabilistic neural network with a feature reduction method.</text:p>
          </table:table-cell>
          <table:table-cell office:value-type="string" calcext:value-type="string">
            <text:p>http://dblp.org/rec/journals/ijon/WangCHY13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An adaptive filtering approach for electrocardiogram (ECG) signal noise reduction using neural networks.</text:p>
          </table:table-cell>
          <table:table-cell office:value-type="string" calcext:value-type="string">
            <text:p>http://dblp.org/rec/journals/ijon/PoungponsriY13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Blind separation of fetal electrocardiograms by annealed expectation maximization.</text:p>
          </table:table-cell>
          <table:table-cell office:value-type="string" calcext:value-type="string">
            <text:p>http://dblp.org/rec/journals/ijon/Wu08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An algorithm for extracting fetal electrocardiogram.</text:p>
          </table:table-cell>
          <table:table-cell office:value-type="string" calcext:value-type="string">
            <text:p>http://dblp.org/rec/journals/ijon/LiY08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Semi-blind source extraction for fetal electrocardiogram extraction by combining non-Gaussianity and time-correlation.</text:p>
          </table:table-cell>
          <table:table-cell office:value-type="string" calcext:value-type="string">
            <text:p>http://dblp.org/rec/journals/ijon/ShiZ07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Neurocomputing</text:p>
          </table:table-cell>
          <table:table-cell office:value-type="string" calcext:value-type="string">
            <text:p>Extraction of temporally correlated sources with its application to non-invasive fetal electrocardiogram extraction.</text:p>
          </table:table-cell>
          <table:table-cell office:value-type="string" calcext:value-type="string">
            <text:p>http://dblp.org/rec/journals/ijon/ZhangY06a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.083" calcext:value-type="float">
            <text:p>2.083</text:p>
          </table:table-cell>
          <table:table-cell office:value-type="string" calcext:value-type="string">
            <text:p>Neurocomput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Subject identification via ECG fiducial-based systems: Influence of the type of QT interval correction.</text:p>
          </table:table-cell>
          <table:table-cell office:value-type="string" calcext:value-type="string">
            <text:p>http://dblp.org/rec/journals/cmpb/GargiuloFSS15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Compressed sensing of ECG signal for wireless system with new fast iterative method.</text:p>
          </table:table-cell>
          <table:table-cell office:value-type="string" calcext:value-type="string">
            <text:p>http://dblp.org/rec/journals/cmpb/TawficK15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Raw data extraction from electrocardiograms with Portable Document Format.</text:p>
          </table:table-cell>
          <table:table-cell office:value-type="string" calcext:value-type="string">
            <text:p>http://dblp.org/rec/journals/cmpb/OrtigosaG14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Check Your Biosignals Here: A new dataset for off-the-person ECG biometrics.</text:p>
          </table:table-cell>
          <table:table-cell office:value-type="string" calcext:value-type="string">
            <text:p>http://dblp.org/rec/journals/cmpb/SilvaLFRA14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machine learning approach to multi-level ECG signal quality classification.</text:p>
          </table:table-cell>
          <table:table-cell office:value-type="string" calcext:value-type="string">
            <text:p>http://dblp.org/rec/journals/cmpb/LiRC14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Cloud-ECG for real time ECG monitoring and analysis.</text:p>
          </table:table-cell>
          <table:table-cell office:value-type="string" calcext:value-type="string">
            <text:p>http://dblp.org/rec/journals/cmpb/XiaAZ13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Enhancement of low sampling frequency recordings for ECG biometric matching using interpolation.</text:p>
          </table:table-cell>
          <table:table-cell office:value-type="string" calcext:value-type="string">
            <text:p>http://dblp.org/rec/journals/cmpb/SidekK13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ECG beat classification using a cost sensitive classifier.</text:p>
          </table:table-cell>
          <table:table-cell office:value-type="string" calcext:value-type="string">
            <text:p>http://dblp.org/rec/journals/cmpb/ZidelmalAAM13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Noninvasive fetal ECG estimation using adaptive comb filter.</text:p>
          </table:table-cell>
          <table:table-cell office:value-type="string" calcext:value-type="string">
            <text:p>http://dblp.org/rec/journals/cmpb/ZhengWZL13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Broadband noise suppression and feature identification of ECG waveforms using mathematical morphology and embedding theorem.</text:p>
          </table:table-cell>
          <table:table-cell office:value-type="string" calcext:value-type="string">
            <text:p>http://dblp.org/rec/journals/cmpb/JiW13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Fractional dynamical model for the generation of ECG like signals from filtered coupled Van-der Pol oscillators.</text:p>
          </table:table-cell>
          <table:table-cell office:value-type="string" calcext:value-type="string">
            <text:p>http://dblp.org/rec/journals/cmpb/DasM13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Multistage approach for clustering and classification of ECG data.</text:p>
          </table:table-cell>
          <table:table-cell office:value-type="string" calcext:value-type="string">
            <text:p>http://dblp.org/rec/journals/cmpb/AbawajyKC13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Feature extraction for ECG heartbeats using higher order statistics of WPD coefficients.</text:p>
          </table:table-cell>
          <table:table-cell office:value-type="string" calcext:value-type="string">
            <text:p>http://dblp.org/rec/journals/cmpb/KutluK12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Unsupervised feature relevance analysis applied to improve ECG heartbeat clustering.</text:p>
          </table:table-cell>
          <table:table-cell office:value-type="string" calcext:value-type="string">
            <text:p>http://dblp.org/rec/journals/cmpb/Rodriguez-SoteloPCC12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Searching biosignal databases by content and context: Research Oriented Integration System for ECG Signals (ROISES).</text:p>
          </table:table-cell>
          <table:table-cell office:value-type="string" calcext:value-type="string">
            <text:p>http://dblp.org/rec/journals/cmpb/KokkinakiCM12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utomated ECG diagnostic P-wave analysis using wavelets.</text:p>
          </table:table-cell>
          <table:table-cell office:value-type="string" calcext:value-type="string">
            <text:p>http://dblp.org/rec/journals/cmpb/DieryRCJ11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pplication of spatio-temporal filtering to fetal electrocardiogram enhancement.</text:p>
          </table:table-cell>
          <table:table-cell office:value-type="string" calcext:value-type="string">
            <text:p>http://dblp.org/rec/journals/cmpb/KotasJHM11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contextual based double watermarking of PET images by patient ID and ECG signal.</text:p>
          </table:table-cell>
          <table:table-cell office:value-type="string" calcext:value-type="string">
            <text:p>http://dblp.org/rec/journals/cmpb/NambakhshAZ11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utomatic segmentation of long-term ECG signals corrupted with broadband noise based on sample entropy.</text:p>
          </table:table-cell>
          <table:table-cell office:value-type="string" calcext:value-type="string">
            <text:p>http://dblp.org/rec/journals/cmpb/MicoMCA10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novel method for pediatric heart sound segmentation without using the ECG.</text:p>
          </table:table-cell>
          <table:table-cell office:value-type="string" calcext:value-type="string">
            <text:p>http://dblp.org/rec/journals/cmpb/SepehriGDKK10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Classification of the electrocardiogram signals using supervised classifiers and efficient features.</text:p>
          </table:table-cell>
          <table:table-cell office:value-type="string" calcext:value-type="string">
            <text:p>http://dblp.org/rec/journals/cmpb/ZadehKR10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Parallelized computation for computer simulation of electrocardiograms using personal computers with multi-core CPU and general-purpose GPU.</text:p>
          </table:table-cell>
          <table:table-cell office:value-type="string" calcext:value-type="string">
            <text:p>http://dblp.org/rec/journals/cmpb/ShenWXZY10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pplication of support vector machine for the detection of P- and T-waves in 12-lead electrocardiogram.</text:p>
          </table:table-cell>
          <table:table-cell office:value-type="string" calcext:value-type="string">
            <text:p>http://dblp.org/rec/journals/cmpb/MehtaL0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daptive neuro-fuzzy inference system for classification of ECG signals using Lyapunov exponents.</text:p>
          </table:table-cell>
          <table:table-cell office:value-type="string" calcext:value-type="string">
            <text:p>http://dblp.org/rec/journals/cmpb/Ubeyli0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linear quality control design for high efficient wavelet-based ECG data compression.</text:p>
          </table:table-cell>
          <table:table-cell office:value-type="string" calcext:value-type="string">
            <text:p>http://dblp.org/rec/journals/cmpb/HungTKW0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Estimating the measuring sensitivity of unipolar and bipolar ECG with lead field method and FDM models.</text:p>
          </table:table-cell>
          <table:table-cell office:value-type="string" calcext:value-type="string">
            <text:p>http://dblp.org/rec/journals/cmpb/PuurtinenVTMH0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Wavelet-based ECG compression by bit-field preserving and running length encoding.</text:p>
          </table:table-cell>
          <table:table-cell office:value-type="string" calcext:value-type="string">
            <text:p>http://dblp.org/rec/journals/cmpb/ChanSCY08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QRS complexes detection for ECG signal: The Difference Operation Method.</text:p>
          </table:table-cell>
          <table:table-cell office:value-type="string" calcext:value-type="string">
            <text:p>http://dblp.org/rec/journals/cmpb/YehW08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Robust projective filtering of time-warped ECG beats.</text:p>
          </table:table-cell>
          <table:table-cell office:value-type="string" calcext:value-type="string">
            <text:p>http://dblp.org/rec/journals/cmpb/Kotas08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Nonlinear dynamics analysis of electrocardiograms for detection of coronary artery disease.</text:p>
          </table:table-cell>
          <table:table-cell office:value-type="string" calcext:value-type="string">
            <text:p>http://dblp.org/rec/journals/cmpb/AntanaviciusBBGKUV08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Projective filtering of time-aligned ECG beats for repolarization duration measurement.</text:p>
          </table:table-cell>
          <table:table-cell office:value-type="string" calcext:value-type="string">
            <text:p>http://dblp.org/rec/journals/cmpb/Kotas07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utomatic ECG wave extraction in long-term recordings using Gaussian mesa function models and nonlinear probability estimators.</text:p>
          </table:table-cell>
          <table:table-cell office:value-type="string" calcext:value-type="string">
            <text:p>http://dblp.org/rec/journals/cmpb/DuboisMQD07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Intelligent classification of electrocardiogram (ECG) signal using extended Kalman Filter (EKF) based neuro fuzzy system.</text:p>
          </table:table-cell>
          <table:table-cell office:value-type="string" calcext:value-type="string">
            <text:p>http://dblp.org/rec/journals/cmpb/MeauINO06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Recursive versus sequential multiple error measures reduction: A curve simplification approach to ECG data compression.</text:p>
          </table:table-cell>
          <table:table-cell office:value-type="string" calcext:value-type="string">
            <text:p>http://dblp.org/rec/journals/cmpb/BouchehamFB06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A computer-aided ECG diagnostic tool.</text:p>
          </table:table-cell>
          <table:table-cell office:value-type="string" calcext:value-type="string">
            <text:p>http://dblp.org/rec/journals/cmpb/OweisH06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Computer Methods and Programs in Biomedicine</text:p>
          </table:table-cell>
          <table:table-cell office:value-type="string" calcext:value-type="string">
            <text:p>Discovering dangerous patterns in long-term ambulatory ECG recordings using a fast QRS detection algorithm and explorative data analysis.</text:p>
          </table:table-cell>
          <table:table-cell office:value-type="string" calcext:value-type="string">
            <text:p>http://dblp.org/rec/journals/cmpb/PaolettiM06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1.897" calcext:value-type="float">
            <text:p>1.897</text:p>
          </table:table-cell>
          <table:table-cell office:value-type="string" calcext:value-type="string">
            <text:p>Computer Methods and Programs in Biomedicine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Power-Line Interference Canceler Based on Sliding DFT Phase Locking Scheme for ECG Signals.</text:p>
          </table:table-cell>
          <table:table-cell office:value-type="string" calcext:value-type="string">
            <text:p>http://dblp.org/rec/journals/tim/MishraDKS1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Model-Based Mean Arterial Pressure Estimation Using Simultaneous Electrocardiogram and Oscillometric Blood Pressure Measurements.</text:p>
          </table:table-cell>
          <table:table-cell office:value-type="string" calcext:value-type="string">
            <text:p>http://dblp.org/rec/journals/tim/ForouzanfarABDG1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pplication of Cross Wavelet Transform for ECG Pattern Analysis and Classification.</text:p>
          </table:table-cell>
          <table:table-cell office:value-type="string" calcext:value-type="string">
            <text:p>http://dblp.org/rec/journals/tim/BanerjeeM1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Impact of Skin-Electrode Interface on Electrocardiogram Measurements Using Conductive Textile Electrodes.</text:p>
          </table:table-cell>
          <table:table-cell office:value-type="string" calcext:value-type="string">
            <text:p>http://dblp.org/rec/journals/tim/TajiSGB1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Dynamic Compression Scheme for Energy-Efficient Real-Time Wireless Electrocardiogram Biosensors.</text:p>
          </table:table-cell>
          <table:table-cell office:value-type="string" calcext:value-type="string">
            <text:p>http://dblp.org/rec/journals/tim/LuoLW1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New Concept of Virtual Patient for Real-Time ECG Analyzers.</text:p>
          </table:table-cell>
          <table:table-cell office:value-type="string" calcext:value-type="string">
            <text:p>http://dblp.org/rec/journals/tim/LamarqueRD1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Smart ECG Measurement System Based on Web-Service-Oriented Architecture for Telemedicine Applications.</text:p>
          </table:table-cell>
          <table:table-cell office:value-type="string" calcext:value-type="string">
            <text:p>http://dblp.org/rec/journals/tim/CapuaMM1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Wavelet Distance Measure for Person Identification Using Electrocardiograms.</text:p>
          </table:table-cell>
          <table:table-cell office:value-type="string" calcext:value-type="string">
            <text:p>http://dblp.org/rec/journals/tim/ChanHBB0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. Instrumentation and Measurement</text:p>
          </table:table-cell>
          <table:table-cell office:value-type="string" calcext:value-type="string">
            <text:p>A Rough-Set-Based Inference Engine for ECG Classification.</text:p>
          </table:table-cell>
          <table:table-cell office:value-type="string" calcext:value-type="string">
            <text:p>http://dblp.org/rec/journals/tim/MitraMC06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9" calcext:value-type="float">
            <text:p>1.79</text:p>
          </table:table-cell>
          <table:table-cell office:value-type="string" calcext:value-type="string">
            <text:p>IEEE Transactions on Instrumentation and Measurement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EEE Access</text:p>
          </table:table-cell>
          <table:table-cell office:value-type="string" calcext:value-type="string">
            <text:p>An Open Source ECG Clock Generator for Visualization of Long-Term Cardiac Monitoring Data.</text:p>
          </table:table-cell>
          <table:table-cell office:value-type="string" calcext:value-type="string">
            <text:p>http://dblp.org/rec/journals/access/PageSCA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79" calcext:value-type="float">
            <text:p>1.79</text:p>
          </table:table-cell>
          <table:table-cell office:value-type="string" calcext:value-type="string">
            <text:p>IEEE Acces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J. Network and Computer Applications</text:p>
          </table:table-cell>
          <table:table-cell office:value-type="string" calcext:value-type="string">
            <text:p>Data mining in mobile ECG based biometric identification.</text:p>
          </table:table-cell>
          <table:table-cell office:value-type="string" calcext:value-type="string">
            <text:p>http://dblp.org/rec/journals/jnca/SidekMK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.772" calcext:value-type="float">
            <text:p>1.772</text:p>
          </table:table-cell>
          <table:table-cell office:value-type="string" calcext:value-type="string">
            <text:p>Journal of Network and Computer Application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J. Network and Computer Applications</text:p>
          </table:table-cell>
          <table:table-cell office:value-type="string" calcext:value-type="string">
            <text:p>Faster person identification using compressed ECG in time critical wireless telecardiology applications.</text:p>
          </table:table-cell>
          <table:table-cell office:value-type="string" calcext:value-type="string">
            <text:p>http://dblp.org/rec/journals/jnca/SufiK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.772" calcext:value-type="float">
            <text:p>1.772</text:p>
          </table:table-cell>
          <table:table-cell office:value-type="string" calcext:value-type="string">
            <text:p>Journal of Network and Computer Application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Evaluation of bagging ensemble method with time-domain feature extraction for diagnosing of arrhythmia beats.</text:p>
          </table:table-cell>
          <table:table-cell office:value-type="string" calcext:value-type="string">
            <text:p>http://dblp.org/rec/journals/nca/MertKA1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A parallel genetic algorithm for adaptive hardware and its application to ECG signal classification.</text:p>
          </table:table-cell>
          <table:table-cell office:value-type="string" calcext:value-type="string">
            <text:p>http://dblp.org/rec/journals/nca/JewajindaC1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Electrocardiogram beat classification via coupled boosting by filtering and preloaded mixture of experts.</text:p>
          </table:table-cell>
          <table:table-cell office:value-type="string" calcext:value-type="string">
            <text:p>http://dblp.org/rec/journals/nca/EbrahimpourSSM1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Classification of electrocardiogram signals with support vector machines and extreme learning machine.</text:p>
          </table:table-cell>
          <table:table-cell office:value-type="string" calcext:value-type="string">
            <text:p>http://dblp.org/rec/journals/nca/KarpagachelviAS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Notes on two temporal structure-based methods for blind extraction of fetal electrocardiogram.</text:p>
          </table:table-cell>
          <table:table-cell office:value-type="string" calcext:value-type="string">
            <text:p>http://dblp.org/rec/journals/nca/LiL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A comparative analysis of principal component and independent component techniques for electrocardiograms.</text:p>
          </table:table-cell>
          <table:table-cell office:value-type="string" calcext:value-type="string">
            <text:p>http://dblp.org/rec/journals/nca/Chawla09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Detecting variabilities of ECG signals by Lyapunov exponents.</text:p>
          </table:table-cell>
          <table:table-cell office:value-type="string" calcext:value-type="string">
            <text:p>http://dblp.org/rec/journals/nca/Ubeyli09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Kernel-based nonlinear dimensionality reduction for electrocardiogram recognition.</text:p>
          </table:table-cell>
          <table:table-cell office:value-type="string" calcext:value-type="string">
            <text:p>http://dblp.org/rec/journals/nca/LiSH09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Neural Computing and Applications</text:p>
          </table:table-cell>
          <table:table-cell office:value-type="string" calcext:value-type="string">
            <text:p>Application of independent component analysis in removing artefacts from the electrocardiogram.</text:p>
          </table:table-cell>
          <table:table-cell office:value-type="string" calcext:value-type="string">
            <text:p>http://dblp.org/rec/journals/nca/HeCT06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763" calcext:value-type="float">
            <text:p>1.763</text:p>
          </table:table-cell>
          <table:table-cell office:value-type="string" calcext:value-type="string">
            <text:p>Neural Computing and Application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A Case Study in Low-Complexity ECG Signal Encoding: How Compressing is Compressed Sensing?</text:p>
          </table:table-cell>
          <table:table-cell office:value-type="string" calcext:value-type="string">
            <text:p>http://dblp.org/rec/journals/spl/CambareriMPRS1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ECG Parametric Modeling Based on Signal Dependent Orthogonal Transform.</text:p>
          </table:table-cell>
          <table:table-cell office:value-type="string" calcext:value-type="string">
            <text:p>http://dblp.org/rec/journals/spl/BaaliASKL1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Human Identification From ECG Signals Via Sparse Representation of Local Segments.</text:p>
          </table:table-cell>
          <table:table-cell office:value-type="string" calcext:value-type="string">
            <text:p>http://dblp.org/rec/journals/spl/WangSNK1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The Maternal Abdominal ECG as Input to MICA in the Fetal ECG Extraction Problem.</text:p>
          </table:table-cell>
          <table:table-cell office:value-type="string" calcext:value-type="string">
            <text:p>http://dblp.org/rec/journals/spl/Camargo-OlivaresMHER1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Multiscale Entropy-Based Weighted Distortion Measure for ECG Coding.</text:p>
          </table:table-cell>
          <table:table-cell office:value-type="string" calcext:value-type="string">
            <text:p>http://dblp.org/rec/journals/spl/ManikandanD0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IEEE Signal Process. Lett.</text:p>
          </table:table-cell>
          <table:table-cell office:value-type="string" calcext:value-type="string">
            <text:p>Electrocardiogram Compression Method Based on the Adaptive Wavelet Coefficients Quantization Combined to a Modified Two-Role Encoder.</text:p>
          </table:table-cell>
          <table:table-cell office:value-type="string" calcext:value-type="string">
            <text:p>http://dblp.org/rec/journals/spl/BenzidMB0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751" calcext:value-type="float">
            <text:p>1.751</text:p>
          </table:table-cell>
          <table:table-cell office:value-type="string" calcext:value-type="string">
            <text:p>IEEE Signal Processing Letters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Biological Cybernetics</text:p>
          </table:table-cell>
          <table:table-cell office:value-type="string" calcext:value-type="string">
            <text:p>A Minimal Model for the Respiratory Sinus Arrhythmia.</text:p>
          </table:table-cell>
          <table:table-cell office:value-type="string" calcext:value-type="string">
            <text:p>http://dblp.org/rec/journals/bc/BarbiCGBM0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713" calcext:value-type="float">
            <text:p>1.713</text:p>
          </table:table-cell>
          <table:table-cell office:value-type="string" calcext:value-type="string">
            <text:p>Biological Cybernetics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amp; Mathematics with Applications</text:p>
          </table:table-cell>
          <table:table-cell office:value-type="string" calcext:value-type="string">
            <text:p>The combination of self-organizing feature maps and support vector regression for solving the inverse ECG problem.</text:p>
          </table:table-cell>
          <table:table-cell office:value-type="string" calcext:value-type="string">
            <text:p>http://dblp.org/rec/journals/cma/JiangWXLJH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.697" calcext:value-type="float">
            <text:p>1.697</text:p>
          </table:table-cell>
          <table:table-cell office:value-type="string" calcext:value-type="string">
            <text:p>Computers &amp;amp; Mathematics with Applications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s &amp;amp; Mathematics with Applications</text:p>
          </table:table-cell>
          <table:table-cell office:value-type="string" calcext:value-type="string">
            <text:p>Frequency-domain features for ECG beat discrimination using grey relational analysis-based classifier.</text:p>
          </table:table-cell>
          <table:table-cell office:value-type="string" calcext:value-type="string">
            <text:p>http://dblp.org/rec/journals/cma/Lin0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.697" calcext:value-type="float">
            <text:p>1.697</text:p>
          </table:table-cell>
          <table:table-cell office:value-type="string" calcext:value-type="string">
            <text:p>Computers &amp;amp; Mathematics with Application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nt. J. Computer Assisted Radiology and Surgery</text:p>
          </table:table-cell>
          <table:table-cell office:value-type="string" calcext:value-type="string">
            <text:p>Image-based electrode array tracking for epicardial electrophysiological mapping in minimally invasive arrhythmia surgery.</text:p>
          </table:table-cell>
          <table:table-cell office:value-type="string" calcext:value-type="string">
            <text:p>http://dblp.org/rec/journals/cars/KimLAJTLKOTKS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659" calcext:value-type="float">
            <text:p>1.659</text:p>
          </table:table-cell>
          <table:table-cell office:value-type="string" calcext:value-type="string">
            <text:p>International Journal of Computer Assisted Radiology and Surgery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JHPCA</text:p>
          </table:table-cell>
          <table:table-cell office:value-type="string" calcext:value-type="string">
            <text:p>Lossless and Near-Lossless Compression of Ecg Signals with Block-Sorting Techniques.</text:p>
          </table:table-cell>
          <table:table-cell office:value-type="string" calcext:value-type="string">
            <text:p>http://dblp.org/rec/journals/ijhpca/Arnavut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625" calcext:value-type="float">
            <text:p>1.625</text:p>
          </table:table-cell>
          <table:table-cell office:value-type="string" calcext:value-type="string">
            <text:p>International Journal of High Performance Computing Application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Multimodal biometric system combining ECG and sound signals.</text:p>
          </table:table-cell>
          <table:table-cell office:value-type="string" calcext:value-type="string">
            <text:p>http://dblp.org/rec/journals/prl/BugdolM1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QRS detection-free electrocardiogram biometrics in the reconstructed phase space.</text:p>
          </table:table-cell>
          <table:table-cell office:value-type="string" calcext:value-type="string">
            <text:p>http://dblp.org/rec/journals/prl/FangC1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Fusion of electrocardiogram with unobtrusive biometrics: An efficient individual authentication system.</text:p>
          </table:table-cell>
          <table:table-cell office:value-type="string" calcext:value-type="string">
            <text:p>http://dblp.org/rec/journals/prl/SinghSG1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Electrocardiogram beat classification based on wavelet transformation and probabilistic neural network.</text:p>
          </table:table-cell>
          <table:table-cell office:value-type="string" calcext:value-type="string">
            <text:p>http://dblp.org/rec/journals/prl/YuC0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Verification of humans using the electrocardiogram.</text:p>
          </table:table-cell>
          <table:table-cell office:value-type="string" calcext:value-type="string">
            <text:p>http://dblp.org/rec/journals/prl/WubbelerSKBE0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Pattern Recognition Letters</text:p>
          </table:table-cell>
          <table:table-cell office:value-type="string" calcext:value-type="string">
            <text:p>Comparison of extrasystolic ECG signal classifiers using discrete wavelet transforms.</text:p>
          </table:table-cell>
          <table:table-cell office:value-type="string" calcext:value-type="string">
            <text:p>http://dblp.org/rec/journals/prl/FroeseHGBC0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1.551" calcext:value-type="float">
            <text:p>1.551</text:p>
          </table:table-cell>
          <table:table-cell office:value-type="string" calcext:value-type="string">
            <text:p>Pattern Recognition Letter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Multiclass maximum margin clustering via immune evolutionary algorithm for automatic diagnosis of electrocardiogram arrhythmias.</text:p>
          </table:table-cell>
          <table:table-cell office:value-type="string" calcext:value-type="string">
            <text:p>http://dblp.org/rec/journals/amc/ZhuDH14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A patient adaptable ECG beat classifier based on neural networks.</text:p>
          </table:table-cell>
          <table:table-cell office:value-type="string" calcext:value-type="string">
            <text:p>http://dblp.org/rec/journals/amc/GaetanoPRRS09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A fast and adaptive ICA algorithm with its application to fetal electrocardiogram extraction.</text:p>
          </table:table-cell>
          <table:table-cell office:value-type="string" calcext:value-type="string">
            <text:p>http://dblp.org/rec/journals/amc/YeZZP08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Applied Mathematics and Computation</text:p>
          </table:table-cell>
          <table:table-cell office:value-type="string" calcext:value-type="string">
            <text:p>Detection of ECG Arrhythmia using a differential expert system approach based on principal component analysis and least square support vector machine.</text:p>
          </table:table-cell>
          <table:table-cell office:value-type="string" calcext:value-type="string">
            <text:p>http://dblp.org/rec/journals/amc/PolatG07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551" calcext:value-type="float">
            <text:p>1.551</text:p>
          </table:table-cell>
          <table:table-cell office:value-type="string" calcext:value-type="string">
            <text:p>Applied Mathematics and Computation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ECG Monitoring in an Airplane Seat: Appraising the Signal Quality.</text:p>
          </table:table-cell>
          <table:table-cell office:value-type="string" calcext:value-type="string">
            <text:p>http://dblp.org/rec/journals/pervasive/SchummAT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545" calcext:value-type="float">
            <text:p>1.545</text:p>
          </table:table-cell>
          <table:table-cell office:value-type="string" calcext:value-type="string">
            <text:p>IEEE Pervasive Computing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ultilead ECG data compression using SVD in multiresolution domain.</text:p>
          </table:table-cell>
          <table:table-cell office:value-type="string" calcext:value-type="string">
            <text:p>http://dblp.org/rec/journals/bspc/PadhySD1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etection of PVC in ECG signals using fractional linear prediction.</text:p>
          </table:table-cell>
          <table:table-cell office:value-type="string" calcext:value-type="string">
            <text:p>http://dblp.org/rec/journals/bspc/TalbiR1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new personalized ECG signal classification algorithm using Block-based Neural Network and Particle Swarm Optimization.</text:p>
          </table:table-cell>
          <table:table-cell office:value-type="string" calcext:value-type="string">
            <text:p>http://dblp.org/rec/journals/bspc/ShadmandM1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utomatic detection of P, QRS and T patterns in 12 leads ECG signal based on CWT.</text:p>
          </table:table-cell>
          <table:table-cell office:value-type="string" calcext:value-type="string">
            <text:p>http://dblp.org/rec/journals/bspc/YochumRJ1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iscrimination of different myocardial infarction stages using wide band electrocardiogram.</text:p>
          </table:table-cell>
          <table:table-cell office:value-type="string" calcext:value-type="string">
            <text:p>http://dblp.org/rec/journals/bspc/GeZ1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ffects of ECG sampling rate on QT interval variability measurement.</text:p>
          </table:table-cell>
          <table:table-cell office:value-type="string" calcext:value-type="string">
            <text:p>http://dblp.org/rec/journals/bspc/BaumertSZP1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comprehensive performance analysis of EEMD-BLMS and DWT-NN hybrid algorithms for ECG denoising.</text:p>
          </table:table-cell>
          <table:table-cell office:value-type="string" calcext:value-type="string">
            <text:p>http://dblp.org/rec/journals/bspc/KaergaardJP1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compression retaining the best natural basis k-coefficients via sparse decomposition.</text:p>
          </table:table-cell>
          <table:table-cell office:value-type="string" calcext:value-type="string">
            <text:p>http://dblp.org/rec/journals/bspc/AdamoGLL1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Parallel-type fractional zero-phase filtering for ECG signal denoising.</text:p>
          </table:table-cell>
          <table:table-cell office:value-type="string" calcext:value-type="string">
            <text:p>http://dblp.org/rec/journals/bspc/WangYPG1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utomatic sleep staging by simultaneous analysis of ECG and respiratory signals in long epochs.</text:p>
          </table:table-cell>
          <table:table-cell office:value-type="string" calcext:value-type="string">
            <text:p>http://dblp.org/rec/journals/bspc/EbrahimiSN1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Noise processing in exercise ECG stress test for the analysis and the clinical characterization of QRS and T wave alternans.</text:p>
          </table:table-cell>
          <table:table-cell office:value-type="string" calcext:value-type="string">
            <text:p>http://dblp.org/rec/journals/bspc/BortolanCSD1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ethods for derivation of orthogonal leads from 12-lead electrocardiogram: A review.</text:p>
          </table:table-cell>
          <table:table-cell office:value-type="string" calcext:value-type="string">
            <text:p>http://dblp.org/rec/journals/bspc/VozdaC1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Fetal ECG enhancement: Adaptive power line interference cancellation based on Hilbert Huang Transform.</text:p>
          </table:table-cell>
          <table:table-cell office:value-type="string" calcext:value-type="string">
            <text:p>http://dblp.org/rec/journals/bspc/TaralungaGS1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Genetic algorithm-based method for mitigating label noise issue in ECG signal classification.</text:p>
          </table:table-cell>
          <table:table-cell office:value-type="string" calcext:value-type="string">
            <text:p>http://dblp.org/rec/journals/bspc/PasolliM1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multi-wavelet optimization approach using similarity measures for electrocardiogram signal classification.</text:p>
          </table:table-cell>
          <table:table-cell office:value-type="string" calcext:value-type="string">
            <text:p>http://dblp.org/rec/journals/bspc/NazarahariNMA1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nalysis of electrocardiogram pre-shock waveforms during ventricular fibrillation.</text:p>
          </table:table-cell>
          <table:table-cell office:value-type="string" calcext:value-type="string">
            <text:p>http://dblp.org/rec/journals/bspc/RasooliFBMZRHDN1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steganography using curvelet transform.</text:p>
          </table:table-cell>
          <table:table-cell office:value-type="string" calcext:value-type="string">
            <text:p>http://dblp.org/rec/journals/bspc/JeroRR1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Heart diseases prediction based on ECG signals&amp;apos; classification using a genetic-fuzzy system and dynamical model of ECG signals.</text:p>
          </table:table-cell>
          <table:table-cell office:value-type="string" calcext:value-type="string">
            <text:p>http://dblp.org/rec/journals/bspc/VafaieAK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utomated analysis of ECG waveforms with atypical QRS complex morphologies.</text:p>
          </table:table-cell>
          <table:table-cell office:value-type="string" calcext:value-type="string">
            <text:p>http://dblp.org/rec/journals/bspc/TafreshiJLT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atlab-based tool for ECG and HRV analysis.</text:p>
          </table:table-cell>
          <table:table-cell office:value-type="string" calcext:value-type="string">
            <text:p>http://dblp.org/rec/journals/bspc/MaliZMMJ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Issues and research on foetal electrocardiogram signal elicitation.</text:p>
          </table:table-cell>
          <table:table-cell office:value-type="string" calcext:value-type="string">
            <text:p>http://dblp.org/rec/journals/bspc/JagannathS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Principal component analysis in high resolution electrocardiogram for risk stratification of sustained monomorphic ventricular tachycardia.</text:p>
          </table:table-cell>
          <table:table-cell office:value-type="string" calcext:value-type="string">
            <text:p>http://dblp.org/rec/journals/bspc/Nasario-JuniorBN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2D ECG differences in frontal vs preferential planes inpatients referred for percutaneous transluminal coronary angioplasty.</text:p>
          </table:table-cell>
          <table:table-cell office:value-type="string" calcext:value-type="string">
            <text:p>http://dblp.org/rec/journals/bspc/BonominiCLA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odel interpretation of body surface potential QRST integral map variability in arrhythmia patients.</text:p>
          </table:table-cell>
          <table:table-cell office:value-type="string" calcext:value-type="string">
            <text:p>http://dblp.org/rec/journals/bspc/KozmannTTSST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Statistical evaluation of reproducibility of automated ECG measurements: An example from arrhythmogenic right ventricular dysplasia/cardiomyopathy clinic.</text:p>
          </table:table-cell>
          <table:table-cell office:value-type="string" calcext:value-type="string">
            <text:p>http://dblp.org/rec/journals/bspc/HuangJTMXCT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Computer aided diagnosis of atrial arrhythmia using dimensionality reduction methods on transform domain representation.</text:p>
          </table:table-cell>
          <table:table-cell office:value-type="string" calcext:value-type="string">
            <text:p>http://dblp.org/rec/journals/bspc/MartisAAPTCTYT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Respiratory rate estimation from the ECG using an instantaneous frequency tracking algorithm.</text:p>
          </table:table-cell>
          <table:table-cell office:value-type="string" calcext:value-type="string">
            <text:p>http://dblp.org/rec/journals/bspc/MirmohamadsadeghiV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Wavelet-based electrocardiogram signal compression methods and their performances: A prospective review.</text:p>
          </table:table-cell>
          <table:table-cell office:value-type="string" calcext:value-type="string">
            <text:p>http://dblp.org/rec/journals/bspc/ManikandanD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etection of body position changes from the ECG using a Laplacian noise model.</text:p>
          </table:table-cell>
          <table:table-cell office:value-type="string" calcext:value-type="string">
            <text:p>http://dblp.org/rec/journals/bspc/MincholeSL14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Classification of ECG arrhythmia by a modular neural network based on Mixture of Experts and Negatively Correlated Learning.</text:p>
          </table:table-cell>
          <table:table-cell office:value-type="string" calcext:value-type="string">
            <text:p>http://dblp.org/rec/journals/bspc/JavadiASE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compression using the context modeling arithmetic coding with dynamic learning vector-scalar quantization.</text:p>
          </table:table-cell>
          <table:table-cell office:value-type="string" calcext:value-type="string">
            <text:p>http://dblp.org/rec/journals/bspc/HuangWC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ata fusion for estimating respiratory rate from a single-lead ECG.</text:p>
          </table:table-cell>
          <table:table-cell office:value-type="string" calcext:value-type="string">
            <text:p>http://dblp.org/rec/journals/bspc/OrphanidouFST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n improved statistical representation for ECG electrode movement and muscular activity noises in the context of T-wave alternan estimation.</text:p>
          </table:table-cell>
          <table:table-cell office:value-type="string" calcext:value-type="string">
            <text:p>http://dblp.org/rec/journals/bspc/BakhshiBM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signal compression using ASCII character encoding and transmission via SMS.</text:p>
          </table:table-cell>
          <table:table-cell office:value-type="string" calcext:value-type="string">
            <text:p>http://dblp.org/rec/journals/bspc/MukhopadhyayMM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beat classification using PCA, LDA, ICA and Discrete Wavelet Transform.</text:p>
          </table:table-cell>
          <table:table-cell office:value-type="string" calcext:value-type="string">
            <text:p>http://dblp.org/rec/journals/bspc/MartisAM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Sleep apnoea detection from ECG using features extracted from reconstructed phase space and frequency domain.</text:p>
          </table:table-cell>
          <table:table-cell office:value-type="string" calcext:value-type="string">
            <text:p>http://dblp.org/rec/journals/bspc/Jafari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mpirical mode decomposition based filtering techniques for power line interference reduction in electrocardiogram using various adaptive structures and subtraction methods.</text:p>
          </table:table-cell>
          <table:table-cell office:value-type="string" calcext:value-type="string">
            <text:p>http://dblp.org/rec/journals/bspc/SuchethaK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Enhancement and QRS Detection Based on Sparse Derivatives.</text:p>
          </table:table-cell>
          <table:table-cell office:value-type="string" calcext:value-type="string">
            <text:p>http://dblp.org/rec/journals/bspc/NingS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pplication of higher order statistics for atrial arrhythmia classification.</text:p>
          </table:table-cell>
          <table:table-cell office:value-type="string" calcext:value-type="string">
            <text:p>http://dblp.org/rec/journals/bspc/MartisAPCLS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dvances in modeling and characterization of atrial arrhythmias.</text:p>
          </table:table-cell>
          <table:table-cell office:value-type="string" calcext:value-type="string">
            <text:p>http://dblp.org/rec/journals/bspc/RietaRS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daptive frequency tracking of the baseline ECG identifies the site of atrial fibrillation termination by catheter ablation.</text:p>
          </table:table-cell>
          <table:table-cell office:value-type="string" calcext:value-type="string">
            <text:p>http://dblp.org/rec/journals/bspc/ButtuPZVFPNV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trial flutter and atrial tachycardia detection using Bayesian approach with high resolution time-frequency spectrum from ECG recordings.</text:p>
          </table:table-cell>
          <table:table-cell office:value-type="string" calcext:value-type="string">
            <text:p>http://dblp.org/rec/journals/bspc/LeeMBSC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Nonlinear synchronization assessment between atrial and ventricular activations series from the surface ECG in atrial fibrillation.</text:p>
          </table:table-cell>
          <table:table-cell office:value-type="string" calcext:value-type="string">
            <text:p>http://dblp.org/rec/journals/bspc/AlcarazR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The AV synchrogram: A novel approach to quantify atrioventricular coupling during atrial arrhythmias.</text:p>
          </table:table-cell>
          <table:table-cell office:value-type="string" calcext:value-type="string">
            <text:p>http://dblp.org/rec/journals/bspc/MaseGDR13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novel method for detecting R-peaks in electrocardiogram (ECG) signal.</text:p>
          </table:table-cell>
          <table:table-cell office:value-type="string" calcext:value-type="string">
            <text:p>http://dblp.org/rec/journals/bspc/ManikandanS1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Identifying an increased risk of epileptic seizures using a multi-feature EEG-ECG classification.</text:p>
          </table:table-cell>
          <table:table-cell office:value-type="string" calcext:value-type="string">
            <text:p>http://dblp.org/rec/journals/bspc/ValderramaANMANQ1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Review of T-wave morphology-based biomarkers of ventricular repolarisation using the surface electrocardiogram.</text:p>
          </table:table-cell>
          <table:table-cell office:value-type="string" calcext:value-type="string">
            <text:p>http://dblp.org/rec/journals/bspc/BrennanT1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wavelet optimization approach for ECG signal classification.</text:p>
          </table:table-cell>
          <table:table-cell office:value-type="string" calcext:value-type="string">
            <text:p>http://dblp.org/rec/journals/bspc/DaamoucheHAM1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enoising of ECG signals based on noise reduction algorithms in EMD and wavelet domains.</text:p>
          </table:table-cell>
          <table:table-cell office:value-type="string" calcext:value-type="string">
            <text:p>http://dblp.org/rec/journals/bspc/KabirS1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prediction model for the number of intrinsic mode functions in biomedical signals: The case of electrocardiogram.</text:p>
          </table:table-cell>
          <table:table-cell office:value-type="string" calcext:value-type="string">
            <text:p>http://dblp.org/rec/journals/bspc/KaragiannisC11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Local fractal dimension based ECG arrhythmia classification.</text:p>
          </table:table-cell>
          <table:table-cell office:value-type="string" calcext:value-type="string">
            <text:p>http://dblp.org/rec/journals/bspc/MishraR1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review on sample entropy applications for the non-invasive analysis of atrial fibrillation electrocardiograms.</text:p>
          </table:table-cell>
          <table:table-cell office:value-type="string" calcext:value-type="string">
            <text:p>http://dblp.org/rec/journals/bspc/AlcarazR1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Self-adaptive model-based ECG denoising using features extracted by mean shift algorithm.</text:p>
          </table:table-cell>
          <table:table-cell office:value-type="string" calcext:value-type="string">
            <text:p>http://dblp.org/rec/journals/bspc/YanLLWX1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ECG signal denoising using higher order statistics in Wavelet subbands.</text:p>
          </table:table-cell>
          <table:table-cell office:value-type="string" calcext:value-type="string">
            <text:p>http://dblp.org/rec/journals/bspc/SharmaDM1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Classification of electrocardiogram signals with support vector machines and genetic algorithms using power spectral features.</text:p>
          </table:table-cell>
          <table:table-cell office:value-type="string" calcext:value-type="string">
            <text:p>http://dblp.org/rec/journals/bspc/KhazaeeE10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Methods of weighted averaging of ECG signals using Bayesian inference and criterion function minimization.</text:p>
          </table:table-cell>
          <table:table-cell office:value-type="string" calcext:value-type="string">
            <text:p>http://dblp.org/rec/journals/bspc/Momot09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Wavelet threshold based TDL and TDR algorithms for real-time ECG signal compression.</text:p>
          </table:table-cell>
          <table:table-cell office:value-type="string" calcext:value-type="string">
            <text:p>http://dblp.org/rec/journals/bspc/ManikandanD08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Power-line interference elimination from ECG in case of non-multiplicity between the sampling rate and the power-line frequency.</text:p>
          </table:table-cell>
          <table:table-cell office:value-type="string" calcext:value-type="string">
            <text:p>http://dblp.org/rec/journals/bspc/MihovD08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evelopment of SVM based classification techniques for the delineation of wave components in 12-lead electrocardiogram.</text:p>
          </table:table-cell>
          <table:table-cell office:value-type="string" calcext:value-type="string">
            <text:p>http://dblp.org/rec/journals/bspc/MehtaL08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Shock advisory tool: Detection of life-threatening cardiac arrhythmias and shock success prediction by means of a common parameter set.</text:p>
          </table:table-cell>
          <table:table-cell office:value-type="string" calcext:value-type="string">
            <text:p>http://dblp.org/rec/journals/bspc/Jekova0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Wavelet energy based diagnostic distortion measure for ECG.</text:p>
          </table:table-cell>
          <table:table-cell office:value-type="string" calcext:value-type="string">
            <text:p>http://dblp.org/rec/journals/bspc/ManikandanD0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 training whole-heart model for simulating propagation and ECG patterns.</text:p>
          </table:table-cell>
          <table:table-cell office:value-type="string" calcext:value-type="string">
            <text:p>http://dblp.org/rec/journals/bspc/PfeiferSHHFMT07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Differences in QT interval determined from multi-lead ambulatory ECG during rest and physical exercise.</text:p>
          </table:table-cell>
          <table:table-cell office:value-type="string" calcext:value-type="string">
            <text:p>http://dblp.org/rec/journals/bspc/LewisS0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Wavelet threshold based ECG compression using USZZQ and Huffman coding of DSM.</text:p>
          </table:table-cell>
          <table:table-cell office:value-type="string" calcext:value-type="string">
            <text:p>http://dblp.org/rec/journals/bspc/ManikandanD0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Biomed. Signal Proc. and Control</text:p>
          </table:table-cell>
          <table:table-cell office:value-type="string" calcext:value-type="string">
            <text:p>Application of projection pursuit based robust principal component analysis to ECG enhancement.</text:p>
          </table:table-cell>
          <table:table-cell office:value-type="string" calcext:value-type="string">
            <text:p>http://dblp.org/rec/journals/bspc/Kotas06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1.532" calcext:value-type="float">
            <text:p>1.532</text:p>
          </table:table-cell>
          <table:table-cell office:value-type="string" calcext:value-type="string">
            <text:p>Biomedical Signal Processing and Control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Application of the Permutation Entropy over the Heart Rate Variability for the Improvement of Electrocardiogram-based Sleep Breathing Pause Detection.</text:p>
          </table:table-cell>
          <table:table-cell office:value-type="string" calcext:value-type="string">
            <text:p>http://dblp.org/rec/journals/entropy/Ravelo-GarciaNC1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Optimal Base Wavelet Selection for ECG Noise Reduction Using a Comprehensive Entropy Criterion.</text:p>
          </table:table-cell>
          <table:table-cell office:value-type="string" calcext:value-type="string">
            <text:p>http://dblp.org/rec/journals/entropy/HeTW1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Wavelet Entropy Automatically Detects Episodes of Atrial Fibrillation from Single-Lead Electrocardiograms.</text:p>
          </table:table-cell>
          <table:table-cell office:value-type="string" calcext:value-type="string">
            <text:p>http://dblp.org/rec/journals/entropy/RodenasGAR1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Wavelet Entropy as a Measure of Ventricular Beat Suppression from the Electrocardiogram in Atrial Fibrillation.</text:p>
          </table:table-cell>
          <table:table-cell office:value-type="string" calcext:value-type="string">
            <text:p>http://dblp.org/rec/journals/entropy/Langley1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.502" calcext:value-type="float">
            <text:p>1.502</text:p>
          </table:table-cell>
          <table:table-cell office:value-type="string" calcext:value-type="string">
            <text:p>Entropy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igh-resolution detection of sustained ventricular and supraventricular tachycardia through FPGA-based fuzzy processing of ECG signal.</text:p>
          </table:table-cell>
          <table:table-cell office:value-type="string" calcext:value-type="string">
            <text:p>http://dblp.org/rec/journals/mbec/Chowdhury15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n adaptive integrated algorithm for noninvasive fetal ECG separation and noise reduction based on ICA-EEMD-WS.</text:p>
          </table:table-cell>
          <table:table-cell office:value-type="string" calcext:value-type="string">
            <text:p>http://dblp.org/rec/journals/mbec/LiuL15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The effect of precordial lead displacement on ECG morphology.</text:p>
          </table:table-cell>
          <table:table-cell office:value-type="string" calcext:value-type="string">
            <text:p>http://dblp.org/rec/journals/mbec/KaniaRFZJMSM1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valuation of ventricular repolarization dispersion during acute myocardial ischemia: spatial and temporal ECG indices.</text:p>
          </table:table-cell>
          <table:table-cell office:value-type="string" calcext:value-type="string">
            <text:p>http://dblp.org/rec/journals/mbec/AriniBML1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Binary optimization for source localization in the inverse problem of ECG.</text:p>
          </table:table-cell>
          <table:table-cell office:value-type="string" calcext:value-type="string">
            <text:p>http://dblp.org/rec/journals/mbec/PotyagayloCSD1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ffect of ECG-derived respiration (EDR) on modeling ventricular repolarization dynamics in different physiological and psychological conditions.</text:p>
          </table:table-cell>
          <table:table-cell office:value-type="string" calcext:value-type="string">
            <text:p>http://dblp.org/rec/journals/mbec/ImamKKP1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daptive motion artefact reduction in respiration and ECG signals for wearable healthcare monitoring systems.</text:p>
          </table:table-cell>
          <table:table-cell office:value-type="string" calcext:value-type="string">
            <text:p>http://dblp.org/rec/journals/mbec/ZhangSWZWW1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 classification scheme for ventricular arrhythmias using wavelets analysis.</text:p>
          </table:table-cell>
          <table:table-cell office:value-type="string" calcext:value-type="string">
            <text:p>http://dblp.org/rec/journals/mbec/BalasundaramMNU13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 comprehensive survey of wearable and wireless ECG monitoring systems for older adults.</text:p>
          </table:table-cell>
          <table:table-cell office:value-type="string" calcext:value-type="string">
            <text:p>http://dblp.org/rec/journals/mbec/BaigGC13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 unified procedure for detecting, quantifying, and validating electrocardiogram T-wave alternans.</text:p>
          </table:table-cell>
          <table:table-cell office:value-type="string" calcext:value-type="string">
            <text:p>http://dblp.org/rec/journals/mbec/NaseriPH13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CG signal analysis for the assessment of sleep-disordered breathing and sleep pattern.</text:p>
          </table:table-cell>
          <table:table-cell office:value-type="string" calcext:value-type="string">
            <text:p>http://dblp.org/rec/journals/mbec/KesperCPPC12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Spatial complexity and spectral distribution variability of atrial activity in surface ECG recordings of atrial fibrillation.</text:p>
          </table:table-cell>
          <table:table-cell office:value-type="string" calcext:value-type="string">
            <text:p>http://dblp.org/rec/journals/mbec/MarcoBL12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High-resolution esophageal long-term ECG allows detailed atrial wave morphology analysis in case of atrial ectopic beats.</text:p>
          </table:table-cell>
          <table:table-cell office:value-type="string" calcext:value-type="string">
            <text:p>http://dblp.org/rec/journals/mbec/NiederhauserMHGJV12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vent synchronous adaptive filter based atrial activity estimation in single-lead atrial fibrillation electrocardiograms.</text:p>
          </table:table-cell>
          <table:table-cell office:value-type="string" calcext:value-type="string">
            <text:p>http://dblp.org/rec/journals/mbec/LeeSSL12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 Kalman filter-based approach to reduce the effects of geometric errors and the measurement noise in the inverse ECG problem.</text:p>
          </table:table-cell>
          <table:table-cell office:value-type="string" calcext:value-type="string">
            <text:p>http://dblp.org/rec/journals/mbec/AydinD11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&amp;quot;ECG variability contour&amp;quot; method reveals amplitude changes in both ischemic patients and normal subjects during Dipyridamole stress: a preliminary report.</text:p>
          </table:table-cell>
          <table:table-cell office:value-type="string" calcext:value-type="string">
            <text:p>http://dblp.org/rec/journals/mbec/DoriGBLB11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Thin and flexible active electrodes with shield for capacitive electrocardiogram measurement.</text:p>
          </table:table-cell>
          <table:table-cell office:value-type="string" calcext:value-type="string">
            <text:p>http://dblp.org/rec/journals/mbec/LeeSKLP10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daptive removal of gradients-induced artefacts on ECG in MRI: a performance analysis of RLS filtering.</text:p>
          </table:table-cell>
          <table:table-cell office:value-type="string" calcext:value-type="string">
            <text:p>http://dblp.org/rec/journals/mbec/SansoneMB10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trial activity estimation from atrial fibrillation ECGs by blind source extraction based on a conditional maximum likelihood approach.</text:p>
          </table:table-cell>
          <table:table-cell office:value-type="string" calcext:value-type="string">
            <text:p>http://dblp.org/rec/journals/mbec/PhlypoZL10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pplication of the fastest route algorithm in the interactive simulation of the effect of local ischemia on the ECG.</text:p>
          </table:table-cell>
          <table:table-cell office:value-type="string" calcext:value-type="string">
            <text:p>http://dblp.org/rec/journals/mbec/DamOO09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Guidance for catheter ablation of ventricular arrhythmia.</text:p>
          </table:table-cell>
          <table:table-cell office:value-type="string" calcext:value-type="string">
            <text:p>http://dblp.org/rec/journals/mbec/PotseE09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arly afterdepolarisations and ventricular arrhythmias in cardiac tissue: a computational study.</text:p>
          </table:table-cell>
          <table:table-cell office:value-type="string" calcext:value-type="string">
            <text:p>http://dblp.org/rec/journals/mbec/ScarleC09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Cardiac anisotropy in boundary-element models for the electrocardiogram.</text:p>
          </table:table-cell>
          <table:table-cell office:value-type="string" calcext:value-type="string">
            <text:p>http://dblp.org/rec/journals/mbec/PotseDV09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n improved algorithm for respiration signal extraction from electrocardiogram measured by conductive textile electrodes using instantaneous frequency estimation.</text:p>
          </table:table-cell>
          <table:table-cell office:value-type="string" calcext:value-type="string">
            <text:p>http://dblp.org/rec/journals/mbec/ParkNPY08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Ventricular arrhythmias and changes in heart rate preceding ventricular tachycardia in patients with an implantable cardioverter defibrillator.</text:p>
          </table:table-cell>
          <table:table-cell office:value-type="string" calcext:value-type="string">
            <text:p>http://dblp.org/rec/journals/mbec/LermaWSKG08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xtraction of the magnetohydrodynamic blood flow potential from the surface electrocardiogram in magnetic resonance imaging.</text:p>
          </table:table-cell>
          <table:table-cell office:value-type="string" calcext:value-type="string">
            <text:p>http://dblp.org/rec/journals/mbec/NijmSLS08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lgorithm for the classification of multi-modulating signals on the electrocardiogram.</text:p>
          </table:table-cell>
          <table:table-cell office:value-type="string" calcext:value-type="string">
            <text:p>http://dblp.org/rec/journals/mbec/Mita07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Adaptive spatio-temporal filtering of disturbed ECGs: a multi-channel approach to heartbeat detection in smart clothing.</text:p>
          </table:table-cell>
          <table:table-cell office:value-type="string" calcext:value-type="string">
            <text:p>http://dblp.org/rec/journals/mbec/WiklundKOBLKS07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Extraction of fetal electrocardiogram using H ∞ adaptive algorithms.</text:p>
          </table:table-cell>
          <table:table-cell office:value-type="string" calcext:value-type="string">
            <text:p>http://dblp.org/rec/journals/mbec/Puthusserypady07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Wireless and inductively powered implant for measuring electrocardiogram.</text:p>
          </table:table-cell>
          <table:table-cell office:value-type="string" calcext:value-type="string">
            <text:p>http://dblp.org/rec/journals/mbec/RiistamaVHHAKMKHKa07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Classification enhancible grey relational analysis for cardiac arrhythmias discrimination.</text:p>
          </table:table-cell>
          <table:table-cell office:value-type="string" calcext:value-type="string">
            <text:p>http://dblp.org/rec/journals/mbec/Lin06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Reliability and accuracy of heart rate variability metrics versus ECG segment duration.</text:p>
          </table:table-cell>
          <table:table-cell office:value-type="string" calcext:value-type="string">
            <text:p>http://dblp.org/rec/journals/mbec/McNamesA06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Med. Biol. Engineering and Computing</text:p>
          </table:table-cell>
          <table:table-cell office:value-type="string" calcext:value-type="string">
            <text:p>Finite difference and lead field methods in designing implantable ECG monitor.</text:p>
          </table:table-cell>
          <table:table-cell office:value-type="string" calcext:value-type="string">
            <text:p>http://dblp.org/rec/journals/mbec/VaisanenHM06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Medical and Biological Engineering and Comput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BMC Med. Inf. &amp;amp; Decision Making</text:p>
          </table:table-cell>
          <table:table-cell office:value-type="string" calcext:value-type="string">
            <text:p>A cloud computing based 12-lead ECG telemedicine service.</text:p>
          </table:table-cell>
          <table:table-cell office:value-type="string" calcext:value-type="string">
            <text:p>http://dblp.org/rec/journals/midm/HsiehH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496" calcext:value-type="float">
            <text:p>1.496</text:p>
          </table:table-cell>
          <table:table-cell office:value-type="string" calcext:value-type="string">
            <text:p>BMC Medical Informatics &amp;amp; Decision Mak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Advances in Engineering Software</text:p>
          </table:table-cell>
          <table:table-cell office:value-type="string" calcext:value-type="string">
            <text:p>WebECG: A novel ECG simulator based on MATLAB Web Figure.</text:p>
          </table:table-cell>
          <table:table-cell office:value-type="string" calcext:value-type="string">
            <text:p>http://dblp.org/rec/journals/aes/GuneyEC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422" calcext:value-type="float">
            <text:p>1.422</text:p>
          </table:table-cell>
          <table:table-cell office:value-type="string" calcext:value-type="string">
            <text:p>Advances in Engineering Software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Mathematical and Computer Modelling</text:p>
          </table:table-cell>
          <table:table-cell office:value-type="string" calcext:value-type="string">
            <text:p>A computational framework based on behavioural modelling: Application to the matching of electrocardiogram (ECG) recordings.</text:p>
          </table:table-cell>
          <table:table-cell office:value-type="string" calcext:value-type="string">
            <text:p>http://dblp.org/rec/journals/mcm/PontMC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412" calcext:value-type="float">
            <text:p>1.412</text:p>
          </table:table-cell>
          <table:table-cell office:value-type="string" calcext:value-type="string">
            <text:p>Mathematical and Computer Modell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utational Statistics &amp;amp; Data Analysis</text:p>
          </table:table-cell>
          <table:table-cell office:value-type="string" calcext:value-type="string">
            <text:p>Discriminant analysis of multivariate time series: Application to diagnosis based on ECG signals.</text:p>
          </table:table-cell>
          <table:table-cell office:value-type="string" calcext:value-type="string">
            <text:p>http://dblp.org/rec/journals/csda/MaharajA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4" calcext:value-type="float">
            <text:p>1.4</text:p>
          </table:table-cell>
          <table:table-cell office:value-type="string" calcext:value-type="string">
            <text:p>Computational Statistics &amp;amp; Data Analysi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SW</text:p>
          </table:table-cell>
          <table:table-cell office:value-type="string" calcext:value-type="string">
            <text:p>Study of Hybrid Strategy for Ambulatory ECG Waveform Clustering.</text:p>
          </table:table-cell>
          <table:table-cell office:value-type="string" calcext:value-type="string">
            <text:p>http://dblp.org/rec/journals/jsw/ZhengY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352" calcext:value-type="float">
            <text:p>1.352</text:p>
          </table:table-cell>
          <table:table-cell office:value-type="string" calcext:value-type="string">
            <text:p>Journal of Software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Artif. Intell. Research</text:p>
          </table:table-cell>
          <table:table-cell office:value-type="string" calcext:value-type="string">
            <text:p>An interpretable classifier for detection of cardiac arrhythmias by using the fuzzy decision tree.</text:p>
          </table:table-cell>
          <table:table-cell office:value-type="string" calcext:value-type="string">
            <text:p>http://dblp.org/rec/journals/aires/BehadadaC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257" calcext:value-type="float">
            <text:p>1.257</text:p>
          </table:table-cell>
          <table:table-cell office:value-type="string" calcext:value-type="string">
            <text:p>Artificial Intelligence Research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High-rate compression of ECG signals by an accuracy-driven sparsity model relying on natural basis.</text:p>
          </table:table-cell>
          <table:table-cell office:value-type="string" calcext:value-type="string">
            <text:p>http://dblp.org/rec/journals/dsp/GrossiLL15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Model based compressed sensing reconstruction algorithms for ECG telemonitoring in WBANs.</text:p>
          </table:table-cell>
          <table:table-cell office:value-type="string" calcext:value-type="string">
            <text:p>http://dblp.org/rec/journals/dsp/LalosAV14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 new algorithm for the compression of ECG signals based on mother wavelet parameterization and best-threshold levels selection.</text:p>
          </table:table-cell>
          <table:table-cell office:value-type="string" calcext:value-type="string">
            <text:p>http://dblp.org/rec/journals/dsp/Abo-ZahhadAAS1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Efficient wavelet-based ECG processing for single-lead FHR extraction.</text:p>
          </table:table-cell>
          <table:table-cell office:value-type="string" calcext:value-type="string">
            <text:p>http://dblp.org/rec/journals/dsp/CastilloMJGPP13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Quality controlled ECG compression using essentially non-oscillatory point-value decomposition (ENOPV) technique.</text:p>
          </table:table-cell>
          <table:table-cell office:value-type="string" calcext:value-type="string">
            <text:p>http://dblp.org/rec/journals/dsp/AggarwalP12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 new method for classification of ECG arrhythmias using neural network with adaptive activation function.</text:p>
          </table:table-cell>
          <table:table-cell office:value-type="string" calcext:value-type="string">
            <text:p>http://dblp.org/rec/journals/dsp/OzbayT10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FPGA-oriented HW/SW implementation of ECG beat detection and classification algorithm.</text:p>
          </table:table-cell>
          <table:table-cell office:value-type="string" calcext:value-type="string">
            <text:p>http://dblp.org/rec/journals/dsp/CviklZ10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nalysis of human PPG, ECG and EEG signals by eigenvector methods.</text:p>
          </table:table-cell>
          <table:table-cell office:value-type="string" calcext:value-type="string">
            <text:p>http://dblp.org/rec/journals/dsp/UbeyliCC10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Clustering MIT-BIH arrhythmias with Ant Colony Optimization using time domain and PCA compressed wavelet coefficients.</text:p>
          </table:table-cell>
          <table:table-cell office:value-type="string" calcext:value-type="string">
            <text:p>http://dblp.org/rec/journals/dsp/KorurekN10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Fractal QRS-complexes pattern recognition for imperative cardiac arrhythmias.</text:p>
          </table:table-cell>
          <table:table-cell office:value-type="string" calcext:value-type="string">
            <text:p>http://dblp.org/rec/journals/dsp/LinD10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Combining recurrent neural networks with eigenvector methods for classification of ECG beats.</text:p>
          </table:table-cell>
          <table:table-cell office:value-type="string" calcext:value-type="string">
            <text:p>http://dblp.org/rec/journals/dsp/Ubeyli09b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Computer aided diagnosis of ECG data on the least square support vector machine.</text:p>
          </table:table-cell>
          <table:table-cell office:value-type="string" calcext:value-type="string">
            <text:p>http://dblp.org/rec/journals/dsp/PolatAG08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Usage of eigenvector methods in implementation of automated diagnostic systems for ECG beats.</text:p>
          </table:table-cell>
          <table:table-cell office:value-type="string" calcext:value-type="string">
            <text:p>http://dblp.org/rec/journals/dsp/Ubeyli08a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Wavelet-based denoising using subband dependent threshold for ECG signals.</text:p>
          </table:table-cell>
          <table:table-cell office:value-type="string" calcext:value-type="string">
            <text:p>http://dblp.org/rec/journals/dsp/Poornachandra08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Constrained ECG compression algorithm using the block-based discrete cosine transform.</text:p>
          </table:table-cell>
          <table:table-cell office:value-type="string" calcext:value-type="string">
            <text:p>http://dblp.org/rec/journals/dsp/BenzidMB08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 novel method for the elimination of power line frequency in ECG signal using hyper shrinkage function.</text:p>
          </table:table-cell>
          <table:table-cell office:value-type="string" calcext:value-type="string">
            <text:p>http://dblp.org/rec/journals/dsp/PoornachandraK08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A 2-D ECG compression algorithm based on wavelet transform and vector quantization.</text:p>
          </table:table-cell>
          <table:table-cell office:value-type="string" calcext:value-type="string">
            <text:p>http://dblp.org/rec/journals/dsp/WangJ08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Wavelet transform feature extraction from human PPG, ECG, and EEG signal responses to ELF PEMF exposures: A pilot study.</text:p>
          </table:table-cell>
          <table:table-cell office:value-type="string" calcext:value-type="string">
            <text:p>http://dblp.org/rec/journals/dsp/CvetkovicUC08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Pre-processing deconvolution based technique for improving the performances of ECG codecs: Comparison to SPIHT.</text:p>
          </table:table-cell>
          <table:table-cell office:value-type="string" calcext:value-type="string">
            <text:p>http://dblp.org/rec/journals/dsp/KhansaNK08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ECG compression method using Lorentzian functions model.</text:p>
          </table:table-cell>
          <table:table-cell office:value-type="string" calcext:value-type="string">
            <text:p>http://dblp.org/rec/journals/dsp/OuamriN07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ECG beats classification using multiclass support vector machines with error correcting output codes.</text:p>
          </table:table-cell>
          <table:table-cell office:value-type="string" calcext:value-type="string">
            <text:p>http://dblp.org/rec/journals/dsp/Ubeyli07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Digital Signal Processing</text:p>
          </table:table-cell>
          <table:table-cell office:value-type="string" calcext:value-type="string">
            <text:p>Optimal selection of wavelet basis function applied to ECG signal denoising.</text:p>
          </table:table-cell>
          <table:table-cell office:value-type="string" calcext:value-type="string">
            <text:p>http://dblp.org/rec/journals/dsp/SinghT06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.256" calcext:value-type="float">
            <text:p>1.256</text:p>
          </table:table-cell>
          <table:table-cell office:value-type="string" calcext:value-type="string">
            <text:p>Digital Signal Processing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J. Digital Imaging</text:p>
          </table:table-cell>
          <table:table-cell office:value-type="string" calcext:value-type="string">
            <text:p>The Clinical Application of a PACS-Dependent 12-Lead ECG and Image Information System in E-Medicine and Telemedicine.</text:p>
          </table:table-cell>
          <table:table-cell office:value-type="string" calcext:value-type="string">
            <text:p>http://dblp.org/rec/journals/jdi/HsiehL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2" calcext:value-type="float">
            <text:p>1.2</text:p>
          </table:table-cell>
          <table:table-cell office:value-type="string" calcext:value-type="string">
            <text:p>Journal of Digital Imaging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IEEE Trans. VLSI Syst.</text:p>
          </table:table-cell>
          <table:table-cell office:value-type="string" calcext:value-type="string">
            <text:p>A Fully Digital Front-End Architecture for ECG Acquisition System With 0.5 V Supply.</text:p>
          </table:table-cell>
          <table:table-cell office:value-type="string" calcext:value-type="string">
            <text:p>http://dblp.org/rec/journals/tvlsi/ZareM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142" calcext:value-type="float">
            <text:p>1.142</text:p>
          </table:table-cell>
          <table:table-cell office:value-type="string" calcext:value-type="string">
            <text:p>IEEE Transactions on Very Large Scale Integration Systems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Computational Biology and Chemistry</text:p>
          </table:table-cell>
          <table:table-cell office:value-type="string" calcext:value-type="string">
            <text:p>Implications of the Turing completeness of reaction-diffusion models, informed by GPGPU simulations on an XBox 360: Cardiac arrhythmias, re-entry and the Halting problem.</text:p>
          </table:table-cell>
          <table:table-cell office:value-type="string" calcext:value-type="string">
            <text:p>http://dblp.org/rec/journals/candc/Scarle0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117" calcext:value-type="float">
            <text:p>1.117</text:p>
          </table:table-cell>
          <table:table-cell office:value-type="string" calcext:value-type="string">
            <text:p>Computational Biology and Chemistry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gnitive Computation</text:p>
          </table:table-cell>
          <table:table-cell office:value-type="string" calcext:value-type="string">
            <text:p>Classification of Music-Induced Emotions Based on Information Fusion of Forehead Biosignals and Electrocardiogram.</text:p>
          </table:table-cell>
          <table:table-cell office:value-type="string" calcext:value-type="string">
            <text:p>http://dblp.org/rec/journals/cogcom/NajiFA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Cognitive Computation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. J. Bifurcation and Chaos</text:p>
          </table:table-cell>
          <table:table-cell office:value-type="string" calcext:value-type="string">
            <text:p>Control of Cardiac Arrhythmia by Nonlinear Spatiotemporal Delayed Feedback.</text:p>
          </table:table-cell>
          <table:table-cell office:value-type="string" calcext:value-type="string">
            <text:p>http://dblp.org/rec/journals/ijbc/BoroujeniVS1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. J. Bifurcation and Chaos</text:p>
          </table:table-cell>
          <table:table-cell office:value-type="string" calcext:value-type="string">
            <text:p>On Two-Dimensional Dynamical Systems Associated with Membrane kinetics Underlying Cardiac Arrhythmias.</text:p>
          </table:table-cell>
          <table:table-cell office:value-type="string" calcext:value-type="string">
            <text:p>http://dblp.org/rec/journals/ijbc/BakerKKP0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. J. Bifurcation and Chaos</text:p>
          </table:table-cell>
          <table:table-cell office:value-type="string" calcext:value-type="string">
            <text:p>Time Series Analysis of ECG: a Possibility of the Initial Diagnostics.</text:p>
          </table:table-cell>
          <table:table-cell office:value-type="string" calcext:value-type="string">
            <text:p>http://dblp.org/rec/journals/ijbc/LoskutovM0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.078" calcext:value-type="float">
            <text:p>1.078</text:p>
          </table:table-cell>
          <table:table-cell office:value-type="string" calcext:value-type="string">
            <text:p>International Journal of Bifurcation and Chao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Coding ECG beats using multiscale compressed sensing based processing.</text:p>
          </table:table-cell>
          <table:table-cell office:value-type="string" calcext:value-type="string">
            <text:p>http://dblp.org/rec/journals/cee/Sharma1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 new method for removal of powerline interference in ECG and EEG recordings.</text:p>
          </table:table-cell>
          <table:table-cell office:value-type="string" calcext:value-type="string">
            <text:p>http://dblp.org/rec/journals/cee/SatosSS1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n efficient new method for the detection of QRS in electrocardiogram.</text:p>
          </table:table-cell>
          <table:table-cell office:value-type="string" calcext:value-type="string">
            <text:p>http://dblp.org/rec/journals/cee/DohareKK1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Electrocardiogram beat classification using empirical mode decomposition and multiclass directed acyclic graph support vector machine.</text:p>
          </table:table-cell>
          <table:table-cell office:value-type="string" calcext:value-type="string">
            <text:p>http://dblp.org/rec/journals/cee/SainiSK1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Beta wavelet based ECG signal compression using lossless encoding with modified thresholding.</text:p>
          </table:table-cell>
          <table:table-cell office:value-type="string" calcext:value-type="string">
            <text:p>http://dblp.org/rec/journals/cee/KumarKP1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 new AC-coupled amplifier for portable ECG without reference electrode.</text:p>
          </table:table-cell>
          <table:table-cell office:value-type="string" calcext:value-type="string">
            <text:p>http://dblp.org/rec/journals/cee/Wang1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 bi-phase enabled serial acquisition system for remote processing of digitized ECG.</text:p>
          </table:table-cell>
          <table:table-cell office:value-type="string" calcext:value-type="string">
            <text:p>http://dblp.org/rec/journals/cee/GuptaBM1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 lossless ECG data compression technique using ASCII character encoding.</text:p>
          </table:table-cell>
          <table:table-cell office:value-type="string" calcext:value-type="string">
            <text:p>http://dblp.org/rec/journals/cee/MukhopadhyayMM1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Studies on the ECG forward problem.</text:p>
          </table:table-cell>
          <table:table-cell office:value-type="string" calcext:value-type="string">
            <text:p>http://dblp.org/rec/journals/cee/YuP0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Computers &amp;amp; Electrical Engineering</text:p>
          </table:table-cell>
          <table:table-cell office:value-type="string" calcext:value-type="string">
            <text:p>A novel algorithm for wavelet based ECG signal coding.</text:p>
          </table:table-cell>
          <table:table-cell office:value-type="string" calcext:value-type="string">
            <text:p>http://dblp.org/rec/journals/cee/KumariS0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992" calcext:value-type="float">
            <text:p>0.992</text:p>
          </table:table-cell>
          <table:table-cell office:value-type="string" calcext:value-type="string">
            <text:p>Computers &amp;amp; Electrical Engineer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ETC</text:p>
          </table:table-cell>
          <table:table-cell office:value-type="string" calcext:value-type="string">
            <text:p>Nonvolatile Memories as the Data Storage System for Implantable ECG Recorder.</text:p>
          </table:table-cell>
          <table:table-cell office:value-type="string" calcext:value-type="string">
            <text:p>http://dblp.org/rec/journals/jetc/SunCZLC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833" calcext:value-type="float">
            <text:p>0.833</text:p>
          </table:table-cell>
          <table:table-cell office:value-type="string" calcext:value-type="string">
            <text:p>ACM Journal on Emerging Technologies in Computing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Fast multi-scale feature fusion for ECG heartbeat classification.</text:p>
          </table:table-cell>
          <table:table-cell office:value-type="string" calcext:value-type="string">
            <text:p>http://dblp.org/rec/journals/ejasp/AiYWFAW15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ardiology knowledge free ECG feature extraction using generalized tensor rank one discriminant analysis.</text:p>
          </table:table-cell>
          <table:table-cell office:value-type="string" calcext:value-type="string">
            <text:p>http://dblp.org/rec/journals/ejasp/HuangZ14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ompression of ECG signals using variable-length classified vector sets and wavelet transforms.</text:p>
          </table:table-cell>
          <table:table-cell office:value-type="string" calcext:value-type="string">
            <text:p>http://dblp.org/rec/journals/ejasp/Gurkan12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On the feasibility of tilt test outcome early prediction using ECG and pressure parameters.</text:p>
          </table:table-cell>
          <table:table-cell office:value-type="string" calcext:value-type="string">
            <text:p>http://dblp.org/rec/journals/ejasp/Gimeno-BlanesRCFG11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A Modified Run-Length Coding towards the Realization of a RRO-NRDPWT-Based ECG Data Compression System.</text:p>
          </table:table-cell>
          <table:table-cell office:value-type="string" calcext:value-type="string">
            <text:p>http://dblp.org/rec/journals/ejasp/LeeHWK11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Exploiting periodicity to extract the atrial activity in atrial arrhythmias.</text:p>
          </table:table-cell>
          <table:table-cell office:value-type="string" calcext:value-type="string">
            <text:p>http://dblp.org/rec/journals/ejasp/LlinaresI11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A Sequential Procedure for Individual Identity Verification Using ECG.</text:p>
          </table:table-cell>
          <table:table-cell office:value-type="string" calcext:value-type="string">
            <text:p>http://dblp.org/rec/journals/ejasp/IrvineI09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ancelling ECG Artifacts in EEG Using a Modified Independent Component Analysis Approach.</text:p>
          </table:table-cell>
          <table:table-cell office:value-type="string" calcext:value-type="string">
            <text:p>http://dblp.org/rec/journals/ejasp/DevuystDSKS08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Using Intracardiac Vectorcardiographic Loop for Surface ECG Synthesis.</text:p>
          </table:table-cell>
          <table:table-cell office:value-type="string" calcext:value-type="string">
            <text:p>http://dblp.org/rec/journals/ejasp/KachenouraPHC08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ardiac Arrhythmias Classification Method Based on MUSIC, Morphological Descriptors, and Neural Network.</text:p>
          </table:table-cell>
          <table:table-cell office:value-type="string" calcext:value-type="string">
            <text:p>http://dblp.org/rec/journals/ejasp/Naghsh-NilchiK08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Analysis of Human Electrocardiogram for Biometric Recognition.</text:p>
          </table:table-cell>
          <table:table-cell office:value-type="string" calcext:value-type="string">
            <text:p>http://dblp.org/rec/journals/ejasp/WangAHP08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Multichannel ECG and Noise Modeling: Application to Maternal and Fetal ECG Signals.</text:p>
          </table:table-cell>
          <table:table-cell office:value-type="string" calcext:value-type="string">
            <text:p>http://dblp.org/rec/journals/ejasp/SameniCJS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ombining Wavelet Transform and Hidden Markov Models for ECG Segmentation.</text:p>
          </table:table-cell>
          <table:table-cell office:value-type="string" calcext:value-type="string">
            <text:p>http://dblp.org/rec/journals/ejasp/AndreaoB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orrected Integral Shape Averaging Applied to Obstructive Sleep Apnea Detection from the Electrocardiogram.</text:p>
          </table:table-cell>
          <table:table-cell office:value-type="string" calcext:value-type="string">
            <text:p>http://dblp.org/rec/journals/ejasp/BoudaoudRMHO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Principal Component Analysis in ECG Signal Processing.</text:p>
          </table:table-cell>
          <table:table-cell office:value-type="string" calcext:value-type="string">
            <text:p>http://dblp.org/rec/journals/ejasp/CastellsLSBM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Complexity-Measure-Based Sequential Hypothesis Testing for Real-Time Detection of Lethal Cardiac Arrhythmias.</text:p>
          </table:table-cell>
          <table:table-cell office:value-type="string" calcext:value-type="string">
            <text:p>http://dblp.org/rec/journals/ejasp/Chen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Modeling of Electrocardiogram Signals Using Predefined Signature and Envelope Vector Sets.</text:p>
          </table:table-cell>
          <table:table-cell office:value-type="string" calcext:value-type="string">
            <text:p>http://dblp.org/rec/journals/ejasp/GurkanGY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A Simple Method for Guaranteeing ECG Quality in Real-Time Wavelet Lossy Coding.</text:p>
          </table:table-cell>
          <table:table-cell office:value-type="string" calcext:value-type="string">
            <text:p>http://dblp.org/rec/journals/ejasp/IglesiasG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Lossless Compression Schemes for ECG Signals Using Neural Network Predictors.</text:p>
          </table:table-cell>
          <table:table-cell office:value-type="string" calcext:value-type="string">
            <text:p>http://dblp.org/rec/journals/ejasp/KannanE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Advances in Electrocardiogram Signal Processing and Analysis.</text:p>
          </table:table-cell>
          <table:table-cell office:value-type="string" calcext:value-type="string">
            <text:p>http://dblp.org/rec/journals/ejasp/SandhamHLC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Multiadaptive Bionic Wavelet Transform: Application to ECG Denoising and Baseline Wandering Reduction.</text:p>
          </table:table-cell>
          <table:table-cell office:value-type="string" calcext:value-type="string">
            <text:p>http://dblp.org/rec/journals/ejasp/SayadiS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Real-Time Cardiac Arrhythmia Detection Using WOLA Filterbank Analysis of EGM Signals.</text:p>
          </table:table-cell>
          <table:table-cell office:value-type="string" calcext:value-type="string">
            <text:p>http://dblp.org/rec/journals/ejasp/SheikhzadehBS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Diurnal Changes of Heart Rate and Sympathovagal Activity for Temporal Patterns of Transient Ischemic Episodes in 24-Hour Electrocardiograms.</text:p>
          </table:table-cell>
          <table:table-cell office:value-type="string" calcext:value-type="string">
            <text:p>http://dblp.org/rec/journals/ejasp/SmrdelJ07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EURASIP J. Adv. Sig. Proc.</text:p>
          </table:table-cell>
          <table:table-cell office:value-type="string" calcext:value-type="string">
            <text:p>Subband-Adaptive Shrinkage for Denoising of ECG Signals.</text:p>
          </table:table-cell>
          <table:table-cell office:value-type="string" calcext:value-type="string">
            <text:p>http://dblp.org/rec/journals/ejasp/PoornachandraK06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0.808" calcext:value-type="float">
            <text:p>0.808</text:p>
          </table:table-cell>
          <table:table-cell office:value-type="string" calcext:value-type="string">
            <text:p>EURASIP Journal on Advances in Signal Process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Wireless Sensor-Based Smart-Clothing Platform for ECG Monitoring.</text:p>
          </table:table-cell>
          <table:table-cell office:value-type="string" calcext:value-type="string">
            <text:p>http://dblp.org/rec/journals/cmmm/WangLYY1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Risk Prediction of One-Year Mortality in Patients with Cardiac Arrhythmias Using Random Survival Forest.</text:p>
          </table:table-cell>
          <table:table-cell office:value-type="string" calcext:value-type="string">
            <text:p>http://dblp.org/rec/journals/cmmm/MiaoCZLZ1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Robust and Accurate Anomaly Detection in ECG Artifacts Using Time Series Motif Discovery.</text:p>
          </table:table-cell>
          <table:table-cell office:value-type="string" calcext:value-type="string">
            <text:p>http://dblp.org/rec/journals/cmmm/SivaraksR1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Computation of Nonlinear Parameters of Heart Rhythm Using Short Time ECG Segments.</text:p>
          </table:table-cell>
          <table:table-cell office:value-type="string" calcext:value-type="string">
            <text:p>http://dblp.org/rec/journals/cmmm/KoichubekovKORS1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Fetal ECG Extraction from Abdominal Signals: A Review on Suppression of Fundamental Power Line Interference Component and Its Harmonics.</text:p>
          </table:table-cell>
          <table:table-cell office:value-type="string" calcext:value-type="string">
            <text:p>http://dblp.org/rec/journals/cmmm/TaralungaUGSW1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PLI Cancellation in ECG Signal Based on Adaptive Filter by Using Wiener-Hopf Equation for Providing Initial Condition.</text:p>
          </table:table-cell>
          <table:table-cell office:value-type="string" calcext:value-type="string">
            <text:p>http://dblp.org/rec/journals/cmmm/ManosuebKW1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 Harmonic Linear Dynamical System for Prominent ECG Feature Extraction.</text:p>
          </table:table-cell>
          <table:table-cell office:value-type="string" calcext:value-type="string">
            <text:p>http://dblp.org/rec/journals/cmmm/NguyenYKD14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 Novel Automatic Detection System for ECG Arrhythmias Using Maximum Margin Clustering with Immune Evolutionary Algorithm.</text:p>
          </table:table-cell>
          <table:table-cell office:value-type="string" calcext:value-type="string">
            <text:p>http://dblp.org/rec/journals/cmmm/ZhuDH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 Simplified 3D Model of Whole Heart Electrical Activity and 12-Lead ECG Generation.</text:p>
          </table:table-cell>
          <table:table-cell office:value-type="string" calcext:value-type="string">
            <text:p>http://dblp.org/rec/journals/cmmm/SoviljMLD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Study on Parameter Optimization for Support Vector Regression in Solving the Inverse ECG Problem.</text:p>
          </table:table-cell>
          <table:table-cell office:value-type="string" calcext:value-type="string">
            <text:p>http://dblp.org/rec/journals/cmmm/JiangJZWHZ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Multiscale Cross-Approximate Entropy Analysis as a Measurement of Complexity between ECG R-R Interval and PPG Pulse Amplitude Series among the Normal and Diabetic Subjects.</text:p>
          </table:table-cell>
          <table:table-cell office:value-type="string" calcext:value-type="string">
            <text:p>http://dblp.org/rec/journals/cmmm/WuLLL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n Expert System Based on Fisher Score and LS-SVM for Cardiac Arrhythmia Diagnosis.</text:p>
          </table:table-cell>
          <table:table-cell office:value-type="string" calcext:value-type="string">
            <text:p>http://dblp.org/rec/journals/cmmm/Yilmaz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pplication of Wavelet Entropy to Predict Atrial Fibrillation Progression from the Surface ECG.</text:p>
          </table:table-cell>
          <table:table-cell office:value-type="string" calcext:value-type="string">
            <text:p>http://dblp.org/rec/journals/cmmm/AlcarazR12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Comp. Math. Methods in Medicine</text:p>
          </table:table-cell>
          <table:table-cell office:value-type="string" calcext:value-type="string">
            <text:p>An Automated Optimal Engagement and Attention Detection System Using Electrocardiogram.</text:p>
          </table:table-cell>
          <table:table-cell office:value-type="string" calcext:value-type="string">
            <text:p>http://dblp.org/rec/journals/cmmm/BelleHN12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0.766" calcext:value-type="float">
            <text:p>0.766</text:p>
          </table:table-cell>
          <table:table-cell office:value-type="string" calcext:value-type="string">
            <text:p>Computational and Mathematical Methods in Medicine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Journal of Communications and Networks</text:p>
          </table:table-cell>
          <table:table-cell office:value-type="string" calcext:value-type="string">
            <text:p>Curvature based ECG signal compression for effective communication on WPAN.</text:p>
          </table:table-cell>
          <table:table-cell office:value-type="string" calcext:value-type="string">
            <text:p>http://dblp.org/rec/journals/jcn/KimKKYP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747" calcext:value-type="float">
            <text:p>0.747</text:p>
          </table:table-cell>
          <table:table-cell office:value-type="string" calcext:value-type="string">
            <text:p>Journal of Communications and Network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Communications and Networks</text:p>
          </table:table-cell>
          <table:table-cell office:value-type="string" calcext:value-type="string">
            <text:p>Wireless three-pad ECG system: Challenges, design, and evaluations.</text:p>
          </table:table-cell>
          <table:table-cell office:value-type="string" calcext:value-type="string">
            <text:p>http://dblp.org/rec/journals/jcn/CaoLSL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747" calcext:value-type="float">
            <text:p>0.747</text:p>
          </table:table-cell>
          <table:table-cell office:value-type="string" calcext:value-type="string">
            <text:p>Journal of Communications and Networks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ACM Trans. Design Autom. Electr. Syst.</text:p>
          </table:table-cell>
          <table:table-cell office:value-type="string" calcext:value-type="string">
            <text:p>A multiprocessor system-on-chip for real-time biomedical monitoring and analysis: ECG prototype architectural design space exploration.</text:p>
          </table:table-cell>
          <table:table-cell office:value-type="string" calcext:value-type="string">
            <text:p>http://dblp.org/rec/journals/todaes/KhatibPBBBKJN0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686" calcext:value-type="float">
            <text:p>0.686</text:p>
          </table:table-cell>
          <table:table-cell office:value-type="string" calcext:value-type="string">
            <text:p>ACM Transactions on Design Automation of Electronic Systems (TODAES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ACM Trans. Embedded Comput. Syst.</text:p>
          </table:table-cell>
          <table:table-cell office:value-type="string" calcext:value-type="string">
            <text:p>Miniaturized wireless ECG monitor for real-time detection of epileptic seizures.</text:p>
          </table:table-cell>
          <table:table-cell office:value-type="string" calcext:value-type="string">
            <text:p>http://dblp.org/rec/journals/tecs/MasseBSAP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68" calcext:value-type="float">
            <text:p>0.68</text:p>
          </table:table-cell>
          <table:table-cell office:value-type="string" calcext:value-type="string">
            <text:p>ACM Transactions on Embedded Computing Systems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ACM Trans. Embedded Comput. Syst.</text:p>
          </table:table-cell>
          <table:table-cell office:value-type="string" calcext:value-type="string">
            <text:p>Wireless noncontact ECG and EEG biopotential sensors.</text:p>
          </table:table-cell>
          <table:table-cell office:value-type="string" calcext:value-type="string">
            <text:p>http://dblp.org/rec/journals/tecs/ChiNC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68" calcext:value-type="float">
            <text:p>0.68</text:p>
          </table:table-cell>
          <table:table-cell office:value-type="string" calcext:value-type="string">
            <text:p>ACM Transactions on Embedded Computing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J. Vis. Lang. Comput.</text:p>
          </table:table-cell>
          <table:table-cell office:value-type="string" calcext:value-type="string">
            <text:p>Hybrid classification engine for cardiac arrhythmia cloud service in elderly healthcare management.</text:p>
          </table:table-cell>
          <table:table-cell office:value-type="string" calcext:value-type="string">
            <text:p>http://dblp.org/rec/journals/vlc/0002CLK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66" calcext:value-type="float">
            <text:p>0.66</text:p>
          </table:table-cell>
          <table:table-cell office:value-type="string" calcext:value-type="string">
            <text:p>Journal of Visual Languages and Comput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ignal Processing Systems</text:p>
          </table:table-cell>
          <table:table-cell office:value-type="string" calcext:value-type="string">
            <text:p>Gaussian Noise Filtering from ECG by Wiener Filter and Ensemble Empirical Mode Decomposition.</text:p>
          </table:table-cell>
          <table:table-cell office:value-type="string" calcext:value-type="string">
            <text:p>http://dblp.org/rec/journals/vlsisp/ChangL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564" calcext:value-type="float">
            <text:p>0.564</text:p>
          </table:table-cell>
          <table:table-cell office:value-type="string" calcext:value-type="string">
            <text:p>Journal of Signal Processing System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Signal Processing Systems</text:p>
          </table:table-cell>
          <table:table-cell office:value-type="string" calcext:value-type="string">
            <text:p>Analysis and Design of On-sensor ECG Processors for Realtime Detection of Cardiac Anomalies Including VF, VT, and PVC.</text:p>
          </table:table-cell>
          <table:table-cell office:value-type="string" calcext:value-type="string">
            <text:p>http://dblp.org/rec/journals/vlsisp/ChenCCLHLLC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564" calcext:value-type="float">
            <text:p>0.564</text:p>
          </table:table-cell>
          <table:table-cell office:value-type="string" calcext:value-type="string">
            <text:p>Journal of Signal Processing Systems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Kybernetes</text:p>
          </table:table-cell>
          <table:table-cell office:value-type="string" calcext:value-type="string">
            <text:p>Hyperbox classifiers for arrhythmia classification.</text:p>
          </table:table-cell>
          <table:table-cell office:value-type="string" calcext:value-type="string">
            <text:p>http://dblp.org/rec/journals/kybernetes/BortolanP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416" calcext:value-type="float">
            <text:p>0.416</text:p>
          </table:table-cell>
          <table:table-cell office:value-type="string" calcext:value-type="string">
            <text:p>Kybernete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Frontiers of Computer Science</text:p>
          </table:table-cell>
          <table:table-cell office:value-type="string" calcext:value-type="string">
            <text:p>ECG beat classification using particle swarm optimization and support vector machine.</text:p>
          </table:table-cell>
          <table:table-cell office:value-type="string" calcext:value-type="string">
            <text:p>http://dblp.org/rec/journals/fcsc/KhazaeeZ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405" calcext:value-type="float">
            <text:p>0.405</text:p>
          </table:table-cell>
          <table:table-cell office:value-type="string" calcext:value-type="string">
            <text:p>Frontiers of Computer Science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pplied Artificial Intelligence</text:p>
          </table:table-cell>
          <table:table-cell office:value-type="string" calcext:value-type="string">
            <text:p>Multiclass Support Vector Machines for Classification of ECG Data with Missing Values.</text:p>
          </table:table-cell>
          <table:table-cell office:value-type="string" calcext:value-type="string">
            <text:p>http://dblp.org/rec/journals/aai/HejaziASHA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402" calcext:value-type="float">
            <text:p>0.402</text:p>
          </table:table-cell>
          <table:table-cell office:value-type="string" calcext:value-type="string">
            <text:p>Applied Artificial Intelligence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J. Electrical and Computer Engineering</text:p>
          </table:table-cell>
          <table:table-cell office:value-type="string" calcext:value-type="string">
            <text:p>Performance Analysis of Multiscale Entropy for the Assessment of ECG Signal Quality.</text:p>
          </table:table-cell>
          <table:table-cell office:value-type="string" calcext:value-type="string">
            <text:p>http://dblp.org/rec/journals/jece/ZhangWLL1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333" calcext:value-type="float">
            <text:p>0.333</text:p>
          </table:table-cell>
          <table:table-cell office:value-type="string" calcext:value-type="string">
            <text:p>Journal of Electrical and Computer Engineering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J. Electrical and Computer Engineering</text:p>
          </table:table-cell>
          <table:table-cell office:value-type="string" calcext:value-type="string">
            <text:p>Using Multiscale Product for ECG Characterization.</text:p>
          </table:table-cell>
          <table:table-cell office:value-type="string" calcext:value-type="string">
            <text:p>http://dblp.org/rec/journals/jece/BesrourLE0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333" calcext:value-type="float">
            <text:p>0.333</text:p>
          </table:table-cell>
          <table:table-cell office:value-type="string" calcext:value-type="string">
            <text:p>Journal of Electrical and Computer Engineer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An Approach to Evaluate Electromagnetic Interference with a Wearable ECG at Frequencies below 1MHz.</text:p>
          </table:table-cell>
          <table:table-cell office:value-type="string" calcext:value-type="string">
            <text:p>http://dblp.org/rec/journals/ieicet/LiaoSW1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Biometric Identification Using JPEG2000 Compressed ECG Signals.</text:p>
          </table:table-cell>
          <table:table-cell office:value-type="string" calcext:value-type="string">
            <text:p>http://dblp.org/rec/journals/ieicet/WuWC15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Distributed Source Coding for Real-Time ECG Signal Monitoring.</text:p>
          </table:table-cell>
          <table:table-cell office:value-type="string" calcext:value-type="string">
            <text:p>http://dblp.org/rec/journals/ieicet/WuTC1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Real-Time and Memory-Efficient Arrhythmia Detection in ECG Monitors Using Antidictionary Coding.</text:p>
          </table:table-cell>
          <table:table-cell office:value-type="string" calcext:value-type="string">
            <text:p>http://dblp.org/rec/journals/ieicet/OtaMW13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Novel Joint Source-Channel Coding of Periodic ECG Signals for Reliable Wireless Patient Monitoring.</text:p>
          </table:table-cell>
          <table:table-cell office:value-type="string" calcext:value-type="string">
            <text:p>http://dblp.org/rec/journals/ieicet/WatanabeTI1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On-Line Electrocardiogram Lossless Compression Using Antidictionary Codes for a Finite Alphabet.</text:p>
          </table:table-cell>
          <table:table-cell office:value-type="string" calcext:value-type="string">
            <text:p>http://dblp.org/rec/journals/ieicet/OtaM1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EICE Transactions</text:p>
          </table:table-cell>
          <table:table-cell office:value-type="string" calcext:value-type="string">
            <text:p>A Robust and Non-invasive Fetal Electrocardiogram Extraction Algorithm in a Semi-Blind Way.</text:p>
          </table:table-cell>
          <table:table-cell office:value-type="string" calcext:value-type="string">
            <text:p>http://dblp.org/rec/journals/ieicet/YeZC08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226" calcext:value-type="float">
            <text:p>0.226</text:p>
          </table:table-cell>
          <table:table-cell office:value-type="string" calcext:value-type="string">
            <text:p>IEICE Transactions on Communications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ntelligent Automation &amp;amp; Soft Computing</text:p>
          </table:table-cell>
          <table:table-cell office:value-type="string" calcext:value-type="string">
            <text:p>Heart Arrhythmia Detection using support vector machines.</text:p>
          </table:table-cell>
          <table:table-cell office:value-type="string" calcext:value-type="string">
            <text:p>http://dblp.org/rec/journals/iasc/KhazaeeE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189" calcext:value-type="float">
            <text:p>0.189</text:p>
          </table:table-cell>
          <table:table-cell office:value-type="string" calcext:value-type="string">
            <text:p>Intelligent Automation &amp;amp; Soft Comput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New real-time heartbeat detection method using the angle of a single-lead electrocardiogram.</text:p>
          </table:table-cell>
          <table:table-cell office:value-type="string" calcext:value-type="string">
            <text:p>http://dblp.org/rec/journals/cbm/SongCKL15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spiratory rate extraction from single-lead ECG using homomorphic filtering.</text:p>
          </table:table-cell>
          <table:table-cell office:value-type="string" calcext:value-type="string">
            <text:p>http://dblp.org/rec/journals/cbm/SharmaSB15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novel electrocardiogram parameterization algorithm and its application in myocardial infarction detection.</text:p>
          </table:table-cell>
          <table:table-cell office:value-type="string" calcext:value-type="string">
            <text:p>http://dblp.org/rec/journals/cbm/LiuLWHLZLZ15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Design and implementation of a multiband digital filter using FPGA to extract the ECG signal in the presence of different interference signals.</text:p>
          </table:table-cell>
          <table:table-cell office:value-type="string" calcext:value-type="string">
            <text:p>http://dblp.org/rec/journals/cbm/AboutabikhA15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Comment on the First Symposium on Quantitative Analysis of Cardiac Arrhythmias.</text:p>
          </table:table-cell>
          <table:table-cell office:value-type="string" calcext:value-type="string">
            <text:p>http://dblp.org/rec/journals/cbm/Wit15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Modeling left and right atrial contributions to the ECG: A dipole-current source approach.</text:p>
          </table:table-cell>
          <table:table-cell office:value-type="string" calcext:value-type="string">
            <text:p>http://dblp.org/rec/journals/cbm/Jacquemet15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liable resource-constrained telecardiology via compressive detection of anomalous ECG signals.</text:p>
          </table:table-cell>
          <table:table-cell office:value-type="string" calcext:value-type="string">
            <text:p>http://dblp.org/rec/journals/cbm/ChandraSJ15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correlation analysis-based detection and delineation of ECG characteristic events using template waveforms extracted by ensemble averaging of clustered heart cycles.</text:p>
          </table:table-cell>
          <table:table-cell office:value-type="string" calcext:value-type="string">
            <text:p>http://dblp.org/rec/journals/cbm/HomaeinezhadEN14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Comparative assessment of nonlinear metrics to quantify organization-related events in surface electrocardiograms of atrial fibrillation.</text:p>
          </table:table-cell>
          <table:table-cell office:value-type="string" calcext:value-type="string">
            <text:p>http://dblp.org/rec/journals/cbm/JulianAR14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Current methods in electrocardiogram characterization.</text:p>
          </table:table-cell>
          <table:table-cell office:value-type="string" calcext:value-type="string">
            <text:p>http://dblp.org/rec/journals/cbm/MartisAA14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al-time electrocardiogram P-QRS-T detection-delineation algorithm based on quality-supported analysis of characteristic templates.</text:p>
          </table:table-cell>
          <table:table-cell office:value-type="string" calcext:value-type="string">
            <text:p>http://dblp.org/rec/journals/cbm/KarimipourH14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curring patterns of atrial fibrillation in surface ECG predict restoration of sinus rhythm by catheter ablation.</text:p>
          </table:table-cell>
          <table:table-cell office:value-type="string" calcext:value-type="string">
            <text:p>http://dblp.org/rec/journals/cbm/MarcoRBL14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trial activity extraction from single lead ECG recordings: Evaluation of two novel methods.</text:p>
          </table:table-cell>
          <table:table-cell office:value-type="string" calcext:value-type="string">
            <text:p>http://dblp.org/rec/journals/cbm/DaiJL1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5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traction notice to &amp;apos;A novel real-time patient-specific seizure diagnosis algorithm based on analysis of EEG and ECG signals using spectral and spatial features and improved particle swarm optimization classifier&amp;apos; [CBM 42 (2012) 848-856].</text:p>
          </table:table-cell>
          <table:table-cell office:value-type="string" calcext:value-type="string">
            <text:p>http://dblp.org/rec/journals/cbm/NasehiP1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CG signal enhancement using S-Transform.</text:p>
          </table:table-cell>
          <table:table-cell office:value-type="string" calcext:value-type="string">
            <text:p>http://dblp.org/rec/journals/cbm/AriDC1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al-time CHF detection from ECG signals using a novel discretization method.</text:p>
          </table:table-cell>
          <table:table-cell office:value-type="string" calcext:value-type="string">
            <text:p>http://dblp.org/rec/journals/cbm/Orhan1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esearch of fetal ECG extraction using wavelet analysis and adaptive filtering.</text:p>
          </table:table-cell>
          <table:table-cell office:value-type="string" calcext:value-type="string">
            <text:p>http://dblp.org/rec/journals/cbm/WuSZLZG1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trial activity selection for atrial fibrillation ECG recordings.</text:p>
          </table:table-cell>
          <table:table-cell office:value-type="string" calcext:value-type="string">
            <text:p>http://dblp.org/rec/journals/cbm/DonosoFLPR1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Fractal and EMD based removal of baseline wander and powerline interference from ECG signals.</text:p>
          </table:table-cell>
          <table:table-cell office:value-type="string" calcext:value-type="string">
            <text:p>http://dblp.org/rec/journals/cbm/AgrawalG1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ffect of aerobic conditioning on ventricular activation: A principal components analysis approach to high-resolution electrocardiogram.</text:p>
          </table:table-cell>
          <table:table-cell office:value-type="string" calcext:value-type="string">
            <text:p>http://dblp.org/rec/journals/cbm/Nasario-JuniorBTMN13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mpirical mode decomposition based ECG enhancement and QRS detection.</text:p>
          </table:table-cell>
          <table:table-cell office:value-type="string" calcext:value-type="string">
            <text:p>http://dblp.org/rec/journals/cbm/PalM12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Machine learning on-a-chip: A high-performance low-power reusable neuron architecture for artificial neural networks in ECG classifications.</text:p>
          </table:table-cell>
          <table:table-cell office:value-type="string" calcext:value-type="string">
            <text:p>http://dblp.org/rec/journals/cbm/SunC12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multi-stage automatic arrhythmia recognition and classification system.</text:p>
          </table:table-cell>
          <table:table-cell office:value-type="string" calcext:value-type="string">
            <text:p>http://dblp.org/rec/journals/cbm/KutluK11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xploiting correlation of ECG with certain EMD functions for discrimination of ventricular fibrillation.</text:p>
          </table:table-cell>
          <table:table-cell office:value-type="string" calcext:value-type="string">
            <text:p>http://dblp.org/rec/journals/cbm/AnasLH11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Random forests ensemble classifier trained with data resampling strategy to improve cardiac arrhythmia diagnosis.</text:p>
          </table:table-cell>
          <table:table-cell office:value-type="string" calcext:value-type="string">
            <text:p>http://dblp.org/rec/journals/cbm/Ozcift11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statistical approach for determination of time plane features from digitized ECG.</text:p>
          </table:table-cell>
          <table:table-cell office:value-type="string" calcext:value-type="string">
            <text:p>http://dblp.org/rec/journals/cbm/ChatterjeeGM11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The event synchronous canceller algorithm removes maternal ECG from abdominal signals without affecting the fetal ECG.</text:p>
          </table:table-cell>
          <table:table-cell office:value-type="string" calcext:value-type="string">
            <text:p>http://dblp.org/rec/journals/cbm/UngureanuBOUW09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Short- versus long-term ECG recordings for the assessment of non-linear heart rate variability parameters after beating heart myocardial revascularization.</text:p>
          </table:table-cell>
          <table:table-cell office:value-type="string" calcext:value-type="string">
            <text:p>http://dblp.org/rec/journals/cbm/KselaKAVSSSG09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utomated recognition of patients with obstructive sleep apnoea using wavelet-based features of electrocardiogram recordings.</text:p>
          </table:table-cell>
          <table:table-cell office:value-type="string" calcext:value-type="string">
            <text:p>http://dblp.org/rec/journals/cbm/KhandokerKP09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computer based wireless system for online acquisition, monitoring and digital processing of ECG waveforms.</text:p>
          </table:table-cell>
          <table:table-cell office:value-type="string" calcext:value-type="string">
            <text:p>http://dblp.org/rec/journals/cbm/BansalKS09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Surface ECG organization analysis to predict paroxysmal atrial fibrillation termination.</text:p>
          </table:table-cell>
          <table:table-cell office:value-type="string" calcext:value-type="string">
            <text:p>http://dblp.org/rec/journals/cbm/AlcarazR09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CG signal denoising and baseline wander correction based on the empirical mode decomposition.</text:p>
          </table:table-cell>
          <table:table-cell office:value-type="string" calcext:value-type="string">
            <text:p>http://dblp.org/rec/journals/cbm/Blanco-VelascoWB08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Projective filtering of time warped ECG beats.</text:p>
          </table:table-cell>
          <table:table-cell office:value-type="string" calcext:value-type="string">
            <text:p>http://dblp.org/rec/journals/cbm/Kotas08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Combined entropy based method for detection of QRS complexes in 12-lead electrocardiogram using SVM.</text:p>
          </table:table-cell>
          <table:table-cell office:value-type="string" calcext:value-type="string">
            <text:p>http://dblp.org/rec/journals/cbm/MehtaL08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Incremental HMM training applied to ECG signal analysis.</text:p>
          </table:table-cell>
          <table:table-cell office:value-type="string" calcext:value-type="string">
            <text:p>http://dblp.org/rec/journals/cbm/AndreaoMBDBF08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Parametrical modelling of a premature ventricular contraction ECG beat: Comparison with the normal case.</text:p>
          </table:table-cell>
          <table:table-cell office:value-type="string" calcext:value-type="string">
            <text:p>http://dblp.org/rec/journals/cbm/KhansaN07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CG signal compression by multi-iteration EZW coding for different wavelets and thresholds.</text:p>
          </table:table-cell>
          <table:table-cell office:value-type="string" calcext:value-type="string">
            <text:p>http://dblp.org/rec/journals/cbm/TohumogluS07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comparison of algorithms for estimation of a respiratory signal from the surface electrocardiogram.</text:p>
          </table:table-cell>
          <table:table-cell office:value-type="string" calcext:value-type="string">
            <text:p>http://dblp.org/rec/journals/cbm/OBrienH07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Evaluation of a none compressed 12-lead ECG transmission via internet using IPSec.</text:p>
          </table:table-cell>
          <table:table-cell office:value-type="string" calcext:value-type="string">
            <text:p>http://dblp.org/rec/journals/cbm/WeiN07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Source localization of focal ventricular arrhythmias using linear estimation, correlation, and back propagation networks.</text:p>
          </table:table-cell>
          <table:table-cell office:value-type="string" calcext:value-type="string">
            <text:p>http://dblp.org/rec/journals/cbm/YilmazC07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n automatic analysis method for detecting and eliminating ECG artifacts in EEG.</text:p>
          </table:table-cell>
          <table:table-cell office:value-type="string" calcext:value-type="string">
            <text:p>http://dblp.org/rec/journals/cbm/JiangCCLTL07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Comp. in Bio. and Med.</text:p>
          </table:table-cell>
          <table:table-cell office:value-type="string" calcext:value-type="string">
            <text:p>A fuzzy clustering neural network architecture for classification of ECG arrhythmias.</text:p>
          </table:table-cell>
          <table:table-cell office:value-type="string" calcext:value-type="string">
            <text:p>http://dblp.org/rec/journals/cbm/OzbayCK06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ational Advances in Bio and Medical Sciences (ICCABS)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Effective Electrocardiogram Steganography Based on Coefficient Alignment.</text:p>
          </table:table-cell>
          <table:table-cell office:value-type="string" calcext:value-type="string">
            <text:p>http://dblp.org/rec/journals/jms/YangW1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Compression and Encryption of ECG Signal Using Wavelet and Chaotically Huffman Code in Telemedicine Application.</text:p>
          </table:table-cell>
          <table:table-cell office:value-type="string" calcext:value-type="string">
            <text:p>http://dblp.org/rec/journals/jms/Raeiatibanadkooki1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Detection of Shockable Ventricular Arrhythmia using Variational Mode Decomposition.</text:p>
          </table:table-cell>
          <table:table-cell office:value-type="string" calcext:value-type="string">
            <text:p>http://dblp.org/rec/journals/jms/TripathySD1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Community-Based ECG Monitoring System for Patients with Cardiovascular Diseases.</text:p>
          </table:table-cell>
          <table:table-cell office:value-type="string" calcext:value-type="string">
            <text:p>http://dblp.org/rec/journals/jms/LinWT1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Study on the Optimal Positions of ECG Electrodes in a Garment for the Design of ECG-Monitoring Clothing for Male.</text:p>
          </table:table-cell>
          <table:table-cell office:value-type="string" calcext:value-type="string">
            <text:p>http://dblp.org/rec/journals/jms/ChoL15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n optimized compression algorithm for real-time ECG data transmission in wireless network of medical information systems.</text:p>
          </table:table-cell>
          <table:table-cell office:value-type="string" calcext:value-type="string">
            <text:p>http://dblp.org/rec/journals/jms/ChoLL15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Erratum to: Optimization of Noise in Non-integrated Instrumentation Amplifier for the Amplification of Very Low Electrophysiological Signals. Case of Electro Cardio Graphic Signals (ECG).</text:p>
          </table:table-cell>
          <table:table-cell office:value-type="string" calcext:value-type="string">
            <text:p>http://dblp.org/rec/journals/jms/NgounouK15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Wearable Wireless ECG Monitoring System With Dynamic Transmission Power Control for Long-Term Homecare.</text:p>
          </table:table-cell>
          <table:table-cell office:value-type="string" calcext:value-type="string">
            <text:p>http://dblp.org/rec/journals/jms/WangDWH15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n Obstructive Sleep Apnea Detection Approach Using Kernel Density Classification Based on Single-Lead Electrocardiogram.</text:p>
          </table:table-cell>
          <table:table-cell office:value-type="string" calcext:value-type="string">
            <text:p>http://dblp.org/rec/journals/jms/ChenZW15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Human Identification Using Compressed ECG Signals.</text:p>
          </table:table-cell>
          <table:table-cell office:value-type="string" calcext:value-type="string">
            <text:p>http://dblp.org/rec/journals/jms/CamaraPT15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Developing a Real Time Electrocardiogram System Using Virtual Bio-Instrumentation.</text:p>
          </table:table-cell>
          <table:table-cell office:value-type="string" calcext:value-type="string">
            <text:p>http://dblp.org/rec/journals/jms/ElmansouriLNM14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Hiding Patients Confidential Datainthe ECG Signal viaa Transform-Domain Quantization Scheme.</text:p>
          </table:table-cell>
          <table:table-cell office:value-type="string" calcext:value-type="string">
            <text:p>http://dblp.org/rec/journals/jms/ChenGHKTT14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The Quantification of the QT-RR Interaction in ECG Signal Using the Detrended FluctuationAnalysis and ARARX Modelling.</text:p>
          </table:table-cell>
          <table:table-cell office:value-type="string" calcext:value-type="string">
            <text:p>http://dblp.org/rec/journals/jms/BaakekSB14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Wireless Electrocardiogram Transmission in ISM Band: An Approach Towards Telecardiology.</text:p>
          </table:table-cell>
          <table:table-cell office:value-type="string" calcext:value-type="string">
            <text:p>http://dblp.org/rec/journals/jms/GuptaM14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Discrete Wavelet Transform and Singular Value Decomposition Based ECG Steganography for Secured Patient Information Transmission.</text:p>
          </table:table-cell>
          <table:table-cell office:value-type="string" calcext:value-type="string">
            <text:p>http://dblp.org/rec/journals/jms/JeroRR14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Optimization of Noise in Non-integrated Instrumentation Amplifier for the Amplification of Very Low Electrophisiological Signals. Case of Electro Cardio Graphic Signals (ECG).</text:p>
          </table:table-cell>
          <table:table-cell office:value-type="string" calcext:value-type="string">
            <text:p>http://dblp.org/rec/journals/jms/NgounouK14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n Awareness Approach to Analyze ECG Streaming Data.</text:p>
          </table:table-cell>
          <table:table-cell office:value-type="string" calcext:value-type="string">
            <text:p>http://dblp.org/rec/journals/jms/DonCCM13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utomated Screening of Arrhythmia Using Wavelet Based Machine Learning Techniques.</text:p>
          </table:table-cell>
          <table:table-cell office:value-type="string" calcext:value-type="string">
            <text:p>http://dblp.org/rec/journals/jms/MartisKCPSMR12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Field Programmable Gate Array Based Fuzzy Neural Signal Processing System for Differential Diagnosis of QRS Complex Tachycardia and Tachyarrhythmia in Noisy ECG Signals.</text:p>
          </table:table-cell>
          <table:table-cell office:value-type="string" calcext:value-type="string">
            <text:p>http://dblp.org/rec/journals/jms/Chowdhury12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Neuro-Fuzzy Identification of ECG Beats.</text:p>
          </table:table-cell>
          <table:table-cell office:value-type="string" calcext:value-type="string">
            <text:p>http://dblp.org/rec/journals/jms/ChikhAM12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Fuzzy Clustered Probabilistic and Multi Layered Feed Forward Neural Networks for Electrocardiogram Arrhythmia Classification.</text:p>
          </table:table-cell>
          <table:table-cell office:value-type="string" calcext:value-type="string">
            <text:p>http://dblp.org/rec/journals/jms/HaseenaMP11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Development of a Portable Linux-Based ECG Measurement and Monitoring System.</text:p>
          </table:table-cell>
          <table:table-cell office:value-type="string" calcext:value-type="string">
            <text:p>http://dblp.org/rec/journals/jms/TanCHCL11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Measuring Pulse Wave Velocity Using ECG and Photoplethysmography.</text:p>
          </table:table-cell>
          <table:table-cell office:value-type="string" calcext:value-type="string">
            <text:p>http://dblp.org/rec/journals/jms/LiuHCW11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Variable Threshold Method for ECG R-peak Detection.</text:p>
          </table:table-cell>
          <table:table-cell office:value-type="string" calcext:value-type="string">
            <text:p>http://dblp.org/rec/journals/jms/KewJ11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Compressed ECG Biometric: A Fast, Secured and Efficient Method for Identification of CVD Patient.</text:p>
          </table:table-cell>
          <table:table-cell office:value-type="string" calcext:value-type="string">
            <text:p>http://dblp.org/rec/journals/jms/SufiKM11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Classification of Arrhythmia Using Hybrid Networks.</text:p>
          </table:table-cell>
          <table:table-cell office:value-type="string" calcext:value-type="string">
            <text:p>http://dblp.org/rec/journals/jms/HaseenaJM11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Novel Approach to Fuzzy-Wavelet ECG Signal Analysis for a Mobile Device.</text:p>
          </table:table-cell>
          <table:table-cell office:value-type="string" calcext:value-type="string">
            <text:p>http://dblp.org/rec/journals/jms/TsengPCYLH10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ECG/PPG Integer Signal Processing for a Ubiquitous Health Monitoring System.</text:p>
          </table:table-cell>
          <table:table-cell office:value-type="string" calcext:value-type="string">
            <text:p>http://dblp.org/rec/journals/jms/ShinCY10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New Approach to Detection of ECG Arrhythmias: Complex Discrete Wavelet Transform Based Complex Valued Artificial Neural Network.</text:p>
          </table:table-cell>
          <table:table-cell office:value-type="string" calcext:value-type="string">
            <text:p>http://dblp.org/rec/journals/jms/Ozbay09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 New Feature Detection Mechanism and Its Application in Secured ECG Transmission with Noise Masking.</text:p>
          </table:table-cell>
          <table:table-cell office:value-type="string" calcext:value-type="string">
            <text:p>http://dblp.org/rec/journals/jms/SufiK09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Embedding and Retrieving Private Metadata in Electrocardiograms.</text:p>
          </table:table-cell>
          <table:table-cell office:value-type="string" calcext:value-type="string">
            <text:p>http://dblp.org/rec/journals/jms/KozatVLHY09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Non-constrained Blood Pressure Monitoring Using ECG and PPG for Personal Healthcare.</text:p>
          </table:table-cell>
          <table:table-cell office:value-type="string" calcext:value-type="string">
            <text:p>http://dblp.org/rec/journals/jms/YoonCY09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daptive Motion Artifacts Reduction Using 3-axis Accelerometer in E-textile ECG Measurement System.</text:p>
          </table:table-cell>
          <table:table-cell office:value-type="string" calcext:value-type="string">
            <text:p>http://dblp.org/rec/journals/jms/YoonMYLL08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AR Spectral Analysis Technique for Human PPG, ECG and EEG Signals.</text:p>
          </table:table-cell>
          <table:table-cell office:value-type="string" calcext:value-type="string">
            <text:p>http://dblp.org/rec/journals/jms/UbeyliCC08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The Programmable ECG Simulator.</text:p>
          </table:table-cell>
          <table:table-cell office:value-type="string" calcext:value-type="string">
            <text:p>http://dblp.org/rec/journals/jms/CanerEE08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Low-Cost Compact ECG With Graphic LCD and Phonocardiogram System Design.</text:p>
          </table:table-cell>
          <table:table-cell office:value-type="string" calcext:value-type="string">
            <text:p>http://dblp.org/rec/journals/jms/KaraKK0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J. Medical Systems</text:p>
          </table:table-cell>
          <table:table-cell office:value-type="string" calcext:value-type="string">
            <text:p>Wireless Transmission of ECG signal.</text:p>
          </table:table-cell>
          <table:table-cell office:value-type="string" calcext:value-type="string">
            <text:p>http://dblp.org/rec/journals/jms/GulerF06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.213" calcext:value-type="float">
            <text:p>2.213</text:p>
          </table:table-cell>
          <table:table-cell office:value-type="string" calcext:value-type="string">
            <text:p>Journal of Medical System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 Review on Digital ECG Formats and the Relationships Between Them.</text:p>
          </table:table-cell>
          <table:table-cell office:value-type="string" calcext:value-type="string">
            <text:p>http://dblp.org/rec/journals/titb/TrigoAMG12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n Integrated Healthcare Information System for End-to-End Standardized Exchange and Homogeneous Management of Digital ECG Formats.</text:p>
          </table:table-cell>
          <table:table-cell office:value-type="string" calcext:value-type="string">
            <text:p>http://dblp.org/rec/journals/titb/TrigoMAKEHSG12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Trigger Learning and ECG Parameter Customization for Remote Cardiac Clinical Care Information System.</text:p>
          </table:table-cell>
          <table:table-cell office:value-type="string" calcext:value-type="string">
            <text:p>http://dblp.org/rec/journals/titb/BashirLLBSCR12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Multichannel ECG Data Compression Based on Multiscale Principal Component Analysis.</text:p>
          </table:table-cell>
          <table:table-cell office:value-type="string" calcext:value-type="string">
            <text:p>http://dblp.org/rec/journals/titb/SharmaDM12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Low-Power Analog Integrated Circuits for Wireless ECG Acquisition Systems.</text:p>
          </table:table-cell>
          <table:table-cell office:value-type="string" calcext:value-type="string">
            <text:p>http://dblp.org/rec/journals/titb/TsaiHWL12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ECG-Cryptography and Authentication in Body Area Networks.</text:p>
          </table:table-cell>
          <table:table-cell office:value-type="string" calcext:value-type="string">
            <text:p>http://dblp.org/rec/journals/titb/ZhangWVF12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Diagnosis of Cardiovascular Abnormalities From Compressed ECG: A Data Mining-Based Approach.</text:p>
          </table:table-cell>
          <table:table-cell office:value-type="string" calcext:value-type="string">
            <text:p>http://dblp.org/rec/journals/titb/SufiK11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pnea MedAssist: Real-time Sleep Apnea Monitor Using Single-Lead ECG.</text:p>
          </table:table-cell>
          <table:table-cell office:value-type="string" calcext:value-type="string">
            <text:p>http://dblp.org/rec/journals/titb/BsoulMT11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Synthesis of the 12-Lead Electrocardiogram From Differential Leads.</text:p>
          </table:table-cell>
          <table:table-cell office:value-type="string" calcext:value-type="string">
            <text:p>http://dblp.org/rec/journals/titb/TrobecT11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Development and Evaluation of Multilead Wavelet-Based ECG Delineation Algorithms for Embedded Wireless Sensor Nodes.</text:p>
          </table:table-cell>
          <table:table-cell office:value-type="string" calcext:value-type="string">
            <text:p>http://dblp.org/rec/journals/titb/RinconRKA11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ECG signal compression and classification algorithm with quad level vector for ECG holter system.</text:p>
          </table:table-cell>
          <table:table-cell office:value-type="string" calcext:value-type="string">
            <text:p>http://dblp.org/rec/journals/titb/KimYMHY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 novel neural-network model for deriving standard 12-lead ECGs from serial three-lead ECGs: application to self-care.</text:p>
          </table:table-cell>
          <table:table-cell office:value-type="string" calcext:value-type="string">
            <text:p>http://dblp.org/rec/journals/titb/AtouiFR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Eigenleads: ECG leads for maximizing information capture and improving SNR.</text:p>
          </table:table-cell>
          <table:table-cell office:value-type="string" calcext:value-type="string">
            <text:p>http://dblp.org/rec/journals/titb/FinlayNDL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utoadaptivity and optimization in distributed ECG interpretation.</text:p>
          </table:table-cell>
          <table:table-cell office:value-type="string" calcext:value-type="string">
            <text:p>http://dblp.org/rec/journals/titb/Augustyniak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n intelligent telecardiology system using a wearable and wireless ECG to detect atrial fibrillation.</text:p>
          </table:table-cell>
          <table:table-cell office:value-type="string" calcext:value-type="string">
            <text:p>http://dblp.org/rec/journals/titb/LinCLCLCLLCLK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 wearable smartphone-based platform for real-time cardiovascular disease detection via electrocardiogram processing.</text:p>
          </table:table-cell>
          <table:table-cell office:value-type="string" calcext:value-type="string">
            <text:p>http://dblp.org/rec/journals/titb/OreskoJCHSDC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n embedded mobile ECG reasoning system for elderly patients.</text:p>
          </table:table-cell>
          <table:table-cell office:value-type="string" calcext:value-type="string">
            <text:p>http://dblp.org/rec/journals/titb/ShihCLL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Clinical assessment of wireless ECG transmission in real-time cardiac telemonitoring.</text:p>
          </table:table-cell>
          <table:table-cell office:value-type="string" calcext:value-type="string">
            <text:p>http://dblp.org/rec/journals/titb/IglesiasG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 patient-adaptive profiling scheme for ECG beat classification.</text:p>
          </table:table-cell>
          <table:table-cell office:value-type="string" calcext:value-type="string">
            <text:p>http://dblp.org/rec/journals/titb/FaezipourSBNMT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Interoperability in Digital Electrocardiography: Harmonization of ISO/IEEE x73-PHD and SCP-ECG.</text:p>
          </table:table-cell>
          <table:table-cell office:value-type="string" calcext:value-type="string">
            <text:p>http://dblp.org/rec/journals/titb/TrigoCAMSCEMG10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Support Vector Machines for Automated Recognition of Obstructive Sleep Apnea Syndrome From ECG Recordings.</text:p>
          </table:table-cell>
          <table:table-cell office:value-type="string" calcext:value-type="string">
            <text:p>http://dblp.org/rec/journals/titb/KhandokerPK09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utomatic Detection of Respiration Rate From Ambulatory Single-Lead ECG.</text:p>
          </table:table-cell>
          <table:table-cell office:value-type="string" calcext:value-type="string">
            <text:p>http://dblp.org/rec/journals/titb/BoyleBSK09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 Wearable ECG Acquisition System With Compact Planar-Fashionable Circuit Board-Based Shirt.</text:p>
          </table:table-cell>
          <table:table-cell office:value-type="string" calcext:value-type="string">
            <text:p>http://dblp.org/rec/journals/titb/YooYLKY09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9" calcext:value-type="float">
            <text:p>2009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utomated Scoring of Obstructive Sleep Apnea and Hypopnea Events Using Short-Term Electrocardiogram Recordings.</text:p>
          </table:table-cell>
          <table:table-cell office:value-type="string" calcext:value-type="string">
            <text:p>http://dblp.org/rec/journals/titb/KhandokerGP09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8" calcext:value-type="float">
            <text:p>2008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Classification of Electrocardiogram Signals With Support Vector Machines and Particle Swarm Optimization.</text:p>
          </table:table-cell>
          <table:table-cell office:value-type="string" calcext:value-type="string">
            <text:p>http://dblp.org/rec/journals/titb/MelganiB08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An Automated Methodology for Fetal Heart Rate Extraction From the Abdominal Electrocardiogram.</text:p>
          </table:table-cell>
          <table:table-cell office:value-type="string" calcext:value-type="string">
            <text:p>http://dblp.org/rec/journals/titb/KarvounisTFN07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Wavelet-Based Low-Delay ECG Compression Algorithm for Continuous ECG Transmission.</text:p>
          </table:table-cell>
          <table:table-cell office:value-type="string" calcext:value-type="string">
            <text:p>http://dblp.org/rec/journals/titb/KimYL06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Quality Assessment of ECG Compression Techniques Using a Wavelet-Based Diagnostic Measure.</text:p>
          </table:table-cell>
          <table:table-cell office:value-type="string" calcext:value-type="string">
            <text:p>http://dblp.org/rec/journals/titb/Al-Fahoum06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Enhanced Real-Time ECG Coder for Packetized Telecardiology Applications.</text:p>
          </table:table-cell>
          <table:table-cell office:value-type="string" calcext:value-type="string">
            <text:p>http://dblp.org/rec/journals/titb/AlesancoOIG06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Combining Algorithms in Automatic Detection of QRS Complexes in ECG Signals.</text:p>
          </table:table-cell>
          <table:table-cell office:value-type="string" calcext:value-type="string">
            <text:p>http://dblp.org/rec/journals/titb/MeyerGH06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4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actions on Information Technology in Biomedicine</text:p>
          </table:table-cell>
          <table:table-cell office:value-type="string" calcext:value-type="string">
            <text:p>On the Use of 2-D Coding Techniques for ECG Signals.</text:p>
          </table:table-cell>
          <table:table-cell office:value-type="string" calcext:value-type="string">
            <text:p>http://dblp.org/rec/journals/titb/AlexandrePS06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Low-Power Wireless ECG Acquisition and Classification System for Body Sensor Networks.</text:p>
          </table:table-cell>
          <table:table-cell office:value-type="string" calcext:value-type="string">
            <text:p>http://dblp.org/rec/journals/titb/LeeHHLCL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Implementation of a Wireless ECG Acquisition SoC for IEEE 802.15.4 (ZigBee) Applications.</text:p>
          </table:table-cell>
          <table:table-cell office:value-type="string" calcext:value-type="string">
            <text:p>http://dblp.org/rec/journals/titb/WangCLFL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n Interoperable System for Automated Diagnosis of Cardiac Abnormalities from Electrocardiogram Data.</text:p>
          </table:table-cell>
          <table:table-cell office:value-type="string" calcext:value-type="string">
            <text:p>http://dblp.org/rec/journals/titb/Tinnakornsrisuphap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Exploiting Prior Knowledge in Compressed Sensing Wireless ECG Systems.</text:p>
          </table:table-cell>
          <table:table-cell office:value-type="string" calcext:value-type="string">
            <text:p>http://dblp.org/rec/journals/titb/PolaniaCBB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Energy-Efficient ECG Compression on Wireless Biosensors via Minimal Coherence Sensing and Weighted ℓ1 Minimization Reconstruction.</text:p>
          </table:table-cell>
          <table:table-cell office:value-type="string" calcext:value-type="string">
            <text:p>http://dblp.org/rec/journals/titb/ZhangGYL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rrhythmia Discrimination Using a Smart Phone.</text:p>
          </table:table-cell>
          <table:table-cell office:value-type="string" calcext:value-type="string">
            <text:p>http://dblp.org/rec/journals/titb/ChongEMC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Signal-Quality Indices for the Electrocardiogram and Photoplethysmogram: Derivation and Applications to Wireless Monitoring.</text:p>
          </table:table-cell>
          <table:table-cell office:value-type="string" calcext:value-type="string">
            <text:p>http://dblp.org/rec/journals/titb/OrphanidouBCCVT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Electrocardiogram Classification Using Reservoir Computing With Logistic Regression.</text:p>
          </table:table-cell>
          <table:table-cell office:value-type="string" calcext:value-type="string">
            <text:p>http://dblp.org/rec/journals/titb/Escalona-MoranS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 Novel ECG Data Compression Method Using Adaptive Fourier Decomposition With Security Guarantee in e-Health Applications.</text:p>
          </table:table-cell>
          <table:table-cell office:value-type="string" calcext:value-type="string">
            <text:p>http://dblp.org/rec/journals/titb/MaZD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Symmetrical Compression Distance for Arrhythmia Discrimination in Cloud-Based Big-Data Services.</text:p>
          </table:table-cell>
          <table:table-cell office:value-type="string" calcext:value-type="string">
            <text:p>http://dblp.org/rec/journals/titb/Lillo-Castellano1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 Level-Crossing Based QRS-Detection Algorithm for Wearable ECG Sensors.</text:p>
          </table:table-cell>
          <table:table-cell office:value-type="string" calcext:value-type="string">
            <text:p>http://dblp.org/rec/journals/titb/RavanshadRLL14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Patient-Specific 12-Lead ECG Reconstruction From Sparse Electrodes Using Independent Component Analysis.</text:p>
          </table:table-cell>
          <table:table-cell office:value-type="string" calcext:value-type="string">
            <text:p>http://dblp.org/rec/journals/titb/TsouriO14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Enabling Smart Personalized Healthcare: A Hybrid Mobile-Cloud Approach for ECG Telemonitoring.</text:p>
          </table:table-cell>
          <table:table-cell office:value-type="string" calcext:value-type="string">
            <text:p>http://dblp.org/rec/journals/titb/WangGLJC14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Quality of the Wireless Electrocardiogram Signal During Physical Exercise in Different Age Groups.</text:p>
          </table:table-cell>
          <table:table-cell office:value-type="string" calcext:value-type="string">
            <text:p>http://dblp.org/rec/journals/titb/TakalokastariAKJ14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A Low-Complexity ECG Feature Extraction Algorithm for Mobile Healthcare Applications.</text:p>
          </table:table-cell>
          <table:table-cell office:value-type="string" calcext:value-type="string">
            <text:p>http://dblp.org/rec/journals/titb/MazomenosBACMRMC13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Biomedical and Health Informatics</text:p>
          </table:table-cell>
          <table:table-cell office:value-type="string" calcext:value-type="string">
            <text:p>Estimation of Body Postures on Bed Using Unconstrained ECG Measurements.</text:p>
          </table:table-cell>
          <table:table-cell office:value-type="string" calcext:value-type="string">
            <text:p>http://dblp.org/rec/journals/titb/LeeHLLP13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.072" calcext:value-type="float">
            <text:p>2.072</text:p>
          </table:table-cell>
          <table:table-cell office:value-type="string" calcext:value-type="string">
            <text:p>IEEE Journal of Biomedical and Health Informatic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Cardiac magnetic resonance image-based classification of the risk of arrhythmias in post-myocardial infarction patients.</text:p>
          </table:table-cell>
          <table:table-cell office:value-type="string" calcext:value-type="string">
            <text:p>http://dblp.org/rec/journals/artmed/KotuEBKOWE1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Corrigendum to &amp;quot;A characterization of electrocardiogram signals through optimal allocation of information granularity&amp;quot; [Artif. Intell. Med. 54(2012) 125-134].</text:p>
          </table:table-cell>
          <table:table-cell office:value-type="string" calcext:value-type="string">
            <text:p>http://dblp.org/rec/journals/artmed/GacekP1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Weighted spherical 1-mean with phase shift and its application in electrocardiogram discord detection.</text:p>
          </table:table-cell>
          <table:table-cell office:value-type="string" calcext:value-type="string">
            <text:p>http://dblp.org/rec/journals/artmed/WangCDWY1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Selection of effective features for ECG beat recognition based on nonlinear correlations.</text:p>
          </table:table-cell>
          <table:table-cell office:value-type="string" calcext:value-type="string">
            <text:p>http://dblp.org/rec/journals/artmed/ChenY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A characterization of electrocardiogram signals through optimal allocation of information granularity.</text:p>
          </table:table-cell>
          <table:table-cell office:value-type="string" calcext:value-type="string">
            <text:p>http://dblp.org/rec/journals/artmed/GacekP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Electrocardiogram analysis using a combination of statistical, geometric, and nonlinear heart rate variability features.</text:p>
          </table:table-cell>
          <table:table-cell office:value-type="string" calcext:value-type="string">
            <text:p>http://dblp.org/rec/journals/artmed/JovicB1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Application of constrained independent component analysis algorithms in electrocardiogram arrhythmias.</text:p>
          </table:table-cell>
          <table:table-cell office:value-type="string" calcext:value-type="string">
            <text:p>http://dblp.org/rec/journals/artmed/LlinaresI09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Noise-tolerant electrocardiogram beat classification based on higher order statistics of subband components.</text:p>
          </table:table-cell>
          <table:table-cell office:value-type="string" calcext:value-type="string">
            <text:p>http://dblp.org/rec/journals/artmed/YuC09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Artificial Intelligence in Medicine</text:p>
          </table:table-cell>
          <table:table-cell office:value-type="string" calcext:value-type="string">
            <text:p>Support vector machine-based arrhythmia classification using reduced features of heart rate variability signal.</text:p>
          </table:table-cell>
          <table:table-cell office:value-type="string" calcext:value-type="string">
            <text:p>http://dblp.org/rec/journals/artmed/AslSM0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Conference on Artificial Intelligence in Medicine in Europe (AIME)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Advanced K-means clustering algorithm for large ECG data sets based on a collaboration of compressed sensing theory and K-SVD approach.</text:p>
          </table:table-cell>
          <table:table-cell office:value-type="string" calcext:value-type="string">
            <text:p>http://dblp.org/rec/journals/sivp/BalouchestaniK16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ECG biometric analysis in different physiological recording conditions.</text:p>
          </table:table-cell>
          <table:table-cell office:value-type="string" calcext:value-type="string">
            <text:p>http://dblp.org/rec/journals/sivp/PoreeKC16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A wavelet feature extraction method for electrocardiogram (ECG)-based biometric recognition.</text:p>
          </table:table-cell>
          <table:table-cell office:value-type="string" calcext:value-type="string">
            <text:p>http://dblp.org/rec/journals/sivp/TantawiRST1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Low sampling rate algorithm for wireless ECG systems based on compressed sensing theory.</text:p>
          </table:table-cell>
          <table:table-cell office:value-type="string" calcext:value-type="string">
            <text:p>http://dblp.org/rec/journals/sivp/BalouchestaniRK15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Detection of premature ventricular contraction arrhythmias in electrocardiogram signals with kernel methods.</text:p>
          </table:table-cell>
          <table:table-cell office:value-type="string" calcext:value-type="string">
            <text:p>http://dblp.org/rec/journals/sivp/AlajlanBMMB1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Biometric authentication based on PCG and ECG signals: present status and future directions.</text:p>
          </table:table-cell>
          <table:table-cell office:value-type="string" calcext:value-type="string">
            <text:p>http://dblp.org/rec/journals/sivp/Abo-ZahhadAA14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Kurtosis-based noise estimation and multiscale energy to denoise ECG signal.</text:p>
          </table:table-cell>
          <table:table-cell office:value-type="string" calcext:value-type="string">
            <text:p>http://dblp.org/rec/journals/sivp/SharmaDM13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A simple time domain algorithm for the detection of ventricular fibrillation in electrocardiogram.</text:p>
          </table:table-cell>
          <table:table-cell office:value-type="string" calcext:value-type="string">
            <text:p>http://dblp.org/rec/journals/sivp/ArafatCH1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Signal, Image and Video Processing</text:p>
          </table:table-cell>
          <table:table-cell office:value-type="string" calcext:value-type="string">
            <text:p>ECG biometric analysis in cardiac irregularity conditions.</text:p>
          </table:table-cell>
          <table:table-cell office:value-type="string" calcext:value-type="string">
            <text:p>http://dblp.org/rec/journals/sivp/AgrafiotiH09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.43" calcext:value-type="float">
            <text:p>1.43</text:p>
          </table:table-cell>
          <table:table-cell office:value-type="string" calcext:value-type="string">
            <text:p>Signal, Image and Video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ECG heart beat classification method based on modified ABC algorithm.</text:p>
          </table:table-cell>
          <table:table-cell office:value-type="string" calcext:value-type="string">
            <text:p>http://dblp.org/rec/journals/asc/DilmacK1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Superior foetal electrocardiogram signal elicitation using a novel artificial intelligent Bayesian methodology.</text:p>
          </table:table-cell>
          <table:table-cell office:value-type="string" calcext:value-type="string">
            <text:p>http://dblp.org/rec/journals/asc/JagannathS1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Hybrid intelligent methods for arrhythmia detection and geriatric depression diagnosis.</text:p>
          </table:table-cell>
          <table:table-cell office:value-type="string" calcext:value-type="string">
            <text:p>http://dblp.org/rec/journals/asc/HuangHL1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Detection of electrocardiogram signals using an efficient method.</text:p>
          </table:table-cell>
          <table:table-cell office:value-type="string" calcext:value-type="string">
            <text:p>http://dblp.org/rec/journals/asc/EbrahimzadehSK1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Myocardial infarction classification with multi-lead ECG using hidden Markov models and Gaussian mixture models.</text:p>
          </table:table-cell>
          <table:table-cell office:value-type="string" calcext:value-type="string">
            <text:p>http://dblp.org/rec/journals/asc/ChangLHW1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A new ECG beat clustering method based on kernelized fuzzy c-means and hybrid ant colony optimization for continuous domains.</text:p>
          </table:table-cell>
          <table:table-cell office:value-type="string" calcext:value-type="string">
            <text:p>http://dblp.org/rec/journals/asc/DoganK1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PCA and ICA processing methods for removal of artifacts and noise in electrocardiograms: A survey and comparison.</text:p>
          </table:table-cell>
          <table:table-cell office:value-type="string" calcext:value-type="string">
            <text:p>http://dblp.org/rec/journals/asc/Chawla1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ppl. Soft Comput.</text:p>
          </table:table-cell>
          <table:table-cell office:value-type="string" calcext:value-type="string">
            <text:p>Evolving a Bayesian classifier for ECG-based age classification in medical applications.</text:p>
          </table:table-cell>
          <table:table-cell office:value-type="string" calcext:value-type="string">
            <text:p>http://dblp.org/rec/journals/asc/WigginsSLV08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Online World Conference on Soft Computing in Industrial Applications (WSC)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A New ECG Signal Classification Based on WPD and ApEn Feature Extraction.</text:p>
          </table:table-cell>
          <table:table-cell office:value-type="string" calcext:value-type="string">
            <text:p>http://dblp.org/rec/journals/cssp/LiFCLLC16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Effect of Multiscale PCA De-noising in ECG Beat Classification for Diagnosis of Cardiovascular Diseases.</text:p>
          </table:table-cell>
          <table:table-cell office:value-type="string" calcext:value-type="string">
            <text:p>http://dblp.org/rec/journals/cssp/AlickovicS1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Fractional Compound Integral with Application to ECG Signal Denoising.</text:p>
          </table:table-cell>
          <table:table-cell office:value-type="string" calcext:value-type="string">
            <text:p>http://dblp.org/rec/journals/cssp/WangYGQG1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An 8-bit, 10 KS/s, \(1.87\upmu \text {W}\) Successive Approximation Analog to Digital Converter in \(0.25\, \upmu \hbox {m}\) CMOS Technology for ECG Detection Systems.</text:p>
          </table:table-cell>
          <table:table-cell office:value-type="string" calcext:value-type="string">
            <text:p>http://dblp.org/rec/journals/cssp/MahmoudSA15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Denoising and R-Peak Detection of Electrocardiogram Signal Based on EMD and Improved Approximate Envelope.</text:p>
          </table:table-cell>
          <table:table-cell office:value-type="string" calcext:value-type="string">
            <text:p>http://dblp.org/rec/journals/cssp/LiWCL1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Six Order Cascaded Power Line Notch Filter for ECG Detection Systems with Noise Shaping.</text:p>
          </table:table-cell>
          <table:table-cell office:value-type="string" calcext:value-type="string">
            <text:p>http://dblp.org/rec/journals/cssp/MahmoudBA1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A 50 mHz Sinh-Domain High-pass Filter for Realizing an ECG Signal Acquisition System.</text:p>
          </table:table-cell>
          <table:table-cell office:value-type="string" calcext:value-type="string">
            <text:p>http://dblp.org/rec/journals/cssp/KafeKP1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CSSP</text:p>
          </table:table-cell>
          <table:table-cell office:value-type="string" calcext:value-type="string">
            <text:p>Low-Noise Low-Pass Filter for ECG Portable Detection Systems with Digitally Programmable Range.</text:p>
          </table:table-cell>
          <table:table-cell office:value-type="string" calcext:value-type="string">
            <text:p>http://dblp.org/rec/journals/cssp/MahmoudBA13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1.118" calcext:value-type="float">
            <text:p>1.118</text:p>
          </table:table-cell>
          <table:table-cell office:value-type="string" calcext:value-type="string">
            <text:p>Circuits, Systems, and Signal Processing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JWMIP</text:p>
          </table:table-cell>
          <table:table-cell office:value-type="string" calcext:value-type="string">
            <text:p>Ecg Signal Coding Using Biorthogonal Wavelet-Based Burrows-Wheeler Coder.</text:p>
          </table:table-cell>
          <table:table-cell office:value-type="string" calcext:value-type="string">
            <text:p>http://dblp.org/rec/journals/ijwmip/KumariPS1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JWMIP</text:p>
          </table:table-cell>
          <table:table-cell office:value-type="string" calcext:value-type="string">
            <text:p>Discrete Wavelet Transform Applied on Personal Identity Verification with ECG Signal.</text:p>
          </table:table-cell>
          <table:table-cell office:value-type="string" calcext:value-type="string">
            <text:p>http://dblp.org/rec/journals/ijwmip/ChiuCH09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IJWMIP</text:p>
          </table:table-cell>
          <table:table-cell office:value-type="string" calcext:value-type="string">
            <text:p>Design and Evaluation of matched Wavelets with Maximum Coding Gain and Minimum Approximation Error Criteria for R Peak Detection in ECG.</text:p>
          </table:table-cell>
          <table:table-cell office:value-type="string" calcext:value-type="string">
            <text:p>http://dblp.org/rec/journals/ijwmip/BadiezadeganS08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JWMIP</text:p>
          </table:table-cell>
          <table:table-cell office:value-type="string" calcext:value-type="string">
            <text:p>De-Noising and Baseline Wandering Removal of Electrocardiogram Using Double Density Discrete Wavelet.</text:p>
          </table:table-cell>
          <table:table-cell office:value-type="string" calcext:value-type="string">
            <text:p>http://dblp.org/rec/journals/ijwmip/KumariS07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417" calcext:value-type="float">
            <text:p>0.417</text:p>
          </table:table-cell>
          <table:table-cell office:value-type="string" calcext:value-type="string">
            <text:p>International Journal of Wavelets, Multiresolution and Information Processing (IJWMIP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J. Applied Mathematics</text:p>
          </table:table-cell>
          <table:table-cell office:value-type="string" calcext:value-type="string">
            <text:p>Performance Comparison of Wavelet and Multiwavelet Denoising Methods for an Electrocardiogram Signal.</text:p>
          </table:table-cell>
          <table:table-cell office:value-type="string" calcext:value-type="string">
            <text:p>http://dblp.org/rec/journals/jam/SubramanianAR14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. Applied Mathematics</text:p>
          </table:table-cell>
          <table:table-cell office:value-type="string" calcext:value-type="string">
            <text:p>Noise Suppression in ECG Signals through Efficient One-Step Wavelet Processing Techniques.</text:p>
          </table:table-cell>
          <table:table-cell office:value-type="string" calcext:value-type="string">
            <text:p>http://dblp.org/rec/journals/jam/CastilloMGMPP1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. Applied Mathematics</text:p>
          </table:table-cell>
          <table:table-cell office:value-type="string" calcext:value-type="string">
            <text:p>The Effects of Control Domain Position on Optimal Control of Cardiac Arrhythmia.</text:p>
          </table:table-cell>
          <table:table-cell office:value-type="string" calcext:value-type="string">
            <text:p>http://dblp.org/rec/journals/jam/NgR1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. Applied Mathematics</text:p>
          </table:table-cell>
          <table:table-cell office:value-type="string" calcext:value-type="string">
            <text:p>Personal Identification Based on Vectorcardiogram Derived from Limb Leads Electrocardiogram.</text:p>
          </table:table-cell>
          <table:table-cell office:value-type="string" calcext:value-type="string">
            <text:p>http://dblp.org/rec/journals/jam/LeeCK1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dvances in Decision Sciences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JACIII</text:p>
          </table:table-cell>
          <table:table-cell office:value-type="string" calcext:value-type="string">
            <text:p>Fuzzy Association Rule Mining Based Myocardial Ischemia Diagnosis on ECG Signal.</text:p>
          </table:table-cell>
          <table:table-cell office:value-type="string" calcext:value-type="string">
            <text:p>http://dblp.org/rec/journals/jaciii/LiDH1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ACIII</text:p>
          </table:table-cell>
          <table:table-cell office:value-type="string" calcext:value-type="string">
            <text:p>Similarity-Based Fuzzy Classification of ECG and Capnogram Signals.</text:p>
          </table:table-cell>
          <table:table-cell office:value-type="string" calcext:value-type="string">
            <text:p>http://dblp.org/rec/journals/jaciii/BetancourtFTYSDH1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ACIII</text:p>
          </table:table-cell>
          <table:table-cell office:value-type="string" calcext:value-type="string">
            <text:p>Predictor Using an Error-Convergence Neuron Network and its Application to Electrocardiograms.</text:p>
          </table:table-cell>
          <table:table-cell office:value-type="string" calcext:value-type="string">
            <text:p>http://dblp.org/rec/journals/jaciii/KobayakawaY1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JACIII</text:p>
          </table:table-cell>
          <table:table-cell office:value-type="string" calcext:value-type="string">
            <text:p>Emotion Recognition Based on ECG Signals for Service Robots in the Intelligent Space During Daily Life.</text:p>
          </table:table-cell>
          <table:table-cell office:value-type="string" calcext:value-type="string">
            <text:p>http://dblp.org/rec/journals/jaciii/RattanyuM1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ournal of Advanced Computational Intelligence and Intelligent Informatics (JACIII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A robust and simple security extension for the medical standard SCP-ECG.</text:p>
          </table:table-cell>
          <table:table-cell office:value-type="string" calcext:value-type="string">
            <text:p>http://dblp.org/rec/journals/jbi/MartiAG1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Using an ECG reference ontology for semantic interoperability of ECG data.</text:p>
          </table:table-cell>
          <table:table-cell office:value-type="string" calcext:value-type="string">
            <text:p>http://dblp.org/rec/journals/jbi/GoncalvesGF1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Reducing false alarm rates for critical arrhythmias using the arterial blood pressure waveform.</text:p>
          </table:table-cell>
          <table:table-cell office:value-type="string" calcext:value-type="string">
            <text:p>http://dblp.org/rec/journals/jbi/AboukhalilNSMC08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Journal of Biomedical Informatics</text:p>
          </table:table-cell>
          <table:table-cell office:value-type="string" calcext:value-type="string">
            <text:p>A new arrhythmia clustering technique based on Ant Colony Optimization.</text:p>
          </table:table-cell>
          <table:table-cell office:value-type="string" calcext:value-type="string">
            <text:p>http://dblp.org/rec/journals/jbi/KorurekN08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.126" calcext:value-type="float">
            <text:p>2.126</text:p>
          </table:table-cell>
          <table:table-cell office:value-type="string" calcext:value-type="string">
            <text:p>Journal of Biomedical Informatic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Visualization and simulation of the human heart based on ECG.</text:p>
          </table:table-cell>
          <table:table-cell office:value-type="string" calcext:value-type="string">
            <text:p>http://dblp.org/rec/journals/bams/SochockaKP1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A continuous approach to the ECG noiseprint estimation.</text:p>
          </table:table-cell>
          <table:table-cell office:value-type="string" calcext:value-type="string">
            <text:p>http://dblp.org/rec/journals/bams/Augustyniak11c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io-Algorithms and Med-Systems</text:p>
          </table:table-cell>
          <table:table-cell office:value-type="string" calcext:value-type="string">
            <text:p>ECG by computer - registration and initial analysis of bioelectric potentials.</text:p>
          </table:table-cell>
          <table:table-cell office:value-type="string" calcext:value-type="string">
            <text:p>http://dblp.org/rec/journals/bams/LudzikM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Bio-Algorithms and Med-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Eng. Appl. of AI</text:p>
          </table:table-cell>
          <table:table-cell office:value-type="string" calcext:value-type="string">
            <text:p>Combining multiple views: Case studies on protein and arrhythmia features.</text:p>
          </table:table-cell>
          <table:table-cell office:value-type="string" calcext:value-type="string">
            <text:p>http://dblp.org/rec/journals/eaai/SakarKSGAF1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Eng. Appl. of AI</text:p>
          </table:table-cell>
          <table:table-cell office:value-type="string" calcext:value-type="string">
            <text:p>Non-singleton genetic fuzzy logic system for arrhythmias classification.</text:p>
          </table:table-cell>
          <table:table-cell office:value-type="string" calcext:value-type="string">
            <text:p>http://dblp.org/rec/journals/eaai/ChuaT1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office:value-type="string" calcext:value-type="string">
            <text:p>Eng. Appl. of AI</text:p>
          </table:table-cell>
          <table:table-cell office:value-type="string" calcext:value-type="string">
            <text:p>Comparing binary and real-valued coding in hybrid immune algorithm for feature selection and classification of ECG signals.</text:p>
          </table:table-cell>
          <table:table-cell office:value-type="string" calcext:value-type="string">
            <text:p>http://dblp.org/rec/journals/eaai/BeretaB0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Industrial and Engineering Applications of Artificial Intelligence and Expert Systems (IEA/AIE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Design of a Low-Power On-Body ECG Classifier for Remote Cardiovascular Monitoring Systems.</text:p>
          </table:table-cell>
          <table:table-cell office:value-type="string" calcext:value-type="string">
            <text:p>http://dblp.org/rec/journals/esticas/ChenMMDN1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VLSI Friendly ECG QRS Complex Detector for Body Sensor Networks.</text:p>
          </table:table-cell>
          <table:table-cell office:value-type="string" calcext:value-type="string">
            <text:p>http://dblp.org/rec/journals/esticas/ZhangB1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EEE J. Emerg. Sel. Topics Circuits Syst.</text:p>
          </table:table-cell>
          <table:table-cell office:value-type="string" calcext:value-type="string">
            <text:p>An Ultra-Low Power ECG Acquisition and Monitoring ASIC System for WBAN Applications.</text:p>
          </table:table-cell>
          <table:table-cell office:value-type="string" calcext:value-type="string">
            <text:p>http://dblp.org/rec/journals/esticas/LiuZPENZ1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.524" calcext:value-type="float">
            <text:p>1.524</text:p>
          </table:table-cell>
          <table:table-cell office:value-type="string" calcext:value-type="string">
            <text:p>IEEE Journal of Emerging and Selected Topics in Circuits and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EICE Electronic Express</text:p>
          </table:table-cell>
          <table:table-cell office:value-type="string" calcext:value-type="string">
            <text:p>Wearable advanced single chip ECG telemonitoring system using SoPC.</text:p>
          </table:table-cell>
          <table:table-cell office:value-type="string" calcext:value-type="string">
            <text:p>http://dblp.org/rec/journals/ieiceee/KavyaB1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EICE Electronic Express</text:p>
          </table:table-cell>
          <table:table-cell office:value-type="string" calcext:value-type="string">
            <text:p>Intelligent sensor node based a low power ECG monitoring system.</text:p>
          </table:table-cell>
          <table:table-cell office:value-type="string" calcext:value-type="string">
            <text:p>http://dblp.org/rec/journals/ieiceee/ZengLCL0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EICE Electronic Express</text:p>
          </table:table-cell>
          <table:table-cell office:value-type="string" calcext:value-type="string">
            <text:p>Adaptive motion artifacts reduction algorithm for ECG signal in textile wearable sensor.</text:p>
          </table:table-cell>
          <table:table-cell office:value-type="string" calcext:value-type="string">
            <text:p>http://dblp.org/rec/journals/ieiceee/YoonSML07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32" calcext:value-type="float">
            <text:p>0.32</text:p>
          </table:table-cell>
          <table:table-cell office:value-type="string" calcext:value-type="string">
            <text:p>IEICE Electronic Express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JEHMC</text:p>
          </table:table-cell>
          <table:table-cell office:value-type="string" calcext:value-type="string">
            <text:p>Robust Heartbeat Detector Based on Weighted Correlation and Multichannel Input: Implementation on the ECG Recorded with Textile Electrodes.</text:p>
          </table:table-cell>
          <table:table-cell office:value-type="string" calcext:value-type="string">
            <text:p>http://dblp.org/rec/journals/ijehmc/RattfaltLHAB1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JEHMC</text:p>
          </table:table-cell>
          <table:table-cell office:value-type="string" calcext:value-type="string">
            <text:p>Wearable ECG Monitoring and Alerting System Associated with Smartphone: iHeart.</text:p>
          </table:table-cell>
          <table:table-cell office:value-type="string" calcext:value-type="string">
            <text:p>http://dblp.org/rec/journals/ijehmc/WatanabeKSY1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JEHMC</text:p>
          </table:table-cell>
          <table:table-cell office:value-type="string" calcext:value-type="string">
            <text:p>Comparative Study of ECG Classification Performance Using Decision Tree Algorithms.</text:p>
          </table:table-cell>
          <table:table-cell office:value-type="string" calcext:value-type="string">
            <text:p>http://dblp.org/rec/journals/ijehmc/CharfiK1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E-Health and Medical Communications (IJEHM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JHISI</text:p>
          </table:table-cell>
          <table:table-cell office:value-type="string" calcext:value-type="string">
            <text:p>Random Forest Classifier Based ECG Arrhythmia Classification.</text:p>
          </table:table-cell>
          <table:table-cell office:value-type="string" calcext:value-type="string">
            <text:p>http://dblp.org/rec/journals/ijhisi/VimalS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JHISI</text:p>
          </table:table-cell>
          <table:table-cell office:value-type="string" calcext:value-type="string">
            <text:p>ECG Signal De-noising with Asynchronous Averaging and Filtering Algorithm.</text:p>
          </table:table-cell>
          <table:table-cell office:value-type="string" calcext:value-type="string">
            <text:p>http://dblp.org/rec/journals/ijhisi/GautamLC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JHISI</text:p>
          </table:table-cell>
          <table:table-cell office:value-type="string" calcext:value-type="string">
            <text:p>Ambient Intelligence and Pervasive Architecture Designed within the EPI-MEDICS Personal ECG Monitor.</text:p>
          </table:table-cell>
          <table:table-cell office:value-type="string" calcext:value-type="string">
            <text:p>http://dblp.org/rec/journals/ijhisi/AtouiTFR0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Healthcare Information Systems and Informatics (IJHISI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JMEI</text:p>
          </table:table-cell>
          <table:table-cell office:value-type="string" calcext:value-type="string">
            <text:p>Modified approach for ECG signal denoising based on empirical mode decomposition and moving average filter.</text:p>
          </table:table-cell>
          <table:table-cell office:value-type="string" calcext:value-type="string">
            <text:p>http://dblp.org/rec/journals/ijmei/JhaSS1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JMEI</text:p>
          </table:table-cell>
          <table:table-cell office:value-type="string" calcext:value-type="string">
            <text:p>DICOM medical image watermarking of ECG signals using EZW algorithm.</text:p>
          </table:table-cell>
          <table:table-cell office:value-type="string" calcext:value-type="string">
            <text:p>http://dblp.org/rec/journals/ijmei/KannammalR1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JMEI</text:p>
          </table:table-cell>
          <table:table-cell office:value-type="string" calcext:value-type="string">
            <text:p>Application of genetic algorithms in fuzzy wavelet neural network for fetal electrocardiogram extraction.</text:p>
          </table:table-cell>
          <table:table-cell office:value-type="string" calcext:value-type="string">
            <text:p>http://dblp.org/rec/journals/ijmei/AlipourH1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5">
          <table:table-cell office:value-type="float" office:value="2013" calcext:value-type="float">
            <text:p>2013</text:p>
          </table:table-cell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Classification of Arrhythmia in Electrocardiogram using EMD Based Features and Support Vector Machine with Margin Sampling.</text:p>
          </table:table-cell>
          <table:table-cell office:value-type="string" calcext:value-type="string">
            <text:p>http://dblp.org/rec/journals/ijcia/SuchethaK1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Gk Based Fuzzy Clustering for the Diagnosis of Cardiac Arrhythmia.</text:p>
          </table:table-cell>
          <table:table-cell office:value-type="string" calcext:value-type="string">
            <text:p>http://dblp.org/rec/journals/ijcia/MehdiZBA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5">
          <table:table-cell office:value-type="float" office:value="2009" calcext:value-type="float">
            <text:p>2009</text:p>
          </table:table-cell>
          <table:table-cell office:value-type="string" calcext:value-type="string">
            <text:p>International Journal of Computational Intelligence and Applications</text:p>
          </table:table-cell>
          <table:table-cell office:value-type="string" calcext:value-type="string">
            <text:p>Artificial Intelligence Methods in Electrocardiogram and Electroencephalogram Data Clustering.</text:p>
          </table:table-cell>
          <table:table-cell office:value-type="string" calcext:value-type="string">
            <text:p>http://dblp.org/rec/journals/ijcia/BursaL0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ttern Recognition</text:p>
          </table:table-cell>
          <table:table-cell office:value-type="string" calcext:value-type="string">
            <text:p>Human identification by quantifying similarity and dissimilarity in electrocardiogram phase space.</text:p>
          </table:table-cell>
          <table:table-cell office:value-type="string" calcext:value-type="string">
            <text:p>http://dblp.org/rec/journals/pr/FangC0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ttern Recognition</text:p>
          </table:table-cell>
          <table:table-cell office:value-type="string" calcext:value-type="string">
            <text:p>Invariant trajectory classification of dynamical systems with a case study on ECG.</text:p>
          </table:table-cell>
          <table:table-cell office:value-type="string" calcext:value-type="string">
            <text:p>http://dblp.org/rec/journals/pr/NoponenKS0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attern Recognition</text:p>
          </table:table-cell>
          <table:table-cell office:value-type="string" calcext:value-type="string">
            <text:p>A two-stage mechanism for registration and classification of ECG using Gaussian mixture model.</text:p>
          </table:table-cell>
          <table:table-cell office:value-type="string" calcext:value-type="string">
            <text:p>http://dblp.org/rec/journals/pr/MartisCR0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German Conference on Pattern Recognition (GCPR)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A chaos-based encryption technique to protect ECG packets for time critical telecardiology applications.</text:p>
          </table:table-cell>
          <table:table-cell office:value-type="string" calcext:value-type="string">
            <text:p>http://dblp.org/rec/journals/scn/SufiHKH1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Polynomial distance measurement for ECG based biometric authentication.</text:p>
          </table:table-cell>
          <table:table-cell office:value-type="string" calcext:value-type="string">
            <text:p>http://dblp.org/rec/journals/scn/SufiKH1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Security and Communication Networks</text:p>
          </table:table-cell>
          <table:table-cell office:value-type="string" calcext:value-type="string">
            <text:p>Enforcing secured ECG transmission for realtime telemonitoring: A joint encoding, compression, encryption mechanism.</text:p>
          </table:table-cell>
          <table:table-cell office:value-type="string" calcext:value-type="string">
            <text:p>http://dblp.org/rec/journals/scn/SufiK08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Communication Networks and Information Security (IJCNIS)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Advances in Adaptive Data Analysis</text:p>
          </table:table-cell>
          <table:table-cell office:value-type="string" calcext:value-type="string">
            <text:p>Analysis of ECG signals Using Data-Adaptive Time Domain Filtering for Cardiovascular Disease Diagnosis.</text:p>
          </table:table-cell>
          <table:table-cell office:value-type="string" calcext:value-type="string">
            <text:p>http://dblp.org/rec/journals/aada/IslamDHM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dvances in Adaptive Data Analysis (AADA)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Advances in Adaptive Data Analysis</text:p>
          </table:table-cell>
          <table:table-cell office:value-type="string" calcext:value-type="string">
            <text:p>Quantification of Respiratory Sinus Arrhythmia Using Hilbert-Huang Transform.</text:p>
          </table:table-cell>
          <table:table-cell office:value-type="string" calcext:value-type="string">
            <text:p>http://dblp.org/rec/journals/aada/KuoYH0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dvances in Adaptive Data Analysis (AADA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 and Information Science</text:p>
          </table:table-cell>
          <table:table-cell office:value-type="string" calcext:value-type="string">
            <text:p>Selection of Optimal Parameters for ECG Signal Smoothing and Baseline Drift Removal.</text:p>
          </table:table-cell>
          <table:table-cell office:value-type="string" calcext:value-type="string">
            <text:p>http://dblp.org/rec/journals/ccsecis/StanticJ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Computer and Information Science</text:p>
          </table:table-cell>
          <table:table-cell office:value-type="string" calcext:value-type="string">
            <text:p>Classification of ECG Signals Using Extreme Learning Machine.</text:p>
          </table:table-cell>
          <table:table-cell office:value-type="string" calcext:value-type="string">
            <text:p>http://dblp.org/rec/journals/ccsecis/KarpagachelviAS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. J. Medical Informatics</text:p>
          </table:table-cell>
          <table:table-cell office:value-type="string" calcext:value-type="string">
            <text:p>A review of ECG storage formats.</text:p>
          </table:table-cell>
          <table:table-cell office:value-type="string" calcext:value-type="string">
            <text:p>http://dblp.org/rec/journals/ijmi/BondFNM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I. J. Medical Informatics</text:p>
          </table:table-cell>
          <table:table-cell office:value-type="string" calcext:value-type="string">
            <text:p>Identifying QT prolongation from ECG impressions using a general-purpose Natural Language Processor.</text:p>
          </table:table-cell>
          <table:table-cell office:value-type="string" calcext:value-type="string">
            <text:p>http://dblp.org/rec/journals/ijmi/DennyMWAP0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Medical Engineering and Informatics (IJMEI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ET Biometrics</text:p>
          </table:table-cell>
          <table:table-cell office:value-type="string" calcext:value-type="string">
            <text:p>Individual identification based on chaotic electrocardiogram signals during muscular exercise.</text:p>
          </table:table-cell>
          <table:table-cell office:value-type="string" calcext:value-type="string">
            <text:p>http://dblp.org/rec/journals/iet-bmt/LinCLYC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857" calcext:value-type="float">
            <text:p>0.857</text:p>
          </table:table-cell>
          <table:table-cell office:value-type="string" calcext:value-type="string">
            <text:p>IET Biometric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ET Biometrics</text:p>
          </table:table-cell>
          <table:table-cell office:value-type="string" calcext:value-type="string">
            <text:p>Novel fiducial and non-fiducial approaches to electrocardiogram-based biometric systems.</text:p>
          </table:table-cell>
          <table:table-cell office:value-type="string" calcext:value-type="string">
            <text:p>http://dblp.org/rec/journals/iet-bmt/CoutinhoSGFF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857" calcext:value-type="float">
            <text:p>0.857</text:p>
          </table:table-cell>
          <table:table-cell office:value-type="string" calcext:value-type="string">
            <text:p>IET Biometrics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JBM</text:p>
          </table:table-cell>
          <table:table-cell office:value-type="string" calcext:value-type="string">
            <text:p>ECG modelling using wavelet networks: application to biometrics.</text:p>
          </table:table-cell>
          <table:table-cell office:value-type="string" calcext:value-type="string">
            <text:p>http://dblp.org/rec/journals/ijbm/ChantafNKK1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Biometrics (IJBM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IJBM</text:p>
          </table:table-cell>
          <table:table-cell office:value-type="string" calcext:value-type="string">
            <text:p>A novel wavelet packet-based anti-spoofing technique to secure ECG data.</text:p>
          </table:table-cell>
          <table:table-cell office:value-type="string" calcext:value-type="string">
            <text:p>http://dblp.org/rec/journals/ijbm/SufiMK0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Biometrics (IJBM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JMSTR</text:p>
          </table:table-cell>
          <table:table-cell office:value-type="string" calcext:value-type="string">
            <text:p>An mHealth System for Monitoring of Children with Suspected Cardiac Arrhythmias.</text:p>
          </table:table-cell>
          <table:table-cell office:value-type="string" calcext:value-type="string">
            <text:p>http://dblp.org/rec/journals/ijmstr/KyriacouHCMMKJP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Monitoring and Surveillance Technologies Research (IJMSTR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JMSTR</text:p>
          </table:table-cell>
          <table:table-cell office:value-type="string" calcext:value-type="string">
            <text:p>WBAN Based Long Term ECG Monitoring.</text:p>
          </table:table-cell>
          <table:table-cell office:value-type="string" calcext:value-type="string">
            <text:p>http://dblp.org/rec/journals/ijmstr/RosuP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Monitoring and Surveillance Technologies Research (IJMSTR)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nf. Sci.</text:p>
          </table:table-cell>
          <table:table-cell office:value-type="string" calcext:value-type="string">
            <text:p>A new neural network model based on the LVQ algorithm for multi-class classification of arrhythmias.</text:p>
          </table:table-cell>
          <table:table-cell office:value-type="string" calcext:value-type="string">
            <text:p>http://dblp.org/rec/journals/isci/MelinAVC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forming Science: The International Journal of an Emerging Transdiscipline (InformingSciJ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Inf. Sci.</text:p>
          </table:table-cell>
          <table:table-cell office:value-type="string" calcext:value-type="string">
            <text:p>Personalized information encryption using ECG signals with chaotic functions.</text:p>
          </table:table-cell>
          <table:table-cell office:value-type="string" calcext:value-type="string">
            <text:p>http://dblp.org/rec/journals/isci/ChenLCL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forming Science: The International Journal of an Emerging Transdiscipline (InformingSciJ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nt. J. Fuzzy Logic and Intelligent Systems</text:p>
          </table:table-cell>
          <table:table-cell office:value-type="string" calcext:value-type="string">
            <text:p>Electrocardiogram Signal Compression with Reconstruction via Radial Basis Function Interpolation Based on the Vertex.</text:p>
          </table:table-cell>
          <table:table-cell office:value-type="string" calcext:value-type="string">
            <text:p>http://dblp.org/rec/journals/ijflis/RyuKKCP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Int. J. Fuzzy Logic and Intelligent Systems</text:p>
          </table:table-cell>
          <table:table-cell office:value-type="string" calcext:value-type="string">
            <text:p>The Classification of Electrocardiograph Arrhythmia Patterns using Fuzzy Support Vector Machines.</text:p>
          </table:table-cell>
          <table:table-cell office:value-type="string" calcext:value-type="string">
            <text:p>http://dblp.org/rec/journals/ijflis/LeeASL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Int. J. Neural Syst.</text:p>
          </table:table-cell>
          <table:table-cell office:value-type="string" calcext:value-type="string">
            <text:p>Detection of Driving fatigue by using Noncontact EMG and ECG signals Measurement System.</text:p>
          </table:table-cell>
          <table:table-cell office:value-type="string" calcext:value-type="string">
            <text:p>http://dblp.org/rec/journals/ijns/FuW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.507" calcext:value-type="float">
            <text:p>6.507</text:p>
          </table:table-cell>
          <table:table-cell office:value-type="string" calcext:value-type="string">
            <text:p>International Journal of Neural Systems (IJNS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nt. J. Neural Syst.</text:p>
          </table:table-cell>
          <table:table-cell office:value-type="string" calcext:value-type="string">
            <text:p>Application of Higher Order cumulant Features for Cardiac Health Diagnosis using ECG signals.</text:p>
          </table:table-cell>
          <table:table-cell office:value-type="string" calcext:value-type="string">
            <text:p>http://dblp.org/rec/journals/ijns/MartisALMRC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6.507" calcext:value-type="float">
            <text:p>6.507</text:p>
          </table:table-cell>
          <table:table-cell office:value-type="string" calcext:value-type="string">
            <text:p>International Journal of Neural Systems (IJNS)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J. Inform. and Commun. Convergence Engineering</text:p>
          </table:table-cell>
          <table:table-cell office:value-type="string" calcext:value-type="string">
            <text:p>An ECG Monitoring and Analysis Method for Ubiquitous Healthcare System in WSN.</text:p>
          </table:table-cell>
          <table:table-cell office:value-type="string" calcext:value-type="string">
            <text:p>http://dblp.org/rec/journals/jicce/BhardwajLC07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ournal of Information and Communication Convergence Engineering</text:p>
          </table:table-cell>
        </table:table-row>
        <table:table-row table:style-name="ro4">
          <table:table-cell office:value-type="float" office:value="2007" calcext:value-type="float">
            <text:p>2007</text:p>
          </table:table-cell>
          <table:table-cell office:value-type="string" calcext:value-type="string">
            <text:p>J. Inform. and Commun. Convergence Engineering</text:p>
          </table:table-cell>
          <table:table-cell office:value-type="string" calcext:value-type="string">
            <text:p>A Combined QRS-complex and P-wave Detection in ECG Signal for Ubiquitous Healthcare System.</text:p>
          </table:table-cell>
          <table:table-cell office:value-type="string" calcext:value-type="string">
            <text:p>http://dblp.org/rec/journals/jicce/BhardwajLC07a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ournal of Information and Communication Convergence Engineering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J. Low Power Electronics</text:p>
          </table:table-cell>
          <table:table-cell office:value-type="string" calcext:value-type="string">
            <text:p>Ultra-Low Voltage Realization of the Tau-Cell and Its Application for Filtering Electrocardiogram Signals.</text:p>
          </table:table-cell>
          <table:table-cell office:value-type="string" calcext:value-type="string">
            <text:p>http://dblp.org/rec/journals/jolpe/KoliosP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485" calcext:value-type="float">
            <text:p>0.485</text:p>
          </table:table-cell>
          <table:table-cell office:value-type="string" calcext:value-type="string">
            <text:p>Journal of Low Power Electronic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. Low Power Electronics</text:p>
          </table:table-cell>
          <table:table-cell office:value-type="string" calcext:value-type="string">
            <text:p>Ultra Low-Voltage Ultra Low-Power Sinh-Domain Wavelet Filer for Electrocardiogram Signal Analysis.</text:p>
          </table:table-cell>
          <table:table-cell office:value-type="string" calcext:value-type="string">
            <text:p>http://dblp.org/rec/journals/jolpe/KhandayPP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485" calcext:value-type="float">
            <text:p>0.485</text:p>
          </table:table-cell>
          <table:table-cell office:value-type="string" calcext:value-type="string">
            <text:p>Journal of Low Power Electronic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IPS</text:p>
          </table:table-cell>
          <table:table-cell office:value-type="string" calcext:value-type="string">
            <text:p>A Feature Selection-based Ensemble Method for Arrhythmia Classification.</text:p>
          </table:table-cell>
          <table:table-cell office:value-type="string" calcext:value-type="string">
            <text:p>http://dblp.org/rec/journals/jips/NamsraiMLSNR1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he Journal of Information Processing Systems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IPS</text:p>
          </table:table-cell>
          <table:table-cell office:value-type="string" calcext:value-type="string">
            <text:p>ECG Denoising by Modeling Wavelet Sub-Band Coefficients using Kernel Density Estimation.</text:p>
          </table:table-cell>
          <table:table-cell office:value-type="string" calcext:value-type="string">
            <text:p>http://dblp.org/rec/journals/jips/ArdhapurkarMG12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he Journal of Information Processing Systems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office:value-type="string" calcext:value-type="string">
            <text:p>Journal of Circuits, Systems, and Computers</text:p>
          </table:table-cell>
          <table:table-cell office:value-type="string" calcext:value-type="string">
            <text:p>Design of a VLSI Hamming Neural Network for Arrhythmia Classification.</text:p>
          </table:table-cell>
          <table:table-cell office:value-type="string" calcext:value-type="string">
            <text:p>http://dblp.org/rec/journals/jcsc/GhanavtiS09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office:value-type="string" calcext:value-type="string">
            <text:p>Journal of Circuits, Systems, and Computers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Journal of Circuits, Systems, and Computers</text:p>
          </table:table-cell>
          <table:table-cell office:value-type="string" calcext:value-type="string">
            <text:p>An Ultra-Low-Power Current-Mode Integrated CMOS Instrumentation amplifier for Personal ECG Recorders.</text:p>
          </table:table-cell>
          <table:table-cell office:value-type="string" calcext:value-type="string">
            <text:p>http://dblp.org/rec/journals/jcsc/BaghiniNLS0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office:value-type="string" calcext:value-type="string">
            <text:p>Journal of Circuits, Systems, and Computer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Journal of Zhejiang University - Science C</text:p>
          </table:table-cell>
          <table:table-cell office:value-type="string" calcext:value-type="string">
            <text:p>ECG quality assessment based on a kernel support vector machine and genetic algorithm with a feature matrix.</text:p>
          </table:table-cell>
          <table:table-cell office:value-type="string" calcext:value-type="string">
            <text:p>http://dblp.org/rec/journals/jzusc/ZhangLWWL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415" calcext:value-type="float">
            <text:p>0.415</text:p>
          </table:table-cell>
          <table:table-cell office:value-type="string" calcext:value-type="string">
            <text:p>Frontiers of Information Technology &amp;amp; Electronic Engineering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office:value-type="string" calcext:value-type="string">
            <text:p>Journal of Zhejiang University - Science C</text:p>
          </table:table-cell>
          <table:table-cell office:value-type="string" calcext:value-type="string">
            <text:p>Removal of baseline wander from ECG signal based on a statistical weighted moving average filter.</text:p>
          </table:table-cell>
          <table:table-cell office:value-type="string" calcext:value-type="string">
            <text:p>http://dblp.org/rec/journals/jzusc/HuXZ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415" calcext:value-type="float">
            <text:p>0.415</text:p>
          </table:table-cell>
          <table:table-cell office:value-type="string" calcext:value-type="string">
            <text:p>Frontiers of Information Technology &amp;amp; Electronic Engineering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PLoS Computational Biology</text:p>
          </table:table-cell>
          <table:table-cell office:value-type="string" calcext:value-type="string">
            <text:p>A New Algorithm to Diagnose Atrial Ectopic Origin from Multi Lead ECG Systems - Insights from 3D Virtual Human Atria and Torso.</text:p>
          </table:table-cell>
          <table:table-cell office:value-type="string" calcext:value-type="string">
            <text:p>http://dblp.org/rec/journals/ploscb/AldayCLBHWHZ1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.62" calcext:value-type="float">
            <text:p>4.62</text:p>
          </table:table-cell>
          <table:table-cell office:value-type="string" calcext:value-type="string">
            <text:p>PLoS Computational Biology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PLoS Computational Biology</text:p>
          </table:table-cell>
          <table:table-cell office:value-type="string" calcext:value-type="string">
            <text:p>Acute Effects of Sex Steroid Hormones on Susceptibility to Cardiac Arrhythmias: A Simulation Study.</text:p>
          </table:table-cell>
          <table:table-cell office:value-type="string" calcext:value-type="string">
            <text:p>http://dblp.org/rec/journals/ploscb/YangKFC1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.62" calcext:value-type="float">
            <text:p>4.62</text:p>
          </table:table-cell>
          <table:table-cell office:value-type="string" calcext:value-type="string">
            <text:p>PLoS Computational Biology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Soft Comput.</text:p>
          </table:table-cell>
          <table:table-cell office:value-type="string" calcext:value-type="string">
            <text:p>Feature elimination based random subspace ensembles learning for ECG arrhythmia diagnosis.</text:p>
          </table:table-cell>
          <table:table-cell office:value-type="string" calcext:value-type="string">
            <text:p>http://dblp.org/rec/journals/soco/JadhavNG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Software, Telecommunications and Computer Networks (SoftCOM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Soft Comput.</text:p>
          </table:table-cell>
          <table:table-cell office:value-type="string" calcext:value-type="string">
            <text:p>An intelligent biological inspired evolutionary algorithm for the suppression of incubator interference in premature infants ECG.</text:p>
          </table:table-cell>
          <table:table-cell office:value-type="string" calcext:value-type="string">
            <text:p>http://dblp.org/rec/journals/soco/MahilR1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Software, Telecommunications and Computer Networks (SoftCOM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T. Rough Sets</text:p>
          </table:table-cell>
          <table:table-cell office:value-type="string" calcext:value-type="string">
            <text:p>Predicting the Presence of Serious Coronary Artery Disease Based on 24 Hour Holter ECG Monitoring.</text:p>
          </table:table-cell>
          <table:table-cell office:value-type="string" calcext:value-type="string">
            <text:p>http://dblp.org/rec/journals/trs/BazanBPBSD1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Rough Sets and Current Trends in Computing (RSCTC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T. Rough Sets</text:p>
          </table:table-cell>
          <table:table-cell office:value-type="string" calcext:value-type="string">
            <text:p>A Rough Set Based Approach for ECG Classification.</text:p>
          </table:table-cell>
          <table:table-cell office:value-type="string" calcext:value-type="string">
            <text:p>http://dblp.org/rec/journals/trs/MitraMC08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Rough Sets and Current Trends in Computing (RSCTC)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Ad Hoc Networks</text:p>
          </table:table-cell>
          <table:table-cell office:value-type="string" calcext:value-type="string">
            <text:p>Robust medical ad hoc sensor networks (MASN) with wavelet-based ECG data mining.</text:p>
          </table:table-cell>
          <table:table-cell office:value-type="string" calcext:value-type="string">
            <text:p>http://dblp.org/rec/journals/adhoc/HuJCX0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Ad-Hoc, Mobile and Wireless Networks (ADHOC-NOW)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Annales UMCS, Informatica</text:p>
          </table:table-cell>
          <table:table-cell office:value-type="string" calcext:value-type="string">
            <text:p>Mining of an electrocardiogram.</text:p>
          </table:table-cell>
          <table:table-cell office:value-type="string" calcext:value-type="string">
            <text:p>http://dblp.org/rec/journals/umcs/Markowska-KaczmarK0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Annales UMCS, Informatica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Applied Mathematics and Computer Science</text:p>
          </table:table-cell>
          <table:table-cell office:value-type="string" calcext:value-type="string">
            <text:p>Multiple neural network integration using a binary decision tree to improve the ECG signal recognition accuracy.</text:p>
          </table:table-cell>
          <table:table-cell office:value-type="string" calcext:value-type="string">
            <text:p>http://dblp.org/rec/journals/amcs/LinhPN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Conference on Computer Science, Applied Mathematics and Applications (ICCSAMA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Comp. Int. and Neurosc.</text:p>
          </table:table-cell>
          <table:table-cell office:value-type="string" calcext:value-type="string">
            <text:p>Unveiling the Biometric Potential of Finger-Based ECG Signals.</text:p>
          </table:table-cell>
          <table:table-cell office:value-type="string" calcext:value-type="string">
            <text:p>http://dblp.org/rec/journals/cin/LourencoSF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596" calcext:value-type="float">
            <text:p>0.596</text:p>
          </table:table-cell>
          <table:table-cell office:value-type="string" calcext:value-type="string">
            <text:p>Computational Intelligence and Neuroscience</text:p>
          </table:table-cell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Concurrency and Computation: Practice and Experience</text:p>
          </table:table-cell>
          <table:table-cell office:value-type="string" calcext:value-type="string">
            <text:p>Big data-based extraction of fuzzy partition rules for heart arrhythmia detection: a semi-automated approach.</text:p>
          </table:table-cell>
          <table:table-cell office:value-type="string" calcext:value-type="string">
            <text:p>http://dblp.org/rec/journals/concurrency/BehadadaTCB1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997" calcext:value-type="float">
            <text:p>0.997</text:p>
          </table:table-cell>
          <table:table-cell office:value-type="string" calcext:value-type="string">
            <text:p>Concurrency and Computation: Practice and Experience</text:p>
          </table:table-cell>
        </table:table-row>
        <table:table-row table:style-name="ro4">
          <table:table-cell office:value-type="float" office:value="2010" calcext:value-type="float">
            <text:p>2010</text:p>
          </table:table-cell>
          <table:table-cell office:value-type="string" calcext:value-type="string">
            <text:p>I. J. Functional Informatics and Personalised Medicine</text:p>
          </table:table-cell>
          <table:table-cell office:value-type="string" calcext:value-type="string">
            <text:p>Hybrid Support Vector Machine for imbalanced data in multiclass arrhythmia classification.</text:p>
          </table:table-cell>
          <table:table-cell office:value-type="string" calcext:value-type="string">
            <text:p>http://dblp.org/rec/journals/ijfipm/JoshiCJK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Functional Informatics and Personalised Medicine (IJFIPM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. J. Information Acquisition</text:p>
          </table:table-cell>
          <table:table-cell office:value-type="string" calcext:value-type="string">
            <text:p>Intelligent Diagnosis of Cardiovascular Diseases Utilizing ECG Signals.</text:p>
          </table:table-cell>
          <table:table-cell office:value-type="string" calcext:value-type="string">
            <text:p>http://dblp.org/rec/journals/ijia/YanLXLW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Information Acquisition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EEE T. Systems, Man, and Cybernetics: Systems</text:p>
          </table:table-cell>
          <table:table-cell office:value-type="string" calcext:value-type="string">
            <text:p>ECG Biometric with Abnormal Cardiac Conditions in Remote Monitoring System.</text:p>
          </table:table-cell>
          <table:table-cell office:value-type="string" calcext:value-type="string">
            <text:p>http://dblp.org/rec/journals/tsmc/SidekKJ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699" calcext:value-type="float">
            <text:p>1.699</text:p>
          </table:table-cell>
          <table:table-cell office:value-type="string" calcext:value-type="string">
            <text:p>IEEE Transactions on Systems, Man, and Cybernetics: Systems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EEE Trans. on Circuits and Systems</text:p>
          </table:table-cell>
          <table:table-cell office:value-type="string" calcext:value-type="string">
            <text:p>An Energy-Efficient Design for ECG Recording and R-Peak Detection Based on Wavelet Transform.</text:p>
          </table:table-cell>
          <table:table-cell office:value-type="string" calcext:value-type="string">
            <text:p>http://dblp.org/rec/journals/tcas/ZouHXHWFZ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403" calcext:value-type="float">
            <text:p>2.403</text:p>
          </table:table-cell>
          <table:table-cell office:value-type="string" calcext:value-type="string">
            <text:p>IEEE Transactions on Circuits and Systems I: Regular Papers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IEEE Trans. Parallel Distrib. Syst.</text:p>
          </table:table-cell>
          <table:table-cell office:value-type="string" calcext:value-type="string">
            <text:p>Adaptive Electrocardiogram Feature Extraction on Distributed Embedded Systems.</text:p>
          </table:table-cell>
          <table:table-cell office:value-type="string" calcext:value-type="string">
            <text:p>http://dblp.org/rec/journals/tpds/JafariNGS0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17" calcext:value-type="float">
            <text:p>2.17</text:p>
          </table:table-cell>
          <table:table-cell office:value-type="string" calcext:value-type="string">
            <text:p>IEEE Transactions on Parallel and Distributed Systems (TPDS)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office:value-type="string" calcext:value-type="string">
            <text:p>IJALR</text:p>
          </table:table-cell>
          <table:table-cell office:value-type="string" calcext:value-type="string">
            <text:p>An Integrated Statistical Process Control and Wavelet Transformation Model for Detecting QRS Complexes in ECG Signals.</text:p>
          </table:table-cell>
          <table:table-cell office:value-type="string" calcext:value-type="string">
            <text:p>http://dblp.org/rec/journals/ijalr/YangJ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Artificial Life Research (IJALR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JCAT</text:p>
          </table:table-cell>
          <table:table-cell office:value-type="string" calcext:value-type="string">
            <text:p>Heart arrhythmia classification using the prediction by partial matching algorithm.</text:p>
          </table:table-cell>
          <table:table-cell office:value-type="string" calcext:value-type="string">
            <text:p>http://dblp.org/rec/journals/ijcat/AndrezzaBB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Computer Aided Engineering and Technology (IJCAET)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IJICT</text:p>
          </table:table-cell>
          <table:table-cell office:value-type="string" calcext:value-type="string">
            <text:p>Cognitive amalgam with a distributed fuzzy case-based reasoning system for an accurate cardiac arrhythmias diagnosis.</text:p>
          </table:table-cell>
          <table:table-cell office:value-type="string" calcext:value-type="string">
            <text:p>http://dblp.org/rec/journals/ijict/KhelassiC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ICT Research and Development in Africa (IJICTRDA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JIMAI</text:p>
          </table:table-cell>
          <table:table-cell office:value-type="string" calcext:value-type="string">
            <text:p>Clasification Of Arrhythmic ECG Data Using Machine Learning Techniques.</text:p>
          </table:table-cell>
          <table:table-cell office:value-type="string" calcext:value-type="string">
            <text:p>http://dblp.org/rec/journals/ijimai/Abhinav-VishwaLDV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Interactive Multimedia and Artificial Intelligence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JKESDP</text:p>
          </table:table-cell>
          <table:table-cell office:value-type="string" calcext:value-type="string">
            <text:p>An integrated intelligent computing method for the detection and interpretation of ECG based cardiac diseases.</text:p>
          </table:table-cell>
          <table:table-cell office:value-type="string" calcext:value-type="string">
            <text:p>http://dblp.org/rec/journals/ijkesdp/PandeyM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Knowledge Engineering and Soft Data Paradigms (IJKESDP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JMTIE</text:p>
          </table:table-cell>
          <table:table-cell office:value-type="string" calcext:value-type="string">
            <text:p>A Non-Linear Approach to ECG Signal Processing using Morphological Filters.</text:p>
          </table:table-cell>
          <table:table-cell office:value-type="string" calcext:value-type="string">
            <text:p>http://dblp.org/rec/journals/ijmtie/BhatejaVMU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n Measurement Technologies and Instrumentation Engineering (IJMTIE)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iJOE</text:p>
          </table:table-cell>
          <table:table-cell office:value-type="string" calcext:value-type="string">
            <text:p>Virtual Lab: Real-time Acquisition and Analysis of ECG Signal.</text:p>
          </table:table-cell>
          <table:table-cell office:value-type="string" calcext:value-type="string">
            <text:p>http://dblp.org/rec/journals/ijoe/KumarMK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Online Engineering (iJOE)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IJPRAI</text:p>
          </table:table-cell>
          <table:table-cell office:value-type="string" calcext:value-type="string">
            <text:p>Choosing Real-Time Predictors for Ventricular Arrhythmia Detection.</text:p>
          </table:table-cell>
          <table:table-cell office:value-type="string" calcext:value-type="string">
            <text:p>http://dblp.org/rec/journals/ijprai/RibeiroMHA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67" calcext:value-type="float">
            <text:p>0.67</text:p>
          </table:table-cell>
          <table:table-cell office:value-type="string" calcext:value-type="string">
            <text:p>International Journal of Pattern Recognition and Artificial Intelligence (IJPRAI)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IJRIS</text:p>
          </table:table-cell>
          <table:table-cell office:value-type="string" calcext:value-type="string">
            <text:p>Complex filters for the subtraction procedure for power-line interference removal from ECG.</text:p>
          </table:table-cell>
          <table:table-cell office:value-type="string" calcext:value-type="string">
            <text:p>http://dblp.org/rec/journals/ijris/Mihov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Reasoning-based Intelligent Systems (IJRI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JWMC</text:p>
          </table:table-cell>
          <table:table-cell office:value-type="string" calcext:value-type="string">
            <text:p>Compressed sensing-based method for electrocardiogram monitoring on wireless body sensor using binary matrix.</text:p>
          </table:table-cell>
          <table:table-cell office:value-type="string" calcext:value-type="string">
            <text:p>http://dblp.org/rec/journals/ijwmc/RenCHWX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Wireless and Mobile Computing (IJWMC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Int. J. Adv. Comp. Techn.</text:p>
          </table:table-cell>
          <table:table-cell office:value-type="string" calcext:value-type="string">
            <text:p>Classification of Cardiac Arrhythmias using Biorthogonal Wavelets and Support Vector Machines.</text:p>
          </table:table-cell>
          <table:table-cell office:value-type="string" calcext:value-type="string">
            <text:p>http://dblp.org/rec/journals/ijact-aicit/AbibullaevKLA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Advancements in Computing Technology</text:p>
          </table:table-cell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Int. J. Computational Intelligence Systems</text:p>
          </table:table-cell>
          <table:table-cell office:value-type="string" calcext:value-type="string">
            <text:p>Ischemia classification via ECG using MLP neural networks.</text:p>
          </table:table-cell>
          <table:table-cell office:value-type="string" calcext:value-type="string">
            <text:p>http://dblp.org/rec/journals/ijcisys/PelaezDFS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574" calcext:value-type="float">
            <text:p>0.574</text:p>
          </table:table-cell>
          <table:table-cell office:value-type="string" calcext:value-type="string">
            <text:p>International Journal of Computational Intelligence Systems (IJCIS)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Int. J. Hybrid Intell. Syst.</text:p>
          </table:table-cell>
          <table:table-cell office:value-type="string" calcext:value-type="string">
            <text:p>Hybrid Bijective soft set - Neural network for ECG arrhythmia classification.</text:p>
          </table:table-cell>
          <table:table-cell office:value-type="string" calcext:value-type="string">
            <text:p>http://dblp.org/rec/journals/ijhis/KumarIA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Hybrid Intelligent Systems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Int. J. Systems Science</text:p>
          </table:table-cell>
          <table:table-cell office:value-type="string" calcext:value-type="string">
            <text:p>Direct data compression of ECG signal for telemedicine.</text:p>
          </table:table-cell>
          <table:table-cell office:value-type="string" calcext:value-type="string">
            <text:p>http://dblp.org/rec/journals/ijsysc/KumarSG0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int Conferences on Computer, Information, and Systems Sciences, and Engineering (CISSE)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Interactive Learning Environments</text:p>
          </table:table-cell>
          <table:table-cell office:value-type="string" calcext:value-type="string">
            <text:p>Acquisition of visual perceptual skills from worked examples: learning to interpret electrocardiograms (ECGs).</text:p>
          </table:table-cell>
          <table:table-cell office:value-type="string" calcext:value-type="string">
            <text:p>http://dblp.org/rec/journals/ile/BergeGMSSR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323" calcext:value-type="float">
            <text:p>1.323</text:p>
          </table:table-cell>
          <table:table-cell office:value-type="string" calcext:value-type="string">
            <text:p>Interactive Learning Environments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office:value-type="string" calcext:value-type="string">
            <text:p>International Journal on Artificial Intelligence Tools</text:p>
          </table:table-cell>
          <table:table-cell office:value-type="string" calcext:value-type="string">
            <text:p>Ccdd: an Enhanced Standard ECG Database with its Management and Annotation Tools.</text:p>
          </table:table-cell>
          <table:table-cell office:value-type="string" calcext:value-type="string">
            <text:p>http://dblp.org/rec/journals/ijait/ZhangLD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393" calcext:value-type="float">
            <text:p>0.393</text:p>
          </table:table-cell>
          <table:table-cell office:value-type="string" calcext:value-type="string">
            <text:p>International Journal on Artificial Intelligence Tools (IJAIT)</text:p>
          </table:table-cell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J. Ambient Intelligence and Humanized Computing</text:p>
          </table:table-cell>
          <table:table-cell office:value-type="string" calcext:value-type="string">
            <text:p>Textile-based, contactless ECG monitoring for non-ICU clinical settings.</text:p>
          </table:table-cell>
          <table:table-cell office:value-type="string" calcext:value-type="string">
            <text:p>http://dblp.org/rec/journals/jaihc/ChamadiyaMWH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ournal of Ambient Intelligence and Humanized Computing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. Information Security</text:p>
          </table:table-cell>
          <table:table-cell office:value-type="string" calcext:value-type="string">
            <text:p>Evaluation of Electrocardiogram for Biometric Authentication.</text:p>
          </table:table-cell>
          <table:table-cell office:value-type="string" calcext:value-type="string">
            <text:p>http://dblp.org/rec/journals/jisec/SinghS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formation Security Journal: A Global Perspective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J. Intell. Inf. Syst.</text:p>
          </table:table-cell>
          <table:table-cell office:value-type="string" calcext:value-type="string">
            <text:p>Fiducial feature reduction analysis for electrocardiogram (ECG) based biometric recognition.</text:p>
          </table:table-cell>
          <table:table-cell office:value-type="string" calcext:value-type="string">
            <text:p>http://dblp.org/rec/journals/jiis/TantawiRST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886" calcext:value-type="float">
            <text:p>0.886</text:p>
          </table:table-cell>
          <table:table-cell office:value-type="string" calcext:value-type="string">
            <text:p>Journal of Intelligent Information Systems (JIIS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J. Math. Model. Algorithms</text:p>
          </table:table-cell>
          <table:table-cell office:value-type="string" calcext:value-type="string">
            <text:p>Electrocardiogram Signal Compression Using Beta Wavelets.</text:p>
          </table:table-cell>
          <table:table-cell office:value-type="string" calcext:value-type="string">
            <text:p>http://dblp.org/rec/journals/jmma/KumarKP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ournal of Mathematical Modelling and Algorithms in Operations Research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J. UCS</text:p>
          </table:table-cell>
          <table:table-cell office:value-type="string" calcext:value-type="string">
            <text:p>A New System Dedicated to Real-time Cardiac Arrhythmias Tele-assistance and Monitoring.</text:p>
          </table:table-cell>
          <table:table-cell office:value-type="string" calcext:value-type="string">
            <text:p>http://dblp.org/rec/journals/jucs/ZhouHGVP0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office:value-type="string" calcext:value-type="string">
            <text:p>JAMIA</text:p>
          </table:table-cell>
          <table:table-cell office:value-type="string" calcext:value-type="string">
            <text:p>Application of Information Technology: A Method for Automatic Identification of Reliable Heart Rates Calculated from ECG and PPG Waveforms.</text:p>
          </table:table-cell>
          <table:table-cell office:value-type="string" calcext:value-type="string">
            <text:p>http://dblp.org/rec/journals/jamia/YuLMRR0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.504" calcext:value-type="float">
            <text:p>3.504</text:p>
          </table:table-cell>
          <table:table-cell office:value-type="string" calcext:value-type="string">
            <text:p>Journal of the American Medical Informatics Association (JAMIA)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JNIT</text:p>
          </table:table-cell>
          <table:table-cell office:value-type="string" calcext:value-type="string">
            <text:p>A Modified Run-Length Coding for the Realization of Wavelet-based ECG Data Compression System.</text:p>
          </table:table-cell>
          <table:table-cell office:value-type="string" calcext:value-type="string">
            <text:p>http://dblp.org/rec/journals/jnit/LeeHWK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Journal of Next Generation Information Technology (JNIT)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Journal of Intelligent and Fuzzy Systems</text:p>
          </table:table-cell>
          <table:table-cell office:value-type="string" calcext:value-type="string">
            <text:p>Using feed forward neural network for electrocardiogram signal analysis in chaotic domain.</text:p>
          </table:table-cell>
          <table:table-cell office:value-type="string" calcext:value-type="string">
            <text:p>http://dblp.org/rec/journals/jifs/NejadKAM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nternational Journal of Fuzzy Logic and Intelligent Systems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Knowl.-Based Syst.</text:p>
          </table:table-cell>
          <table:table-cell office:value-type="string" calcext:value-type="string">
            <text:p>Characterization of ECG beats from cardiac arrhythmia using discrete cosine transform in PCA framework.</text:p>
          </table:table-cell>
          <table:table-cell office:value-type="string" calcext:value-type="string">
            <text:p>http://dblp.org/rec/journals/kbs/MartisALS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European Symposium on Validation and Verification of Knowledge Based Systems (EUROVAV)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NetMAHIB</text:p>
          </table:table-cell>
          <table:table-cell office:value-type="string" calcext:value-type="string">
            <text:p>Denoising of weak ECG signals by using wavelet analysis and fuzzy thresholding.</text:p>
          </table:table-cell>
          <table:table-cell office:value-type="string" calcext:value-type="string">
            <text:p>http://dblp.org/rec/journals/netmahib/UstundagGSA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Network Modeling Analysis in Health Informatics and Bioinformatics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SCIENCE CHINA Information Sciences</text:p>
          </table:table-cell>
          <table:table-cell office:value-type="string" calcext:value-type="string">
            <text:p>A low-complexity ECG processing algorithm based on the Haar wavelet transform for portable health-care devices.</text:p>
          </table:table-cell>
          <table:table-cell office:value-type="string" calcext:value-type="string">
            <text:p>http://dblp.org/rec/journals/chinaf/LiLZ0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CIENCE CHINA Information Sciences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office:value-type="string" calcext:value-type="string">
            <text:p>SIGARCH Computer Architecture News</text:p>
          </table:table-cell>
          <table:table-cell office:value-type="string" calcext:value-type="string">
            <text:p>A new non-exact Aho-Corasick framework for ECG classification.</text:p>
          </table:table-cell>
          <table:table-cell office:value-type="string" calcext:value-type="string">
            <text:p>http://dblp.org/rec/journals/sigarch/TsengZHLPIW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IGARCH Computer Architecture News</text:p>
          </table:table-cell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T. Mass-Data Analysis of Images and Signals</text:p>
          </table:table-cell>
          <table:table-cell office:value-type="string" calcext:value-type="string">
            <text:p>Microcanonical Processing Methodology for ECG and Intracardial Potential: Application to Atrial Fibrillation.</text:p>
          </table:table-cell>
          <table:table-cell office:value-type="string" calcext:value-type="string">
            <text:p>http://dblp.org/rec/journals/mda/PontHYDH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Transactions on Mass-Data Analysis of Images and Signals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Telecommunication Systems</text:p>
          </table:table-cell>
          <table:table-cell office:value-type="string" calcext:value-type="string">
            <text:p>Genetic algorithm and wavelet hybrid scheme for ECG signal denoising.</text:p>
          </table:table-cell>
          <table:table-cell office:value-type="string" calcext:value-type="string">
            <text:p>http://dblp.org/rec/journals/telsys/El-Dahshan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EEE/ACM International Symposium on Modeling, Analysis, and Simulation On Computer and Telecommunication Systems (MASCOTS)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Wireless Sensor Network</text:p>
          </table:table-cell>
          <table:table-cell office:value-type="string" calcext:value-type="string">
            <text:p>Real-Time Automatic ECG Diagnosis Method Dedicated to Pervasive Cardiac Care.</text:p>
          </table:table-cell>
          <table:table-cell office:value-type="string" calcext:value-type="string">
            <text:p>http://dblp.org/rec/journals/wsn/ZhouHZ0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FIP International Conference on Personal Wireless Communications (PWC)</text:p>
          </table:table-cell>
        </table:table-row>
        <table:table-row table:style-name="ro1" table:number-rows-repeated="1047767">
          <table:table-cell table:number-columns-repeated="7"/>
        </table:table-row>
        <table:table-row table:style-name="ro6" table:number-rows-repeated="36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  <table:database-ranges>
        <table:database-range table:name="__Anonymous_Sheet_DB__0" table:target-range-address="dblp_journal_2006_2016.A1:dblp_journal_2006_2016.G772" table:display-filter-buttons="true">
          <table:filter>
            <table:filter-and>
              <table:filter-condition table:field-number="0" table:data-type="number" table:value="2011" table:operator="&gt;"/>
            </table:filter-and>
          </table:filter>
          <table:sort>
            <table:sort-by table:field-number="5" table:order="descending" table:data-type="automatic"/>
            <table:sort-by table:field-number="4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00/00/00</text:date>, <text:time style:data-style-name="N2" text:time-value="00:43:51.941154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Linux_X86_64 LibreOffice_project/10m0$Build-3</meta:generator>
    <dc:date>2016-02-21T15:20:12.297104612</dc:date>
    <meta:editing-duration>PT52M12S</meta:editing-duration>
    <meta:editing-cycles>20</meta:editing-cycles>
    <meta:document-statistic meta:table-count="1" meta:cell-count="5403" meta:object-count="0"/>
  </office:meta>
</office:document-meta>
</file>